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9"/>
        <table:table-column table:style-name="co1" table:number-columns-repeated="2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5970280003893" calcext:value-type="float">
            <text:p>1.0597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96525096525096" calcext:value-type="float">
            <text:p>0.9965</text:p>
          </table:table-cell>
          <table:table-cell table:formula="of:= AVERAGE([.T36:.T42])" office:value-type="float" office:value="1.0234093637455" calcext:value-type="float">
            <text:p>1.0234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38652938652937" calcext:value-type="float">
            <text:p>0.9387</text:p>
          </table:table-cell>
          <table:table-cell table:formula="of:= AVERAGE([.T38:.T42])" office:value-type="float" office:value="0.985714285714286" calcext:value-type="float">
            <text:p>0.9857</text:p>
          </table:table-cell>
          <table:table-cell table:formula="of:= AVERAGE([.T37:.T43])" office:value-type="float" office:value="0.965986394557823" calcext:value-type="float">
            <text:p>0.966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92.9722222222222" calcext:value-type="float">
            <text:p>92,97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5.14285714285714" calcext:value-type="float">
            <text:p>5,1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857142857142857" calcext:value-type="float">
            <text:p>0.8571</text:p>
          </table:table-cell>
          <table:table-cell table:formula="of:= AVERAGE([.T40:.T42])" office:value-type="float" office:value="0.902616902616903" calcext:value-type="float">
            <text:p>0.9026</text:p>
          </table:table-cell>
          <table:table-cell table:formula="of:= AVERAGE([.T39:.T43])" office:value-type="float" office:value="0.919047619047618" calcext:value-type="float">
            <text:p>0.9190</text:p>
          </table:table-cell>
          <table:table-cell table:formula="of:= AVERAGE([.T38:.T44])" office:value-type="float" office:value="0.969649398220827" calcext:value-type="float">
            <text:p>0.9696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07.428571428571" calcext:value-type="float">
            <text:p>107,43</text:p>
          </table:table-cell>
          <table:table-cell table:formula="of:= SUM([.H39:.H45]) / SUM([.F39:.F45])" office:value-type="float" office:value="93.8857142857143" calcext:value-type="float">
            <text:p>93,8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4.2" calcext:value-type="float">
            <text:p>4,2</text:p>
          </table:table-cell>
          <table:table-cell table:formula="of:=AVERAGE([.F39:.F45])" office:value-type="float" office:value="5" calcext:value-type="float">
            <text:p>5,0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945945945945946" calcext:value-type="float">
            <text:p>0.9459</text:p>
          </table:table-cell>
          <table:table-cell table:formula="of:= AVERAGE([.T41:.T43])" office:value-type="float" office:value="0.878807378807379" calcext:value-type="float">
            <text:p>0.8788</text:p>
          </table:table-cell>
          <table:table-cell table:formula="of:= AVERAGE([.T40:.T44])" office:value-type="float" office:value="0.913365013365013" calcext:value-type="float">
            <text:p>0.9134</text:p>
          </table:table-cell>
          <table:table-cell table:formula="of:= AVERAGE([.T39:.T45])" office:value-type="float" office:value="0.942080475915062" calcext:value-type="float">
            <text:p>0.9421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177.714285714286" calcext:value-type="float">
            <text:p>177,71</text:p>
          </table:table-cell>
          <table:table-cell table:formula="of:= SUM([.H41:.H45]) / SUM([.F41:.F45])" office:value-type="float" office:value="90.5416666666667" calcext:value-type="float">
            <text:p>90,54</text:p>
          </table:table-cell>
          <table:table-cell table:formula="of:= SUM([.H40:.H46]) / SUM([.F40:.F46])" office:value-type="float" office:value="90.8285714285714" calcext:value-type="float">
            <text:p>90,83</text:p>
          </table:table-cell>
          <table:table-cell table:formula="of:=AVERAGE([.F42:.F44])" office:value-type="float" office:value="2.33333333333333" calcext:value-type="float">
            <text:p>2,3</text:p>
          </table:table-cell>
          <table:table-cell table:formula="of:=AVERAGE([.F41:.F45])" office:value-type="float" office:value="4.8" calcext:value-type="float">
            <text:p>4,8</text:p>
          </table:table-cell>
          <table:table-cell table:formula="of:=AVERAGE([.F40:.F46])" office:value-type="float" office:value="5" calcext:value-type="float">
            <text:p>5,0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833333333333333" calcext:value-type="float">
            <text:p>0.8333</text:p>
          </table:table-cell>
          <table:table-cell table:formula="of:= AVERAGE([.T42:.T44])" office:value-type="float" office:value="0.934973434973435" calcext:value-type="float">
            <text:p>0.9350</text:p>
          </table:table-cell>
          <table:table-cell table:formula="of:= AVERAGE([.T41:.T45])" office:value-type="float" office:value="0.927149474517896" calcext:value-type="float">
            <text:p>0.9271</text:p>
          </table:table-cell>
          <table:table-cell table:formula="of:= AVERAGE([.T40:.T46])" office:value-type="float" office:value="0.938326722161309" calcext:value-type="float">
            <text:p>0.9383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43] + [.F44]" office:value-type="float" office:value="82371" calcext:value-type="float">
            <text:p>82 371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104" calcext:value-type="float">
            <text:p>104,00</text:p>
          </table:table-cell>
          <table:table-cell table:formula="of:= SUM([.H43:.H45]) / SUM([.F43:.F45])" office:value-type="float" office:value="90.8571428571429" calcext:value-type="float">
            <text:p>90,86</text:p>
          </table:table-cell>
          <table:table-cell table:formula="of:= SUM([.H42:.H46]) / SUM([.F42:.F46])" office:value-type="float" office:value="103.190476190476" calcext:value-type="float">
            <text:p>103,19</text:p>
          </table:table-cell>
          <table:table-cell table:formula="of:= SUM([.H41:.H47]) / SUM([.F41:.F47])" office:value-type="float" office:value="79.05" calcext:value-type="float">
            <text:p>79,05</text:p>
          </table:table-cell>
          <table:table-cell table:formula="of:=AVERAGE([.F43:.F45])" office:value-type="float" office:value="4.66666666666667" calcext:value-type="float">
            <text:p>4,7</text:p>
          </table:table-cell>
          <table:table-cell table:formula="of:=AVERAGE([.F42:.F46])" office:value-type="float" office:value="4.2" calcext:value-type="float">
            <text:p>4,2</text:p>
          </table:table-cell>
          <table:table-cell table:formula="of:=AVERAGE([.F41:.F47])" office:value-type="float" office:value="5.71428571428571" calcext:value-type="float">
            <text:p>5,7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1.02564102564103" calcext:value-type="float">
            <text:p>1.0256</text:p>
          </table:table-cell>
          <table:table-cell table:formula="of:= AVERAGE([.T43:.T45])" office:value-type="float" office:value="0.944219523166892" calcext:value-type="float">
            <text:p>0.9442</text:p>
          </table:table-cell>
          <table:table-cell table:formula="of:= AVERAGE([.T42:.T46])" office:value-type="float" office:value="0.96127645864488" calcext:value-type="float">
            <text:p>0.9613</text:p>
          </table:table-cell>
          <table:table-cell table:formula="of:= AVERAGE([.T41:.T47])" office:value-type="float" office:value="0.960095429644302" calcext:value-type="float">
            <text:p>0.9601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table:formula="of:= [.G44] + [.F45]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74.3888888888889" calcext:value-type="float">
            <text:p>74,39</text:p>
          </table:table-cell>
          <table:table-cell table:formula="of:= SUM([.H43:.H47]) / SUM([.F43:.F47])" office:value-type="float" office:value="75.3666666666667" calcext:value-type="float">
            <text:p>75,37</text:p>
          </table:table-cell>
          <table:table-cell table:formula="of:= SUM([.H42:.H48]) / SUM([.F42:.F48])" office:value-type="float" office:value="87.2702702702703" calcext:value-type="float">
            <text:p>87,27</text:p>
          </table:table-cell>
          <table:table-cell table:formula="of:=AVERAGE([.F44:.F46])" office:value-type="float" office:value="6" calcext:value-type="float">
            <text:p>6,0</text:p>
          </table:table-cell>
          <table:table-cell table:formula="of:=AVERAGE([.F43:.F47])" office:value-type="float" office:value="6" calcext:value-type="float">
            <text:p>6,0</text:p>
          </table:table-cell>
          <table:table-cell table:formula="of:=AVERAGE([.F42:.F48])" office:value-type="float" office:value="5.28571428571429" calcext:value-type="float">
            <text:p>5,3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973684210526316" calcext:value-type="float">
            <text:p>0.9737</text:p>
          </table:table-cell>
          <table:table-cell table:formula="of:= AVERAGE([.T44:.T46])" office:value-type="float" office:value="1.00903433798171" calcext:value-type="float">
            <text:p>1.0090</text:p>
          </table:table-cell>
          <table:table-cell table:formula="of:= AVERAGE([.T43:.T47])" office:value-type="float" office:value="0.983515840884262" calcext:value-type="float">
            <text:p>0.9835</text:p>
          </table:table-cell>
          <table:table-cell table:formula="of:= AVERAGE([.T42:.T48])" office:value-type="float" office:value="1.0131566541341" calcext:value-type="float">
            <text:p>1.0132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0.6176470588235" calcext:value-type="float">
            <text:p>70,62</text:p>
          </table:table-cell>
          <table:table-cell table:formula="of:= SUM([.H43:.H49]) / SUM([.F43:.F49])" office:value-type="float" office:value="88.0810810810811" calcext:value-type="float">
            <text:p>88,08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8" calcext:value-type="float">
            <text:p>6,8</text:p>
          </table:table-cell>
          <table:table-cell table:formula="of:=AVERAGE([.F43:.F49])" office:value-type="float" office:value="5.28571428571429" calcext:value-type="float">
            <text:p>5,3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2777777777778" calcext:value-type="float">
            <text:p>1.0278</text:p>
          </table:table-cell>
          <table:table-cell table:formula="of:= AVERAGE([.T45:.T47])" office:value-type="float" office:value="1.01953494848232" calcext:value-type="float">
            <text:p>1.0195</text:p>
          </table:table-cell>
          <table:table-cell table:formula="of:= AVERAGE([.T44:.T48])" office:value-type="float" office:value="1.06256345993188" calcext:value-type="float">
            <text:p>1.0626</text:p>
          </table:table-cell>
          <table:table-cell table:formula="of:= AVERAGE([.T43:.T49])" office:value-type="float" office:value="1.04230723328468" calcext:value-type="float">
            <text:p>1.0423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89" calcext:value-type="float">
            <text:p>89,00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5.28571428571429" calcext:value-type="float">
            <text:p>5,3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5714285714286" calcext:value-type="float">
            <text:p>1.0571</text:p>
          </table:table-cell>
          <table:table-cell table:formula="of:= AVERAGE([.T46:.T48])" office:value-type="float" office:value="1.10449735449735" calcext:value-type="float">
            <text:p>1.1045</text:p>
          </table:table-cell>
          <table:table-cell table:formula="of:= AVERAGE([.T45:.T49])" office:value-type="float" office:value="1.08743525480368" calcext:value-type="float">
            <text:p>1.0874</text:p>
          </table:table-cell>
          <table:table-cell table:formula="of:= AVERAGE([.T44:.T50])" office:value-type="float" office:value="1.10472679570424" calcext:value-type="float">
            <text:p>1.1047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22857142857143" calcext:value-type="float">
            <text:p>1.2286</text:p>
          </table:table-cell>
          <table:table-cell table:formula="of:= AVERAGE([.T47:.T49])" office:value-type="float" office:value="1.1452380952381" calcext:value-type="float">
            <text:p>1.1452</text:p>
          </table:table-cell>
          <table:table-cell table:formula="of:= AVERAGE([.T46:.T50])" office:value-type="float" office:value="1.14675246675247" calcext:value-type="float">
            <text:p>1.1468</text:p>
          </table:table-cell>
          <table:table-cell table:formula="of:= AVERAGE([.T45:.T51])" office:value-type="float" office:value="1.12036881134625" calcext:value-type="float">
            <text:p>1.1204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15" calcext:value-type="float">
            <text:p>1.1500</text:p>
          </table:table-cell>
          <table:table-cell table:formula="of:= AVERAGE([.T48:.T50])" office:value-type="float" office:value="1.21628056628057" calcext:value-type="float">
            <text:p>1.2163</text:p>
          </table:table-cell>
          <table:table-cell table:formula="of:= AVERAGE([.T47:.T51])" office:value-type="float" office:value="1.16822393822394" calcext:value-type="float">
            <text:p>1.1682</text:p>
          </table:table-cell>
          <table:table-cell table:formula="of:= AVERAGE([.T46:.T52])" office:value-type="float" office:value="1.16273824845253" calcext:value-type="float">
            <text:p>1.1627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27027027027027" calcext:value-type="float">
            <text:p>1.2703</text:p>
          </table:table-cell>
          <table:table-cell table:formula="of:= AVERAGE([.T49:.T51])" office:value-type="float" office:value="1.18513513513514" calcext:value-type="float">
            <text:p>1.1851</text:p>
          </table:table-cell>
          <table:table-cell table:formula="of:= AVERAGE([.T48:.T52])" office:value-type="float" office:value="1.21084942084942" calcext:value-type="float">
            <text:p>1.2108</text:p>
          </table:table-cell>
          <table:table-cell table:formula="of:= AVERAGE([.T47:.T53])" office:value-type="float" office:value="1.19863710411883" calcext:value-type="float">
            <text:p>1.1986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13513513513514" calcext:value-type="float">
            <text:p>1.1351</text:p>
          </table:table-cell>
          <table:table-cell table:formula="of:= AVERAGE([.T50:.T52])" office:value-type="float" office:value="1.22522522522523" calcext:value-type="float">
            <text:p>1.2252</text:p>
          </table:table-cell>
          <table:table-cell table:formula="of:= AVERAGE([.T49:.T53])" office:value-type="float" office:value="1.22094908862351" calcext:value-type="float">
            <text:p>1.2209</text:p>
          </table:table-cell>
          <table:table-cell table:formula="of:= AVERAGE([.T48:.T54])" office:value-type="float" office:value="1.22774091955805" calcext:value-type="float">
            <text:p>1.2277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27027027027027" calcext:value-type="float">
            <text:p>1.2703</text:p>
          </table:table-cell>
          <table:table-cell table:formula="of:= AVERAGE([.T51:.T53])" office:value-type="float" office:value="1.22815839094909" calcext:value-type="float">
            <text:p>1.2282</text:p>
          </table:table-cell>
          <table:table-cell table:formula="of:= AVERAGE([.T50:.T54])" office:value-type="float" office:value="1.24312300166699" calcext:value-type="float">
            <text:p>1.2431</text:p>
          </table:table-cell>
          <table:table-cell table:formula="of:= AVERAGE([.T49:.T55])" office:value-type="float" office:value="1.22244348143387" calcext:value-type="float">
            <text:p>1.2224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27006986764317" calcext:value-type="float">
            <text:p>1.2701</text:p>
          </table:table-cell>
          <table:table-cell table:formula="of:= AVERAGE([.T51:.T55])" office:value-type="float" office:value="1.22736681995336" calcext:value-type="float">
            <text:p>1.2274</text:p>
          </table:table-cell>
          <table:table-cell table:formula="of:= AVERAGE([.T50:.T56])" office:value-type="float" office:value="1.22482443381482" calcext:value-type="float">
            <text:p>1.2248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3367312625966" calcext:value-type="float">
            <text:p>1.2337</text:p>
          </table:table-cell>
          <table:table-cell table:formula="of:= AVERAGE([.T51:.T57])" office:value-type="float" office:value="1.19533293623821" calcext:value-type="float">
            <text:p>1.1953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19161233251761" calcext:value-type="float">
            <text:p>1.191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table:style-name="ce22"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table:style-name="ce22"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table:style-name="ce22"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table:style-name="ce22"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table:style-name="ce22"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table:style-name="ce22"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table:style-name="ce22"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table:style-name="ce22"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table:style-name="ce22"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table:style-name="ce22"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2.12447976606663" calcext:value-type="float">
            <text:p>2.1245</text:p>
          </table:table-cell>
          <table:table-cell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49143354136401" calcext:value-type="float">
            <text:p>1.4914</text:p>
          </table:table-cell>
          <table:table-cell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table:style-name="ce22"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formula="of:= AVERAGE([.T79:.T81])" office:value-type="float" office:value="2.26075391396869" calcext:value-type="float">
            <text:p>2.2608</text:p>
          </table:table-cell>
          <table:table-cell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formula="of:= AVERAGE([.X79:.X81])" office:value-type="float" office:value="1.56230472325991" calcext:value-type="float">
            <text:p>1.5623</text:p>
          </table:table-cell>
          <table:table-cell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table:style-name="ce22" office:value-type="float" office:value="60" calcext:value-type="float">
            <text:p>60</text:p>
          </table:table-cell>
          <table:table-cell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formula="of:= AVERAGE([.T80:.T82])" office:value-type="float" office:value="2.20819524165456" calcext:value-type="float">
            <text:p>2.2082</text:p>
          </table:table-cell>
          <table:table-cell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formula="of:= AVERAGE([.X80:.X82])" office:value-type="float" office:value="1.63757263091903" calcext:value-type="float">
            <text:p>1.6376</text:p>
          </table:table-cell>
          <table:table-cell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table:style-name="ce22" office:value-type="float" office:value="65" calcext:value-type="float">
            <text:p>65</text:p>
          </table:table-cell>
          <table:table-cell table:formula="of:= [.G81] + [.F82]" office:value-type="float" office:value="82980" calcext:value-type="float">
            <text:p>82 980</text:p>
          </table:table-cell>
          <table:table-cell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formula="of:=AVERAGE([.F81:.F83])" office:value-type="float" office:value="70" calcext:value-type="float">
            <text:p>70,0</text:p>
          </table:table-cell>
          <table:table-cell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formula="of:=AVERAGE([.H81:.H83])" office:value-type="float" office:value="2239" calcext:value-type="float">
            <text:p>2 239,0</text:p>
          </table:table-cell>
          <table:table-cell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formula="of:= AVERAGE([.T81:.T83])" office:value-type="float" office:value="2.02644561872847" calcext:value-type="float">
            <text:p>2.0264</text:p>
          </table:table-cell>
          <table:table-cell table:formula="of:= AVERAGE([.T80:.T84])" office:value-type="float" office:value="2.05001013866434" calcext:value-type="float">
            <text:p>2.0500</text:p>
          </table:table-cell>
          <table:table-cell table:style-name="ce34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formula="of:= AVERAGE([.X81:.X83])" office:value-type="float" office:value="1.6989854078976" calcext:value-type="float">
            <text:p>1.6990</text:p>
          </table:table-cell>
          <table:table-cell table:formula="of:= AVERAGE([.X80:.X84])" office:value-type="float" office:value="1.69417122547741" calcext:value-type="float">
            <text:p>1.6942</text:p>
          </table:table-cell>
          <table:table-cell table:style-name="ce34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table:style-name="ce22" office:value-type="float" office:value="85" calcext:value-type="float">
            <text:p>85</text:p>
          </table:table-cell>
          <table:table-cell table:formula="of:= [.G82] + [.F83]" office:value-type="float" office:value="83065" calcext:value-type="float">
            <text:p>83 065</text:p>
          </table:table-cell>
          <table:table-cell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formula="of:=AVERAGE([.F82:.F84])" office:value-type="float" office:value="68" calcext:value-type="float">
            <text:p>68,0</text:p>
          </table:table-cell>
          <table:table-cell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formula="of:=AVERAGE([.H82:.H84])" office:value-type="float" office:value="2559.33333333333" calcext:value-type="float">
            <text:p>2 559,3</text:p>
          </table:table-cell>
          <table:table-cell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formula="of:= AVERAGE([.T82:.T84])" office:value-type="float" office:value="1.88202784168634" calcext:value-type="float">
            <text:p>1.8820</text:p>
          </table:table-cell>
          <table:table-cell table:formula="of:= AVERAGE([.T81:.T85])" office:value-type="float" office:value="1.87683508551054" calcext:value-type="float">
            <text:p>1.8768</text:p>
          </table:table-cell>
          <table:table-cell table:style-name="ce34" table:formula="of:= AVERAGE([.T80:.T86])" office:value-type="float" office:value="1.88058022508005" calcext:value-type="float">
            <text:p>1.8806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formula="of:= AVERAGE([.X82:.X84])" office:value-type="float" office:value="1.75336045593165" calcext:value-type="float">
            <text:p>1.7534</text:p>
          </table:table-cell>
          <table:table-cell table:formula="of:= AVERAGE([.X81:.X85])" office:value-type="float" office:value="1.75112846087539" calcext:value-type="float">
            <text:p>1.7511</text:p>
          </table:table-cell>
          <table:table-cell table:style-name="ce34" table:formula="of:= AVERAGE([.X80:.X86])" office:value-type="float" office:value="1.72950508749998" calcext:value-type="float">
            <text:p>1.729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table:style-name="ce22" office:value-type="float" office:value="54" calcext:value-type="float">
            <text:p>54</text:p>
          </table:table-cell>
          <table:table-cell table:formula="of:= [.G83] + [.F84]" office:value-type="float" office:value="83119" calcext:value-type="float">
            <text:p>83 119</text:p>
          </table:table-cell>
          <table:table-cell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formula="of:=AVERAGE([.F83:.F85])" office:value-type="float" office:value="57.3333333333333" calcext:value-type="float">
            <text:p>57,3</text:p>
          </table:table-cell>
          <table:table-cell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formula="of:=AVERAGE([.H83:.H85])" office:value-type="float" office:value="2774.33333333333" calcext:value-type="float">
            <text:p>2 774,3</text:p>
          </table:table-cell>
          <table:table-cell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formula="of:= AVERAGE([.T83:.T85])" office:value-type="float" office:value="1.73358872439243" calcext:value-type="float">
            <text:p>1.7336</text:p>
          </table:table-cell>
          <table:table-cell table:formula="of:= AVERAGE([.T82:.T86])" office:value-type="float" office:value="1.71201888145953" calcext:value-type="float">
            <text:p>1.7120</text:p>
          </table:table-cell>
          <table:table-cell table:style-name="ce34" table:formula="of:= AVERAGE([.T81:.T87])" office:value-type="float" office:value="1.68745297417968" calcext:value-type="float">
            <text:p>1.6875</text:p>
          </table:table-cell>
          <table:table-cell table:style-name="ce34" table:formula="of:= SUM([.H81:.H87]) / SUM([.H76:.H82])" office:value-type="float" office:value="1.82237559026517" calcext:value-type="float">
            <text:p>1.8224</text:p>
          </table:table-cell>
          <table:table-cell table:formula="of:= AVERAGE([.X83:.X85])" office:value-type="float" office:value="1.79814957501631" calcext:value-type="float">
            <text:p>1.7981</text:p>
          </table:table-cell>
          <table:table-cell table:formula="of:= AVERAGE([.X82:.X86])" office:value-type="float" office:value="1.77915217058155" calcext:value-type="float">
            <text:p>1.7792</text:p>
          </table:table-cell>
          <table:table-cell table:style-name="ce34" table:formula="of:= AVERAGE([.X81:.X87])" office:value-type="float" office:value="1.75543295923825" calcext:value-type="float">
            <text:p>1.7554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formula="of:= [.G84] + [.F85]" office:value-type="float" office:value="83152" calcext:value-type="float">
            <text:p>83 152</text:p>
          </table:table-cell>
          <table:table-cell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8" table:formula="of:= SUM([.H82:.H88]) / SUM([.F82:.F88])" office:value-type="float" office:value="43.2428298279159" calcext:value-type="float">
            <text:p>43,24</text:p>
          </table:table-cell>
          <table:table-cell table:formula="of:=AVERAGE([.F84:.F86])" office:value-type="float" office:value="54" calcext:value-type="float">
            <text:p>54,0</text:p>
          </table:table-cell>
          <table:table-cell table:formula="of:=AVERAGE([.F83:.F87])" office:value-type="float" office:value="72.2" calcext:value-type="float">
            <text:p>72,2</text:p>
          </table:table-cell>
          <table:table-cell table:style-name="ce31" table:formula="of:=AVERAGE([.F82:.F88])" office:value-type="float" office:value="74.7142857142857" calcext:value-type="float">
            <text:p>74,7</text:p>
          </table:table-cell>
          <table:table-cell table:formula="of:=AVERAGE([.H84:.H86])" office:value-type="float" office:value="3013.66666666667" calcext:value-type="float">
            <text:p>3 013,7</text:p>
          </table:table-cell>
          <table:table-cell table:formula="of:=AVERAGE([.H83:.H87])" office:value-type="float" office:value="3180.2" calcext:value-type="float">
            <text:p>3 180,2</text:p>
          </table:table-cell>
          <table:table-cell table:style-name="ce31" table:formula="of:=AVERAGE([.H82:.H88])" office:value-type="float" office:value="3230.85714285714" calcext:value-type="float">
            <text:p>3 230,9</text:p>
          </table:table-cell>
          <table:table-cell table:style-name="ce34" table:formula="of:= SUM([.F82:.F88]) / SUM([.F77:.F83])" office:value-type="float" office:value="1.57530120481928" calcext:value-type="float">
            <text:p>1.5753</text:p>
          </table:table-cell>
          <table:table-cell table:formula="of:= AVERAGE([.T84:.T86])" office:value-type="float" office:value="1.54784941626222" calcext:value-type="float">
            <text:p>1.5478</text:p>
          </table:table-cell>
          <table:table-cell table:formula="of:= AVERAGE([.T83:.T87])" office:value-type="float" office:value="1.52575231297647" calcext:value-type="float">
            <text:p>1.5258</text:p>
          </table:table-cell>
          <table:table-cell table:style-name="ce34" table:formula="of:= AVERAGE([.T82:.T88])" office:value-type="float" office:value="1.50565641695991" calcext:value-type="float">
            <text:p>1.5057</text:p>
          </table:table-cell>
          <table:table-cell table:style-name="ce34" table:formula="of:= SUM([.H82:.H88]) / SUM([.H77:.H83])" office:value-type="float" office:value="1.83631049041897" calcext:value-type="float">
            <text:p>1.8363</text:p>
          </table:table-cell>
          <table:table-cell table:formula="of:= AVERAGE([.X84:.X86])" office:value-type="float" office:value="1.81935169179265" calcext:value-type="float">
            <text:p>1.8194</text:p>
          </table:table-cell>
          <table:table-cell table:formula="of:= AVERAGE([.X83:.X87])" office:value-type="float" office:value="1.78536742706795" calcext:value-type="float">
            <text:p>1.7854</text:p>
          </table:table-cell>
          <table:table-cell table:style-name="ce34" table:formula="of:= AVERAGE([.X82:.X88])" office:value-type="float" office:value="1.74748975893666" calcext:value-type="float">
            <text:p>1.7475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table:style-name="ce22" office:value-type="float" office:value="75" calcext:value-type="float">
            <text:p>75</text:p>
          </table:table-cell>
          <table:table-cell table:formula="of:= [.G85] + [.F86]" office:value-type="float" office:value="83227" calcext:value-type="float">
            <text:p>83 227</text:p>
          </table:table-cell>
          <table:table-cell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style-name="ce28" table:formula="of:= SUM([.H83:.H89]) / SUM([.F83:.F89])" office:value-type="float" office:value="50.3895582329317" calcext:value-type="float">
            <text:p>50,39</text:p>
          </table:table-cell>
          <table:table-cell table:formula="of:=AVERAGE([.F85:.F87])" office:value-type="float" office:value="74" calcext:value-type="float">
            <text:p>74,0</text:p>
          </table:table-cell>
          <table:table-cell table:formula="of:=AVERAGE([.F84:.F88])" office:value-type="float" office:value="74.6" calcext:value-type="float">
            <text:p>74,6</text:p>
          </table:table-cell>
          <table:table-cell table:style-name="ce31" table:formula="of:=AVERAGE([.F83:.F89])" office:value-type="float" office:value="71.1428571428571" calcext:value-type="float">
            <text:p>71,1</text:p>
          </table:table-cell>
          <table:table-cell table:formula="of:=AVERAGE([.H85:.H87])" office:value-type="float" office:value="3464" calcext:value-type="float">
            <text:p>3 464,0</text:p>
          </table:table-cell>
          <table:table-cell table:formula="of:=AVERAGE([.H84:.H88])" office:value-type="float" office:value="3579.4" calcext:value-type="float">
            <text:p>3 579,4</text:p>
          </table:table-cell>
          <table:table-cell table:style-name="ce31" table:formula="of:=AVERAGE([.H83:.H89])" office:value-type="float" office:value="3584.85714285714" calcext:value-type="float">
            <text:p>3 584,9</text:p>
          </table:table-cell>
          <table:table-cell table:style-name="ce34" table:formula="of:= SUM([.F83:.F89]) / SUM([.F78:.F84])" office:value-type="float" office:value="1.33870967741935" calcext:value-type="float">
            <text:p>1.3387</text:p>
          </table:table-cell>
          <table:table-cell table:formula="of:= AVERAGE([.T85:.T87])" office:value-type="float" office:value="1.33443219884145" calcext:value-type="float">
            <text:p>1.3344</text:p>
          </table:table-cell>
          <table:table-cell table:formula="of:= AVERAGE([.T84:.T88])" office:value-type="float" office:value="1.32460975204168" calcext:value-type="float">
            <text:p>1.3246</text:p>
          </table:table-cell>
          <table:table-cell table:style-name="ce34" table:formula="of:= AVERAGE([.T83:.T89])" office:value-type="float" office:value="1.3169378341978" calcext:value-type="float">
            <text:p>1.3169</text:p>
          </table:table-cell>
          <table:table-cell table:style-name="ce34" table:formula="of:= SUM([.H83:.H89]) / SUM([.H78:.H84])" office:value-type="float" office:value="1.79936899469382" calcext:value-type="float">
            <text:p>1.7994</text:p>
          </table:table-cell>
          <table:table-cell table:formula="of:= AVERAGE([.X85:.X87])" office:value-type="float" office:value="1.78956630023659" calcext:value-type="float">
            <text:p>1.7896</text:p>
          </table:table-cell>
          <table:table-cell table:formula="of:= AVERAGE([.X84:.X88])" office:value-type="float" office:value="1.75894450700536" calcext:value-type="float">
            <text:p>1.7589</text:p>
          </table:table-cell>
          <table:table-cell table:style-name="ce34" table:formula="of:= AVERAGE([.X83:.X89])" office:value-type="float" office:value="1.70656038454989" calcext:value-type="float">
            <text:p>1.7066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table:style-name="ce22" office:value-type="float" office:value="114" calcext:value-type="float">
            <text:p>114</text:p>
          </table:table-cell>
          <table:table-cell table:formula="of:= [.G86] + [.F87]" office:value-type="float" office:value="83341" calcext:value-type="float">
            <text:p>83 341</text:p>
          </table:table-cell>
          <table:table-cell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54.5543175487465" calcext:value-type="float">
            <text:p>54,55</text:p>
          </table:table-cell>
          <table:table-cell table:style-name="ce28" table:formula="of:= SUM([.H84:.H90]) / SUM([.F84:.F90])" office:value-type="float" office:value="62.92037470726" calcext:value-type="float">
            <text:p>62,92</text:p>
          </table:table-cell>
          <table:table-cell table:formula="of:=AVERAGE([.F86:.F88])" office:value-type="float" office:value="95.3333333333333" calcext:value-type="float">
            <text:p>95,3</text:p>
          </table:table-cell>
          <table:table-cell table:formula="of:=AVERAGE([.F85:.F89])" office:value-type="float" office:value="71.8" calcext:value-type="float">
            <text:p>71,8</text:p>
          </table:table-cell>
          <table:table-cell table:style-name="ce31" table:formula="of:=AVERAGE([.F84:.F90])" office:value-type="float" office:value="61" calcext:value-type="float">
            <text:p>61,0</text:p>
          </table:table-cell>
          <table:table-cell table:formula="of:=AVERAGE([.H86:.H88])" office:value-type="float" office:value="4041.33333333333" calcext:value-type="float">
            <text:p>4 041,3</text:p>
          </table:table-cell>
          <table:table-cell table:formula="of:=AVERAGE([.H85:.H89])" office:value-type="float" office:value="3917" calcext:value-type="float">
            <text:p>3 917,0</text:p>
          </table:table-cell>
          <table:table-cell table:style-name="ce31" table:formula="of:=AVERAGE([.H84:.H90])" office:value-type="float" office:value="3838.14285714286" calcext:value-type="float">
            <text:p>3 838,1</text:p>
          </table:table-cell>
          <table:table-cell table:style-name="ce34" table:formula="of:= SUM([.F84:.F90]) / SUM([.F79:.F85])" office:value-type="float" office:value="1.08928571428571" calcext:value-type="float">
            <text:p>1.0893</text:p>
          </table:table-cell>
          <table:table-cell table:formula="of:= AVERAGE([.T86:.T88])" office:value-type="float" office:value="1.10607006294703" calcext:value-type="float">
            <text:p>1.1061</text:p>
          </table:table-cell>
          <table:table-cell table:formula="of:= AVERAGE([.T85:.T89])" office:value-type="float" office:value="1.11861997420533" calcext:value-type="float">
            <text:p>1.1186</text:p>
          </table:table-cell>
          <table:table-cell table:style-name="ce34" table:formula="of:= AVERAGE([.T84:.T90])" office:value-type="float" office:value="1.11847562831236" calcext:value-type="float">
            <text:p>1.1185</text:p>
          </table:table-cell>
          <table:table-cell table:style-name="ce34" table:formula="of:= SUM([.H84:.H90]) / SUM([.H79:.H85])" office:value-type="float" office:value="1.73301941559698" calcext:value-type="float">
            <text:p>1.7330</text:p>
          </table:table-cell>
          <table:table-cell table:formula="of:= AVERAGE([.X86:.X88])" office:value-type="float" office:value="1.71201215144755" calcext:value-type="float">
            <text:p>1.7120</text:p>
          </table:table-cell>
          <table:table-cell table:formula="of:= AVERAGE([.X85:.X89])" office:value-type="float" office:value="1.67755689144385" calcext:value-type="float">
            <text:p>1.6776</text:p>
          </table:table-cell>
          <table:table-cell table:style-name="ce34" table:formula="of:= AVERAGE([.X84:.X90])" office:value-type="float" office:value="1.61737568620135" calcext:value-type="float">
            <text:p>1.6174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table:formula="of:= [.D87] + [.C88]" office:value-type="float" office:value="1714807" calcext:value-type="float">
            <text:p>1 714 807</text:p>
          </table:table-cell>
          <table:table-cell table:style-name="ce17"/>
          <table:table-cell table:style-name="ce22" office:value-type="float" office:value="97" calcext:value-type="float">
            <text:p>97</text:p>
          </table:table-cell>
          <table:table-cell table:formula="of:= [.G87] + [.F88]" office:value-type="float" office:value="83438" calcext:value-type="float">
            <text:p>83 438</text:p>
          </table:table-cell>
          <table:table-cell office:value-type="float" office:value="4546" calcext:value-type="float">
            <text:p>4 546</text:p>
          </table:table-cell>
          <table:table-cell table:style-name="ce6" table:formula="of:= [.I87] + [.H88]" office:value-type="float" office:value="471223" calcext:value-type="float">
            <text:p>471 223</text:p>
          </table:table-cell>
          <table:table-cell table:style-name="ce28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53.796812749004" calcext:value-type="float">
            <text:p>53,80</text:p>
          </table:table-cell>
          <table:table-cell table:formula="of:= SUM([.H86:.H90]) / SUM([.F86:.F90])" office:value-type="float" office:value="62.0411764705882" calcext:value-type="float">
            <text:p>62,04</text:p>
          </table:table-cell>
          <table:table-cell table:style-name="ce28" table:formula="of:= SUM([.H85:.H91]) / SUM([.F85:.F91])" office:value-type="float" office:value="74.9544235924933" calcext:value-type="float">
            <text:p>74,95</text:p>
          </table:table-cell>
          <table:table-cell table:formula="of:=AVERAGE([.F87:.F89])" office:value-type="float" office:value="83.6666666666667" calcext:value-type="float">
            <text:p>83,7</text:p>
          </table:table-cell>
          <table:table-cell table:formula="of:=AVERAGE([.F86:.F90])" office:value-type="float" office:value="68" calcext:value-type="float">
            <text:p>68,0</text:p>
          </table:table-cell>
          <table:table-cell table:style-name="ce31" table:formula="of:=AVERAGE([.F85:.F91])" office:value-type="float" office:value="53.2857142857143" calcext:value-type="float">
            <text:p>53,3</text:p>
          </table:table-cell>
          <table:table-cell table:formula="of:=AVERAGE([.H87:.H89])" office:value-type="float" office:value="4501" calcext:value-type="float">
            <text:p>4 501,0</text:p>
          </table:table-cell>
          <table:table-cell table:formula="of:=AVERAGE([.H86:.H90])" office:value-type="float" office:value="4218.8" calcext:value-type="float">
            <text:p>4 218,8</text:p>
          </table:table-cell>
          <table:table-cell table:style-name="ce31" table:formula="of:=AVERAGE([.H85:.H91])" office:value-type="float" office:value="3994" calcext:value-type="float">
            <text:p>3 994,0</text:p>
          </table:table-cell>
          <table:table-cell table:style-name="ce34" table:formula="of:= SUM([.F85:.F91]) / SUM([.F80:.F86])" office:value-type="float" office:value="0.890214797136038" calcext:value-type="float">
            <text:p>0.8902</text:p>
          </table:table-cell>
          <table:table-cell table:formula="of:= AVERAGE([.T87:.T89])" office:value-type="float" office:value="0.893029662929334" calcext:value-type="float">
            <text:p>0.8930</text:p>
          </table:table-cell>
          <table:table-cell table:formula="of:= AVERAGE([.T86:.T90])" office:value-type="float" office:value="0.904898165363842" calcext:value-type="float">
            <text:p>0.9049</text:p>
          </table:table-cell>
          <table:table-cell table:style-name="ce34" table:formula="of:= AVERAGE([.T85:.T91])" office:value-type="float" office:value="0.914714983292016" calcext:value-type="float">
            <text:p>0.9147</text:p>
          </table:table-cell>
          <table:table-cell table:style-name="ce34" table:formula="of:= SUM([.H85:.H91]) / SUM([.H80:.H86])" office:value-type="float" office:value="1.60364804405185" calcext:value-type="float">
            <text:p>1.6036</text:p>
          </table:table-cell>
          <table:table-cell table:formula="of:= AVERAGE([.X87:.X89])" office:value-type="float" office:value="1.58403499070216" calcext:value-type="float">
            <text:p>1.5840</text:p>
          </table:table-cell>
          <table:table-cell table:formula="of:= AVERAGE([.X86:.X90])" office:value-type="float" office:value="1.53258874454506" calcext:value-type="float">
            <text:p>1.5326</text:p>
          </table:table-cell>
          <table:table-cell table:style-name="ce34" table:formula="of:= AVERAGE([.X85:.X91])" office:value-type="float" office:value="1.4756019379968" calcext:value-type="float">
            <text:p>1.4756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17" office:value-type="float" office:value="623" calcext:value-type="float">
            <text:p>623</text:p>
          </table:table-cell>
          <table:table-cell table:style-name="ce17" table:formula="of:= [.D88] + [.C89]" office:value-type="float" office:value="1715430" calcext:value-type="float">
            <text:p>1 715 430</text:p>
          </table:table-cell>
          <table:table-cell table:style-name="ce17"/>
          <table:table-cell table:style-name="ce22" office:value-type="float" office:value="40" calcext:value-type="float">
            <text:p>40</text:p>
          </table:table-cell>
          <table:table-cell table:formula="of:= [.G88] + [.F89]" office:value-type="float" office:value="83478" calcext:value-type="float">
            <text:p>83 478</text:p>
          </table:table-cell>
          <table:table-cell office:value-type="float" office:value="4647" calcext:value-type="float">
            <text:p>4 647</text:p>
          </table:table-cell>
          <table:table-cell table:style-name="ce6" table:formula="of:= [.I88] + [.H89]" office:value-type="float" office:value="475870" calcext:value-type="float">
            <text:p>475 870</text:p>
          </table:table-cell>
          <table:table-cell table:style-name="ce28" table:formula="of:= [.H89] / [.F89]" office:value-type="float" office:value="116.175" calcext:value-type="float">
            <text:p>116,18</text:p>
          </table:table-cell>
          <table:table-cell table:formula="of:= SUM([.H88:.H90]) / SUM([.F88:.F90])" office:value-type="float" office:value="89.5099337748344" calcext:value-type="float">
            <text:p>89,51</text:p>
          </table:table-cell>
          <table:table-cell table:formula="of:= SUM([.H87:.H91]) / SUM([.F87:.F91])" office:value-type="float" office:value="82.5509433962264" calcext:value-type="float">
            <text:p>82,55</text:p>
          </table:table-cell>
          <table:table-cell table:style-name="ce28" table:formula="of:= SUM([.H86:.H92]) / SUM([.F86:.F92])" office:value-type="float" office:value="83.5441176470588" calcext:value-type="float">
            <text:p>83,54</text:p>
          </table:table-cell>
          <table:table-cell table:formula="of:=AVERAGE([.F88:.F90])" office:value-type="float" office:value="50.3333333333333" calcext:value-type="float">
            <text:p>50,3</text:p>
          </table:table-cell>
          <table:table-cell table:formula="of:=AVERAGE([.F87:.F91])" office:value-type="float" office:value="53" calcext:value-type="float">
            <text:p>53,0</text:p>
          </table:table-cell>
          <table:table-cell table:style-name="ce31" table:formula="of:=AVERAGE([.F86:.F92])" office:value-type="float" office:value="48.5714285714286" calcext:value-type="float">
            <text:p>48,6</text:p>
          </table:table-cell>
          <table:table-cell table:formula="of:=AVERAGE([.H88:.H90])" office:value-type="float" office:value="4505.33333333333" calcext:value-type="float">
            <text:p>4 505,3</text:p>
          </table:table-cell>
          <table:table-cell table:formula="of:=AVERAGE([.H87:.H91])" office:value-type="float" office:value="4375.2" calcext:value-type="float">
            <text:p>4 375,2</text:p>
          </table:table-cell>
          <table:table-cell table:style-name="ce31" table:formula="of:=AVERAGE([.H86:.H92])" office:value-type="float" office:value="4057.85714285714" calcext:value-type="float">
            <text:p>4 057,9</text:p>
          </table:table-cell>
          <table:table-cell table:style-name="ce34" table:formula="of:= SUM([.F86:.F92]) / SUM([.F81:.F87])" office:value-type="float" office:value="0.699588477366255" calcext:value-type="float">
            <text:p>0.6996</text:p>
          </table:table-cell>
          <table:table-cell table:formula="of:= AVERAGE([.T88:.T90])" office:value-type="float" office:value="0.698831811704716" calcext:value-type="float">
            <text:p>0.6988</text:p>
          </table:table-cell>
          <table:table-cell table:formula="of:= AVERAGE([.T87:.T91])" office:value-type="float" office:value="0.697798800161096" calcext:value-type="float">
            <text:p>0.6978</text:p>
          </table:table-cell>
          <table:table-cell table:style-name="ce34" table:formula="of:= AVERAGE([.T86:.T92])" office:value-type="float" office:value="0.707738196922717" calcext:value-type="float">
            <text:p>0.7077</text:p>
          </table:table-cell>
          <table:table-cell table:style-name="ce34" table:formula="of:= SUM([.H86:.H92]) / SUM([.H81:.H87])" office:value-type="float" office:value="1.41543751245764" calcext:value-type="float">
            <text:p>1.4154</text:p>
          </table:table-cell>
          <table:table-cell table:formula="of:= AVERAGE([.X88:.X90])" office:value-type="float" office:value="1.3768517708115" calcext:value-type="float">
            <text:p>1.3769</text:p>
          </table:table-cell>
          <table:table-cell table:formula="of:= AVERAGE([.X87:.X91])" office:value-type="float" office:value="1.33870681617297" calcext:value-type="float">
            <text:p>1.3387</text:p>
          </table:table-cell>
          <table:table-cell table:style-name="ce34" table:formula="of:= AVERAGE([.X86:.X92])" office:value-type="float" office:value="1.29984647619243" calcext:value-type="float">
            <text:p>1.2998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table:formula="of:= [.D89] + [.C90]" office:value-type="float" office:value="1716072" calcext:value-type="float">
            <text:p>1 716 072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formula="of:= [.G89] + [.F90]" office:value-type="float" office:value="83492" calcext:value-type="float">
            <text:p>83 492</text:p>
          </table:table-cell>
          <table:table-cell office:value-type="float" office:value="4323" calcext:value-type="float">
            <text:p>4 323</text:p>
          </table:table-cell>
          <table:table-cell table:style-name="ce6" table:formula="of:= [.I89] + [.H90]" office:value-type="float" office:value="480193" calcext:value-type="float">
            <text:p>480 193</text:p>
          </table:table-cell>
          <table:table-cell table:style-name="ce28" table:formula="of:= [.H90] / [.F90]" office:value-type="float" office:value="308.785714285714" calcext:value-type="float">
            <text:p>308,79</text:p>
          </table:table-cell>
          <table:table-cell table:formula="of:= SUM([.H89:.H91]) / SUM([.F89:.F91])" office:value-type="float" office:value="241.111111111111" calcext:value-type="float">
            <text:p>241,11</text:p>
          </table:table-cell>
          <table:table-cell table:formula="of:= SUM([.H88:.H92]) / SUM([.F88:.F92])" office:value-type="float" office:value="137.927152317881" calcext:value-type="float">
            <text:p>137,93</text:p>
          </table:table-cell>
          <table:table-cell table:style-name="ce28" table:formula="of:= SUM([.H87:.H93]) / SUM([.F87:.F93])" office:value-type="float" office:value="94.8566037735849" calcext:value-type="float">
            <text:p>94,86</text:p>
          </table:table-cell>
          <table:table-cell table:formula="of:=AVERAGE([.F89:.F91])" office:value-type="float" office:value="18" calcext:value-type="float">
            <text:p>18,0</text:p>
          </table:table-cell>
          <table:table-cell table:formula="of:=AVERAGE([.F88:.F92])" office:value-type="float" office:value="30.2" calcext:value-type="float">
            <text:p>30,2</text:p>
          </table:table-cell>
          <table:table-cell table:style-name="ce31" table:formula="of:=AVERAGE([.F87:.F93])" office:value-type="float" office:value="37.8571428571429" calcext:value-type="float">
            <text:p>37,9</text:p>
          </table:table-cell>
          <table:table-cell table:formula="of:=AVERAGE([.H89:.H91])" office:value-type="float" office:value="4340" calcext:value-type="float">
            <text:p>4 340,0</text:p>
          </table:table-cell>
          <table:table-cell table:formula="of:=AVERAGE([.H88:.H92])" office:value-type="float" office:value="4165.4" calcext:value-type="float">
            <text:p>4 165,4</text:p>
          </table:table-cell>
          <table:table-cell table:style-name="ce31" table:formula="of:=AVERAGE([.H87:.H93])" office:value-type="float" office:value="3591" calcext:value-type="float">
            <text:p>3 591,0</text:p>
          </table:table-cell>
          <table:table-cell table:style-name="ce34" table:formula="of:= SUM([.F87:.F93]) / SUM([.F82:.F88])" office:value-type="float" office:value="0.506692160611855" calcext:value-type="float">
            <text:p>0.5067</text:p>
          </table:table-cell>
          <table:table-cell table:formula="of:= AVERAGE([.T89:.T91])" office:value-type="float" office:value="0.503164496461244" calcext:value-type="float">
            <text:p>0.5032</text:p>
          </table:table-cell>
          <table:table-cell table:formula="of:= AVERAGE([.T88:.T92])" office:value-type="float" office:value="0.505234397350793" calcext:value-type="float">
            <text:p>0.5052</text:p>
          </table:table-cell>
          <table:table-cell table:style-name="ce34" table:formula="of:= AVERAGE([.T87:.T93])" office:value-type="float" office:value="0.521855887586288" calcext:value-type="float">
            <text:p>0.5219</text:p>
          </table:table-cell>
          <table:table-cell table:style-name="ce34" table:formula="of:= SUM([.H87:.H93]) / SUM([.H82:.H88])" office:value-type="float" office:value="1.11146975592501" calcext:value-type="float">
            <text:p>1.1115</text:p>
          </table:table-cell>
          <table:table-cell table:formula="of:= AVERAGE([.X89:.X91])" office:value-type="float" office:value="1.11895554040533" calcext:value-type="float">
            <text:p>1.1190</text:p>
          </table:table-cell>
          <table:table-cell table:formula="of:= AVERAGE([.X88:.X92])" office:value-type="float" office:value="1.11330738461124" calcext:value-type="float">
            <text:p>1.1133</text:p>
          </table:table-cell>
          <table:table-cell table:style-name="ce34" table:formula="of:= AVERAGE([.X87:.X93])" office:value-type="float" office:value="1.10224518469575" calcext:value-type="float">
            <text:p>1.1022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table:formula="of:= [.D90] + [.C91]" office:value-type="float" office:value="1716514" calcext:value-type="float">
            <text:p>1 716 514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0] + [.F91]" office:value-type="float" office:value="83492" calcext:value-type="float">
            <text:p>83 492</text:p>
          </table:table-cell>
          <table:table-cell office:value-type="float" office:value="4050" calcext:value-type="float">
            <text:p>4 050</text:p>
          </table:table-cell>
          <table:table-cell table:style-name="ce6" table:formula="of:= [.I90] + [.H91]" office:value-type="float" office:value="484243" calcext:value-type="float">
            <text:p>484 243</text:p>
          </table:table-cell>
          <table:table-cell table:style-name="ce28"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float" office:value="831" calcext:value-type="float">
            <text:p>831,00</text:p>
          </table:table-cell>
          <table:table-cell table:formula="of:= SUM([.H89:.H93]) / SUM([.F89:.F93])" office:value-type="float" office:value="301.5" calcext:value-type="float">
            <text:p>301,50</text:p>
          </table:table-cell>
          <table:table-cell table:style-name="ce28" table:formula="of:= SUM([.H88:.H94]) / SUM([.F88:.F94])" office:value-type="float" office:value="137.927152317881" calcext:value-type="float">
            <text:p>137,93</text:p>
          </table:table-cell>
          <table:table-cell table:formula="of:=AVERAGE([.F90:.F92])" office:value-type="float" office:value="4.66666666666667" calcext:value-type="float">
            <text:p>4,7</text:p>
          </table:table-cell>
          <table:table-cell table:formula="of:=AVERAGE([.F89:.F93])" office:value-type="float" office:value="10.8" calcext:value-type="float">
            <text:p>10,8</text:p>
          </table:table-cell>
          <table:table-cell table:style-name="ce31" table:formula="of:=AVERAGE([.F88:.F94])" office:value-type="float" office:value="21.5714285714286" calcext:value-type="float">
            <text:p>21,6</text:p>
          </table:table-cell>
          <table:table-cell table:formula="of:=AVERAGE([.H90:.H92])" office:value-type="float" office:value="3878" calcext:value-type="float">
            <text:p>3 878,0</text:p>
          </table:table-cell>
          <table:table-cell table:formula="of:=AVERAGE([.H89:.H93])" office:value-type="float" office:value="3256.2" calcext:value-type="float">
            <text:p>3 256,2</text:p>
          </table:table-cell>
          <table:table-cell table:style-name="ce31" table:formula="of:=AVERAGE([.H88:.H94])" office:value-type="float" office:value="2975.28571428571" calcext:value-type="float">
            <text:p>2 975,3</text:p>
          </table:table-cell>
          <table:table-cell table:style-name="ce34" table:formula="of:= SUM([.F88:.F94]) / SUM([.F83:.F89])" office:value-type="float" office:value="0.303212851405622" calcext:value-type="float">
            <text:p>0.3032</text:p>
          </table:table-cell>
          <table:table-cell table:formula="of:= AVERAGE([.T90:.T92])" office:value-type="float" office:value="0.31212290408389" calcext:value-type="float">
            <text:p>0.3121</text:p>
          </table:table-cell>
          <table:table-cell table:formula="of:= AVERAGE([.T89:.T93])" office:value-type="float" office:value="0.334698140336454" calcext:value-type="float">
            <text:p>0.3347</text:p>
          </table:table-cell>
          <table:table-cell table:style-name="ce34" table:formula="of:= AVERAGE([.T88:.T94])" office:value-type="float" office:value="0.366243642688329" calcext:value-type="float">
            <text:p>0.3662</text:p>
          </table:table-cell>
          <table:table-cell table:style-name="ce34" table:formula="of:= SUM([.H88:.H94]) / SUM([.H83:.H89])" office:value-type="float" office:value="0.829959352833347" calcext:value-type="float">
            <text:p>0.8300</text:p>
          </table:table-cell>
          <table:table-cell table:formula="of:= AVERAGE([.X90:.X92])" office:value-type="float" office:value="0.849150455515574" calcext:value-type="float">
            <text:p>0.8492</text:p>
          </table:table-cell>
          <table:table-cell table:formula="of:= AVERAGE([.X89:.X93])" office:value-type="float" office:value="0.87580976664428" calcext:value-type="float">
            <text:p>0.8758</text:p>
          </table:table-cell>
          <table:table-cell table:style-name="ce34" table:formula="of:= AVERAGE([.X88:.X94])" office:value-type="float" office:value="0.891445192239529" calcext:value-type="float">
            <text:p>0.8914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ce17" office:value-type="float" office:value="724" calcext:value-type="float">
            <text:p>724</text:p>
          </table:table-cell>
          <table:table-cell table:style-name="ce17" table:formula="of:= [.D91] + [.C92]" office:value-type="float" office:value="1717238" calcext:value-type="float">
            <text:p>1 717 238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1] + [.F92]" office:value-type="float" office:value="83492" calcext:value-type="float">
            <text:p>83 492</text:p>
          </table:table-cell>
          <table:table-cell office:value-type="float" office:value="3261" calcext:value-type="float">
            <text:p>3 261</text:p>
          </table:table-cell>
          <table:table-cell table:style-name="ce6" table:formula="of:= [.I91] + [.H92]" office:value-type="float" office:value="487504" calcext:value-type="float">
            <text:p>487 504</text:p>
          </table:table-cell>
          <table:table-cell table:style-name="ce28" table:formula="of:= [.H92] / [.F92]" office:value-type="string" office:string-value="" calcext:value-type="error">
            <text:p>#DIV/0!</text:p>
          </table:table-cell>
          <table:table-cell table:style-name="ce28" table:formula="of:= SUM([.H91:.H93]) / SUM([.F91:.F93])" office:value-type="string" office:string-value="" calcext:value-type="error">
            <text:p>#DIV/0!</text:p>
          </table:table-cell>
          <table:table-cell table:style-name="ce28" table:formula="of:= SUM([.H90:.H94]) / SUM([.F90:.F94])" office:value-type="float" office:value="831" calcext:value-type="float">
            <text:p>831,00</text:p>
          </table:table-cell>
          <table:table-cell table:style-name="ce28" table:formula="of:= SUM([.H89:.H95]) / SUM([.F89:.F95])" office:value-type="float" office:value="301.518518518519" calcext:value-type="float">
            <text:p>301,52</text:p>
          </table:table-cell>
          <table:table-cell table:style-name="ce31" table:formula="of:=AVERAGE([.F91:.F93])" office:value-type="float" office:value="0" calcext:value-type="float">
            <text:p>0,0</text:p>
          </table:table-cell>
          <table:table-cell table:style-name="ce31" table:formula="of:=AVERAGE([.F90:.F94])" office:value-type="float" office:value="2.8" calcext:value-type="float">
            <text:p>2,8</text:p>
          </table:table-cell>
          <table:table-cell table:style-name="ce31" table:formula="of:=AVERAGE([.F89:.F95])" office:value-type="float" office:value="7.71428571428571" calcext:value-type="float">
            <text:p>7,7</text:p>
          </table:table-cell>
          <table:table-cell table:style-name="ce31" table:formula="of:=AVERAGE([.H91:.H93])" office:value-type="float" office:value="2437" calcext:value-type="float">
            <text:p>2 437,0</text:p>
          </table:table-cell>
          <table:table-cell table:style-name="ce31" table:formula="of:=AVERAGE([.H90:.H94])" office:value-type="float" office:value="2326.8" calcext:value-type="float">
            <text:p>2 326,8</text:p>
          </table:table-cell>
          <table:table-cell table:style-name="ce31" table:formula="of:=AVERAGE([.H89:.H95])" office:value-type="float" office:value="2326" calcext:value-type="float">
            <text:p>2 326,0</text:p>
          </table:table-cell>
          <table:table-cell table:style-name="ce34" table:formula="of:= SUM([.F89:.F95]) / SUM([.F84:.F90])" office:value-type="float" office:value="0.126463700234192" calcext:value-type="float">
            <text:p>0.1265</text:p>
          </table:table-cell>
          <table:table-cell table:formula="of:= AVERAGE([.T91:.T93])" office:value-type="float" office:value="0.155736687901386" calcext:value-type="float">
            <text:p>0.1557</text:p>
          </table:table-cell>
          <table:table-cell table:formula="of:= AVERAGE([.T90:.T94])" office:value-type="float" office:value="0.194780444863203" calcext:value-type="float">
            <text:p>0.1948</text:p>
          </table:table-cell>
          <table:table-cell table:style-name="ce34" table:formula="of:= AVERAGE([.T89:.T95])" office:value-type="float" office:value="0.239070100240324" calcext:value-type="float">
            <text:p>0.2391</text:p>
          </table:table-cell>
          <table:table-cell table:style-name="ce34" table:formula="of:= SUM([.H89:.H95]) / SUM([.H84:.H90])" office:value-type="float" office:value="0.606022257788365" calcext:value-type="float">
            <text:p>0.6060</text:p>
          </table:table-cell>
          <table:table-cell table:formula="of:= AVERAGE([.X91:.X93])" office:value-type="float" office:value="0.617380521612917" calcext:value-type="float">
            <text:p>0.6174</text:p>
          </table:table-cell>
          <table:table-cell table:formula="of:= AVERAGE([.X90:.X94])" office:value-type="float" office:value="0.644206157833442" calcext:value-type="float">
            <text:p>0.6442</text:p>
          </table:table-cell>
          <table:table-cell table:style-name="ce34" table:formula="of:= AVERAGE([.X89:.X95])" office:value-type="float" office:value="0.680891024033689" calcext:value-type="float">
            <text:p>0.6809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ce17" office:value-type="float" office:value="1435" calcext:value-type="float">
            <text:p>1 435</text:p>
          </table:table-cell>
          <table:table-cell table:style-name="ce17" table:formula="of:= [.D92] + [.C93]" office:value-type="float" office:value="1718673" calcext:value-type="float">
            <text:p>1 718 673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2] + [.F9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2] + [.H93]" office:value-type="float" office:value="487504" calcext:value-type="float">
            <text:p>487 504</text:p>
          </table:table-cell>
          <table:table-cell table:style-name="ce28" table:formula="of:= [.H93] / [.F93]" office:value-type="string" office:string-value="" calcext:value-type="error">
            <text:p>#DIV/0!</text:p>
          </table:table-cell>
          <table:table-cell table:style-name="ce28" table:formula="of:= SUM([.H92:.H94]) / SUM([.F92:.F94])" office:value-type="string" office:string-value="" calcext:value-type="error">
            <text:p>#DIV/0!</text:p>
          </table:table-cell>
          <table:table-cell table:style-name="ce28" table:formula="of:= SUM([.H91:.H95]) / SUM([.F91:.F95])" office:value-type="string" office:string-value="" calcext:value-type="error">
            <text:p>#DIV/0!</text:p>
          </table:table-cell>
          <table:table-cell table:style-name="ce28" table:formula="of:= SUM([.H90:.H96]) / SUM([.F90:.F96])" office:value-type="float" office:value="831.071428571429" calcext:value-type="float">
            <text:p>831,07</text:p>
          </table:table-cell>
          <table:table-cell table:style-name="ce31" table:formula="of:=AVERAGE([.F92:.F94])" office:value-type="float" office:value="0" calcext:value-type="float">
            <text:p>0,0</text:p>
          </table:table-cell>
          <table:table-cell table:style-name="ce31" table:formula="of:=AVERAGE([.F91:.F95])" office:value-type="float" office:value="0" calcext:value-type="float">
            <text:p>0,0</text:p>
          </table:table-cell>
          <table:table-cell table:style-name="ce31" table:formula="of:=AVERAGE([.F90:.F96])" office:value-type="float" office:value="2" calcext:value-type="float">
            <text:p>2,0</text:p>
          </table:table-cell>
          <table:table-cell table:style-name="ce31" table:formula="of:=AVERAGE([.H92:.H94])" office:value-type="float" office:value="1087" calcext:value-type="float">
            <text:p>1 087,0</text:p>
          </table:table-cell>
          <table:table-cell table:style-name="ce31" table:formula="of:=AVERAGE([.H91:.H95])" office:value-type="float" office:value="1462.4" calcext:value-type="float">
            <text:p>1 462,4</text:p>
          </table:table-cell>
          <table:table-cell table:style-name="ce31" table:formula="of:=AVERAGE([.H90:.H96])" office:value-type="float" office:value="1662.14285714286" calcext:value-type="float">
            <text:p>1 662,1</text:p>
          </table:table-cell>
          <table:table-cell table:style-name="ce34" table:formula="of:= SUM([.F90:.F96]) / SUM([.F85:.F91])" office:value-type="float" office:value="0.0375335120643432" calcext:value-type="float">
            <text:p>0.0375</text:p>
          </table:table-cell>
          <table:table-cell table:formula="of:= AVERAGE([.T92:.T94])" office:value-type="float" office:value="0.0546657374328451" calcext:value-type="float">
            <text:p>0.0547</text:p>
          </table:table-cell>
          <table:table-cell table:formula="of:= AVERAGE([.T91:.T95])" office:value-type="float" office:value="0.0934420127408315" calcext:value-type="float">
            <text:p>0.0934</text:p>
          </table:table-cell>
          <table:table-cell table:style-name="ce34" table:formula="of:= AVERAGE([.T90:.T96])" office:value-type="float" office:value="0.139128889188002" calcext:value-type="float">
            <text:p>0.1391</text:p>
          </table:table-cell>
          <table:table-cell table:style-name="ce34" table:formula="of:= SUM([.H90:.H96]) / SUM([.H85:.H91])" office:value-type="float" office:value="0.41615995421704" calcext:value-type="float">
            <text:p>0.4162</text:p>
          </table:table-cell>
          <table:table-cell table:formula="of:= AVERAGE([.X92:.X94])" office:value-type="float" office:value="0.426533893469618" calcext:value-type="float">
            <text:p>0.4265</text:p>
          </table:table-cell>
          <table:table-cell table:formula="of:= AVERAGE([.X91:.X95])" office:value-type="float" office:value="0.447865979970635" calcext:value-type="float">
            <text:p>0.4479</text:p>
          </table:table-cell>
          <table:table-cell table:style-name="ce34" table:formula="of:= AVERAGE([.X90:.X96])" office:value-type="float" office:value="0.478692524339232" calcext:value-type="float">
            <text:p>0.4787</text:p>
          </table:table-cell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 table:style-name="ce17" office:value-type="float" office:value="667" calcext:value-type="float">
            <text:p>667</text:p>
          </table:table-cell>
          <table:table-cell table:style-name="ce17" table:formula="of:= [.D93] + [.C94]" office:value-type="float" office:value="1719340" calcext:value-type="float">
            <text:p>1 719 340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3] + [.F9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3] + [.H94]" office:value-type="float" office:value="487504" calcext:value-type="float">
            <text:p>487 504</text:p>
          </table:table-cell>
          <table:table-cell table:style-name="ce28" table:formula="of:= [.H94] / [.F94]" office:value-type="string" office:string-value="" calcext:value-type="error">
            <text:p>#DIV/0!</text:p>
          </table:table-cell>
          <table:table-cell table:style-name="ce28" table:formula="of:= SUM([.H93:.H95]) / SUM([.F93:.F95])" office:value-type="string" office:string-value="" calcext:value-type="error">
            <text:p>#DIV/0!</text:p>
          </table:table-cell>
          <table:table-cell table:style-name="ce28" table:formula="of:= SUM([.H92:.H96]) / SUM([.F92:.F96])" office:value-type="string" office:string-value="" calcext:value-type="error">
            <text:p>#DIV/0!</text:p>
          </table:table-cell>
          <table:table-cell table:style-name="ce28" table:formula="of:= SUM([.H91:.H97]) / SUM([.F91:.F97])" office:value-type="string" office:string-value="" calcext:value-type="error">
            <text:p>#DIV/0!</text:p>
          </table:table-cell>
          <table:table-cell table:style-name="ce31" table:formula="of:=AVERAGE([.F93:.F95])" office:value-type="float" office:value="0" calcext:value-type="float">
            <text:p>0,0</text:p>
          </table:table-cell>
          <table:table-cell table:style-name="ce31" table:formula="of:=AVERAGE([.F92:.F96])" office:value-type="float" office:value="0" calcext:value-type="float">
            <text:p>0,0</text:p>
          </table:table-cell>
          <table:table-cell table:style-name="ce31" table:formula="of:=AVERAGE([.F91:.F97])" office:value-type="float" office:value="0" calcext:value-type="float">
            <text:p>0,0</text:p>
          </table:table-cell>
          <table:table-cell table:style-name="ce31" table:formula="of:=AVERAGE([.H93:.H95])" office:value-type="float" office:value="0.333333333333333" calcext:value-type="float">
            <text:p>0,3</text:p>
          </table:table-cell>
          <table:table-cell table:style-name="ce31" table:formula="of:=AVERAGE([.H92:.H96])" office:value-type="float" office:value="652.4" calcext:value-type="float">
            <text:p>652,4</text:p>
          </table:table-cell>
          <table:table-cell table:style-name="ce31" table:formula="of:=AVERAGE([.H91:.H97])" office:value-type="float" office:value="1044.57142857143" calcext:value-type="float">
            <text:p>1 044,6</text:p>
          </table:table-cell>
          <table:table-cell table:style-name="ce34" table:formula="of:= SUM([.F91:.F97]) / SUM([.F86:.F92])" office:value-type="float" office:value="0" calcext:value-type="float">
            <text:p>0.0000</text:p>
          </table:table-cell>
          <table:table-cell table:formula="of:= AVERAGE([.T93:.T95])" office:value-type="float" office:value="0.0125111706881144" calcext:value-type="float">
            <text:p>0.0125</text:p>
          </table:table-cell>
          <table:table-cell table:formula="of:= AVERAGE([.T92:.T96])" office:value-type="float" office:value="0.032799442459707" calcext:value-type="float">
            <text:p>0.0328</text:p>
          </table:table-cell>
          <table:table-cell table:style-name="ce34" table:formula="of:= AVERAGE([.T91:.T97])" office:value-type="float" office:value="0.0667442948148797" calcext:value-type="float">
            <text:p>0.0667</text:p>
          </table:table-cell>
          <table:table-cell table:style-name="ce34" table:formula="of:= SUM([.H91:.H97]) / SUM([.H86:.H92])" office:value-type="float" office:value="0.25741946840345" calcext:value-type="float">
            <text:p>0.2574</text:p>
          </table:table-cell>
          <table:table-cell table:formula="of:= AVERAGE([.X93:.X95])" office:value-type="float" office:value="0.267782763077154" calcext:value-type="float">
            <text:p>0.2678</text:p>
          </table:table-cell>
          <table:table-cell table:formula="of:= AVERAGE([.X92:.X96])" office:value-type="float" office:value="0.281883712323253" calcext:value-type="float">
            <text:p>0.2819</text:p>
          </table:table-cell>
          <table:table-cell table:style-name="ce34" table:formula="of:= AVERAGE([.X91:.X97])" office:value-type="float" office:value="0.319919904566555" calcext:value-type="float">
            <text:p>0.3199</text:p>
          </table:table-cell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 table:style-name="ce17" office:value-type="float" office:value="332" calcext:value-type="float">
            <text:p>332</text:p>
          </table:table-cell>
          <table:table-cell table:style-name="ce17" table:formula="of:= [.D94] + [.C95]" office:value-type="float" office:value="1719672" calcext:value-type="float">
            <text:p>1 719 672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4] + [.F9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94] + [.H95]" office:value-type="float" office:value="487505" calcext:value-type="float">
            <text:p>487 505</text:p>
          </table:table-cell>
          <table:table-cell table:style-name="ce28" table:formula="of:= [.H95] / [.F95]" office:value-type="string" office:string-value="" calcext:value-type="error">
            <text:p>#DIV/0!</text:p>
          </table:table-cell>
          <table:table-cell table:style-name="ce28" table:formula="of:= SUM([.H94:.H96]) / SUM([.F94:.F96])" office:value-type="string" office:string-value="" calcext:value-type="error">
            <text:p>#DIV/0!</text:p>
          </table:table-cell>
          <table:table-cell table:style-name="ce28" table:formula="of:= SUM([.H93:.H97]) / SUM([.F93:.F97])" office:value-type="string" office:string-value="" calcext:value-type="error">
            <text:p>#DIV/0!</text:p>
          </table:table-cell>
          <table:table-cell table:style-name="ce28" table:formula="of:= SUM([.H92:.H98]) / SUM([.F92:.F98])" office:value-type="string" office:string-value="" calcext:value-type="error">
            <text:p>#DIV/0!</text:p>
          </table:table-cell>
          <table:table-cell table:style-name="ce31" table:formula="of:=AVERAGE([.F94:.F96])" office:value-type="float" office:value="0" calcext:value-type="float">
            <text:p>0,0</text:p>
          </table:table-cell>
          <table:table-cell table:style-name="ce31" table:formula="of:=AVERAGE([.F93:.F97])" office:value-type="float" office:value="0" calcext:value-type="float">
            <text:p>0,0</text:p>
          </table:table-cell>
          <table:table-cell table:style-name="ce31" table:formula="of:=AVERAGE([.F92:.F98])" office:value-type="float" office:value="0" calcext:value-type="float">
            <text:p>0,0</text:p>
          </table:table-cell>
          <table:table-cell table:style-name="ce31" table:formula="of:=AVERAGE([.H94:.H96])" office:value-type="float" office:value="0.333333333333333" calcext:value-type="float">
            <text:p>0,3</text:p>
          </table:table-cell>
          <table:table-cell table:style-name="ce31" table:formula="of:=AVERAGE([.H93:.H97])" office:value-type="float" office:value="0.2" calcext:value-type="float">
            <text:p>0,2</text:p>
          </table:table-cell>
          <table:table-cell table:style-name="ce31" table:formula="of:=AVERAGE([.H92:.H98])" office:value-type="float" office:value="466" calcext:value-type="float">
            <text:p>466,0</text:p>
          </table:table-cell>
          <table:table-cell table:style-name="ce34" table:formula="of:= SUM([.F92:.F98]) / SUM([.F87:.F93])" office:value-type="float" office:value="0" calcext:value-type="float">
            <text:p>0.0000</text:p>
          </table:table-cell>
          <table:table-cell table:formula="of:= AVERAGE([.T94:.T96])" office:value-type="float" office:value="0" calcext:value-type="float">
            <text:p>0.0000</text:p>
          </table:table-cell>
          <table:table-cell table:formula="of:= AVERAGE([.T93:.T97])" office:value-type="float" office:value="0.00750670241286863" calcext:value-type="float">
            <text:p>0.0075</text:p>
          </table:table-cell>
          <table:table-cell table:style-name="ce34" table:formula="of:= AVERAGE([.T92:.T98])" office:value-type="float" office:value="0.023428173185505" calcext:value-type="float">
            <text:p>0.0234</text:p>
          </table:table-cell>
          <table:table-cell table:style-name="ce34" table:formula="of:= SUM([.H92:.H98]) / SUM([.H87:.H93])" office:value-type="float" office:value="0.129768866610972" calcext:value-type="float">
            <text:p>0.1298</text:p>
          </table:table-cell>
          <table:table-cell table:formula="of:= AVERAGE([.X94:.X96])" office:value-type="float" office:value="0.12907878320362" calcext:value-type="float">
            <text:p>0.1291</text:p>
          </table:table-cell>
          <table:table-cell table:formula="of:= AVERAGE([.X93:.X97])" office:value-type="float" office:value="0.160691544268835" calcext:value-type="float">
            <text:p>0.1607</text:p>
          </table:table-cell>
          <table:table-cell table:style-name="ce34" table:formula="of:= AVERAGE([.X92:.X98])" office:value-type="float" office:value="0.201366560957789" calcext:value-type="float">
            <text:p>0.2014</text:p>
          </table:table-cell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table:formula="of:= [.D95] + [.C96]" office:value-type="float" office:value="1719893" calcext:value-type="float">
            <text:p>1 719 893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5] + [.F9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5] + [.H96]" office:value-type="float" office:value="487505" calcext:value-type="float">
            <text:p>487 505</text:p>
          </table:table-cell>
          <table:table-cell table:style-name="ce28" table:formula="of:= [.H96] / [.F96]" office:value-type="string" office:string-value="" calcext:value-type="error">
            <text:p>#DIV/0!</text:p>
          </table:table-cell>
          <table:table-cell table:formula="of:= SUM([.H95:.H97]) / SUM([.F95:.F97])" office:value-type="string" office:string-value="" calcext:value-type="error">
            <text:p>#DIV/0!</text:p>
          </table:table-cell>
          <table:table-cell table:formula="of:= SUM([.H94:.H98]) / SUM([.F94:.F98])" office:value-type="string" office:string-value="" calcext:value-type="error">
            <text:p>#DIV/0!</text:p>
          </table:table-cell>
          <table:table-cell table:style-name="ce28" table:formula="of:= SUM([.H93:.H99]) / SUM([.F93:.F99])" office:value-type="string" office:string-value="" calcext:value-type="error">
            <text:p>#DIV/0!</text:p>
          </table:table-cell>
          <table:table-cell table:formula="of:=AVERAGE([.F95:.F97])" office:value-type="float" office:value="0" calcext:value-type="float">
            <text:p>0,0</text:p>
          </table:table-cell>
          <table:table-cell table:formula="of:=AVERAGE([.F94:.F98])" office:value-type="float" office:value="0" calcext:value-type="float">
            <text:p>0,0</text:p>
          </table:table-cell>
          <table:table-cell table:style-name="ce31" table:formula="of:=AVERAGE([.F93:.F99])" office:value-type="float" office:value="0" calcext:value-type="float">
            <text:p>0,0</text:p>
          </table:table-cell>
          <table:table-cell table:formula="of:=AVERAGE([.H95:.H97])" office:value-type="float" office:value="0.333333333333333" calcext:value-type="float">
            <text:p>0,3</text:p>
          </table:table-cell>
          <table:table-cell table:formula="of:=AVERAGE([.H94:.H98])" office:value-type="float" office:value="0.2" calcext:value-type="float">
            <text:p>0,2</text:p>
          </table:table-cell>
          <table:table-cell table:style-name="ce31" table:formula="of:=AVERAGE([.H93:.H99])" office:value-type="float" office:value="0.142857142857143" calcext:value-type="float">
            <text:p>0,1</text:p>
          </table:table-cell>
          <table:table-cell table:style-name="ce34" table:formula="of:= SUM([.F93:.F99]) / SUM([.F88:.F94])" office:value-type="float" office:value="0" calcext:value-type="float">
            <text:p>0.0000</text:p>
          </table:table-cell>
          <table:table-cell table:formula="of:= AVERAGE([.T95:.T97])" office:value-type="float" office:value="0" calcext:value-type="float">
            <text:p>0.0000</text:p>
          </table:table-cell>
          <table:table-cell table:formula="of:= AVERAGE([.T94:.T98])" office:value-type="float" office:value="0" calcext:value-type="float">
            <text:p>0.0000</text:p>
          </table:table-cell>
          <table:table-cell table:style-name="ce34" table:formula="of:= AVERAGE([.T93:.T99])" office:value-type="string" office:string-value="" calcext:value-type="error">
            <text:p>#DIV/0!</text:p>
          </table:table-cell>
          <table:table-cell table:style-name="ce34" table:formula="of:= SUM([.H93:.H99]) / SUM([.H88:.H94])" office:value-type="float" office:value="0.0000480145964373169" calcext:value-type="float">
            <text:p>0.0000</text:p>
          </table:table-cell>
          <table:table-cell table:formula="of:= AVERAGE([.X95:.X97])" office:value-type="float" office:value="0.0432927662412283" calcext:value-type="float">
            <text:p>0.0433</text:p>
          </table:table-cell>
          <table:table-cell table:formula="of:= AVERAGE([.X94:.X98])" office:value-type="float" office:value="0.0774767429398232" calcext:value-type="float">
            <text:p>0.0775</text:p>
          </table:table-cell>
          <table:table-cell table:style-name="ce34" table:formula="of:= AVERAGE([.X93:.X99])" office:value-type="float" office:value="0.114791952702308" calcext:value-type="float">
            <text:p>0.1148</text:p>
          </table:table-cell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table:formula="of:= [.D96] + [.C97]" office:value-type="float" office:value="1720029" calcext:value-type="float">
            <text:p>1 720 029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6] + [.F9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6] + [.H97]" office:value-type="float" office:value="487505" calcext:value-type="float">
            <text:p>487 505</text:p>
          </table:table-cell>
          <table:table-cell table:style-name="ce28" table:formula="of:= [.H97] / [.F97]" office:value-type="string" office:string-value="" calcext:value-type="error">
            <text:p>#DIV/0!</text:p>
          </table:table-cell>
          <table:table-cell table:formula="of:= SUM([.H96:.H98]) / SUM([.F96:.F98])" office:value-type="string" office:string-value="" calcext:value-type="error">
            <text:p>#DIV/0!</text:p>
          </table:table-cell>
          <table:table-cell table:formula="of:= SUM([.H95:.H99]) / SUM([.F95:.F99])" office:value-type="string" office:string-value="" calcext:value-type="error">
            <text:p>#DIV/0!</text:p>
          </table:table-cell>
          <table:table-cell table:style-name="ce28" table:formula="of:= SUM([.H94:.H100]) / SUM([.F94:.F100])" office:value-type="string" office:string-value="" calcext:value-type="error">
            <text:p>#DIV/0!</text:p>
          </table:table-cell>
          <table:table-cell table:formula="of:=AVERAGE([.F96:.F98])" office:value-type="float" office:value="0" calcext:value-type="float">
            <text:p>0,0</text:p>
          </table:table-cell>
          <table:table-cell table:formula="of:=AVERAGE([.F95:.F99])" office:value-type="float" office:value="0" calcext:value-type="float">
            <text:p>0,0</text:p>
          </table:table-cell>
          <table:table-cell table:style-name="ce31" table:formula="of:=AVERAGE([.F94:.F100])" office:value-type="float" office:value="0" calcext:value-type="float">
            <text:p>0,0</text:p>
          </table:table-cell>
          <table:table-cell table:formula="of:=AVERAGE([.H96:.H98])" office:value-type="float" office:value="0" calcext:value-type="float">
            <text:p>0,0</text:p>
          </table:table-cell>
          <table:table-cell table:formula="of:=AVERAGE([.H95:.H99])" office:value-type="float" office:value="0.2" calcext:value-type="float">
            <text:p>0,2</text:p>
          </table:table-cell>
          <table:table-cell table:style-name="ce31" table:formula="of:=AVERAGE([.H94:.H100])" office:value-type="float" office:value="0.142857142857143" calcext:value-type="float">
            <text:p>0,1</text:p>
          </table:table-cell>
          <table:table-cell table:style-name="ce34" table:formula="of:= SUM([.F94:.F100]) / SUM([.F89:.F95])" office:value-type="float" office:value="0" calcext:value-type="float">
            <text:p>0.0000</text:p>
          </table:table-cell>
          <table:table-cell table:formula="of:= AVERAGE([.T96:.T98])" office:value-type="float" office:value="0" calcext:value-type="float">
            <text:p>0.0000</text:p>
          </table:table-cell>
          <table:table-cell table:formula="of:= AVERAGE([.T95:.T99])" office:value-type="string" office:string-value="" calcext:value-type="error">
            <text:p>#DIV/0!</text:p>
          </table:table-cell>
          <table:table-cell table:formula="of:= AVERAGE([.T94:.T100])" office:value-type="string" office:string-value="" calcext:value-type="error">
            <text:p>#DIV/0!</text:p>
          </table:table-cell>
          <table:table-cell table:style-name="ce34" table:formula="of:= SUM([.H94:.H100]) / SUM([.H89:.H95])" office:value-type="float" office:value="0.0000614175162756418" calcext:value-type="float">
            <text:p>0.0001</text:p>
          </table:table-cell>
          <table:table-cell table:formula="of:= AVERAGE([.X96:.X98])" office:value-type="float" office:value="0.0000651265615646834" calcext:value-type="float">
            <text:p>0.0001</text:p>
          </table:table-cell>
          <table:table-cell table:formula="of:= AVERAGE([.X95:.X99])" office:value-type="float" office:value="0.0259928492591332" calcext:value-type="float">
            <text:p>0.0260</text:p>
          </table:table-cell>
          <table:table-cell table:formula="of:= AVERAGE([.X94:.X100])" office:value-type="float" office:value="0.0553405306713023" calcext:value-type="float">
            <text:p>0.0553</text:p>
          </table:table-cell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 table:style-name="ce17" office:value-type="float" office:value="57" calcext:value-type="float">
            <text:p>57</text:p>
          </table:table-cell>
          <table:table-cell table:style-name="ce17" table:formula="of:= [.D97] + [.C98]" office:value-type="float" office:value="1720086" calcext:value-type="float">
            <text:p>1 720 086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7] + [.F9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7] + [.H98]" office:value-type="float" office:value="487505" calcext:value-type="float">
            <text:p>487 505</text:p>
          </table:table-cell>
          <table:table-cell table:style-name="ce28" table:formula="of:= [.H98] / [.F98]" office:value-type="string" office:string-value="" calcext:value-type="error">
            <text:p>#DIV/0!</text:p>
          </table:table-cell>
          <table:table-cell table:formula="of:= SUM([.H97:.H99]) / SUM([.F97:.F99])" office:value-type="string" office:string-value="" calcext:value-type="error">
            <text:p>#DIV/0!</text:p>
          </table:table-cell>
          <table:table-cell table:formula="of:= SUM([.H96:.H100]) / SUM([.F96:.F100])" office:value-type="string" office:string-value="" calcext:value-type="error">
            <text:p>#DIV/0!</text:p>
          </table:table-cell>
          <table:table-cell table:style-name="ce28" table:formula="of:= SUM([.H95:.H101]) / SUM([.F95:.F101])" office:value-type="string" office:string-value="" calcext:value-type="error">
            <text:p>#DIV/0!</text:p>
          </table:table-cell>
          <table:table-cell table:formula="of:=AVERAGE([.F97:.F99])" office:value-type="float" office:value="0" calcext:value-type="float">
            <text:p>0,0</text:p>
          </table:table-cell>
          <table:table-cell table:formula="of:=AVERAGE([.F96:.F100])" office:value-type="float" office:value="0" calcext:value-type="float">
            <text:p>0,0</text:p>
          </table:table-cell>
          <table:table-cell table:style-name="ce31" table:formula="of:=AVERAGE([.F95:.F101])" office:value-type="float" office:value="0" calcext:value-type="float">
            <text:p>0,0</text:p>
          </table:table-cell>
          <table:table-cell table:formula="of:=AVERAGE([.H97:.H99])" office:value-type="float" office:value="0" calcext:value-type="float">
            <text:p>0,0</text:p>
          </table:table-cell>
          <table:table-cell table:formula="of:=AVERAGE([.H96:.H100])" office:value-type="float" office:value="0" calcext:value-type="float">
            <text:p>0,0</text:p>
          </table:table-cell>
          <table:table-cell table:style-name="ce31" table:formula="of:=AVERAGE([.H95:.H101])" office:value-type="float" office:value="0.142857142857143" calcext:value-type="float">
            <text:p>0,1</text:p>
          </table:table-cell>
          <table:table-cell table:style-name="ce34" table:formula="of:= SUM([.F95:.F101]) / SUM([.F90:.F96])" office:value-type="float" office:value="0" calcext:value-type="float">
            <text:p>0.0000</text:p>
          </table:table-cell>
          <table:table-cell table:formula="of:= AVERAGE([.T97:.T99])" office:value-type="string" office:string-value="" calcext:value-type="error">
            <text:p>#DIV/0!</text:p>
          </table:table-cell>
          <table:table-cell table:formula="of:= AVERAGE([.T96:.T100])" office:value-type="string" office:string-value="" calcext:value-type="error">
            <text:p>#DIV/0!</text:p>
          </table:table-cell>
          <table:table-cell table:style-name="ce34" table:formula="of:= AVERAGE([.T95:.T101])" office:value-type="string" office:string-value="" calcext:value-type="error">
            <text:p>#DIV/0!</text:p>
          </table:table-cell>
          <table:table-cell table:style-name="ce34" table:formula="of:= SUM([.H95:.H101]) / SUM([.H90:.H96])" office:value-type="float" office:value="0.0000859475719810915" calcext:value-type="float">
            <text:p>0.0001</text:p>
          </table:table-cell>
          <table:table-cell table:formula="of:= AVERAGE([.X97:.X99])" office:value-type="float" office:value="0.0000491216960855778" calcext:value-type="float">
            <text:p>0.0000</text:p>
          </table:table-cell>
          <table:table-cell table:formula="of:= AVERAGE([.X96:.X100])" office:value-type="float" office:value="0.0000390759369388101" calcext:value-type="float">
            <text:p>0.0000</text:p>
          </table:table-cell>
          <table:table-cell table:style-name="ce34" table:formula="of:= AVERAGE([.X95:.X101])" office:value-type="float" office:value="0.0185663208993808" calcext:value-type="float">
            <text:p>0.0186</text:p>
          </table:table-cell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 table:style-name="ce17" office:value-type="float" office:value="49" calcext:value-type="float">
            <text:p>49</text:p>
          </table:table-cell>
          <table:table-cell table:style-name="ce17" table:formula="of:= [.D98] + [.C99]" office:value-type="float" office:value="1720135" calcext:value-type="float">
            <text:p>1 720 135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8] + [.F9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8] + [.H99]" office:value-type="float" office:value="487505" calcext:value-type="float">
            <text:p>487 505</text:p>
          </table:table-cell>
          <table:table-cell table:style-name="ce28" table:formula="of:= [.H99] / [.F99]" office:value-type="string" office:string-value="" calcext:value-type="error">
            <text:p>#DIV/0!</text:p>
          </table:table-cell>
          <table:table-cell table:formula="of:= SUM([.H98:.H100]) / SUM([.F98:.F100])" office:value-type="string" office:string-value="" calcext:value-type="error">
            <text:p>#DIV/0!</text:p>
          </table:table-cell>
          <table:table-cell table:formula="of:= SUM([.H97:.H101]) / SUM([.F97:.F101])" office:value-type="string" office:string-value="" calcext:value-type="error">
            <text:p>#DIV/0!</text:p>
          </table:table-cell>
          <table:table-cell table:style-name="ce28" table:formula="of:= SUM([.H96:.H102]) / SUM([.F96:.F102])" office:value-type="string" office:string-value="" calcext:value-type="error">
            <text:p>#DIV/0!</text:p>
          </table:table-cell>
          <table:table-cell table:formula="of:=AVERAGE([.F98:.F100])" office:value-type="float" office:value="0" calcext:value-type="float">
            <text:p>0,0</text:p>
          </table:table-cell>
          <table:table-cell table:formula="of:=AVERAGE([.F97:.F101])" office:value-type="float" office:value="0" calcext:value-type="float">
            <text:p>0,0</text:p>
          </table:table-cell>
          <table:table-cell table:style-name="ce31" table:formula="of:=AVERAGE([.F96:.F102])" office:value-type="float" office:value="0" calcext:value-type="float">
            <text:p>0,0</text:p>
          </table:table-cell>
          <table:table-cell table:formula="of:=AVERAGE([.H98:.H100])" office:value-type="float" office:value="0" calcext:value-type="float">
            <text:p>0,0</text:p>
          </table:table-cell>
          <table:table-cell table:formula="of:=AVERAGE([.H97:.H101])" office:value-type="float" office:value="0" calcext:value-type="float">
            <text:p>0,0</text:p>
          </table:table-cell>
          <table:table-cell table:style-name="ce31" table:formula="of:=AVERAGE([.H96:.H102])" office:value-type="float" office:value="0" calcext:value-type="float">
            <text:p>0,0</text:p>
          </table:table-cell>
          <table:table-cell table:style-name="ce34" table:formula="of:= SUM([.F96:.F102]) / SUM([.F91:.F97])" office:value-type="string" office:string-value="" calcext:value-type="error">
            <text:p>#DIV/0!</text:p>
          </table:table-cell>
          <table:table-cell table:formula="of:= AVERAGE([.T98:.T100])" office:value-type="string" office:string-value="" calcext:value-type="error">
            <text:p>#DIV/0!</text:p>
          </table:table-cell>
          <table:table-cell table:formula="of:= AVERAGE([.T97:.T101])" office:value-type="string" office:string-value="" calcext:value-type="error">
            <text:p>#DIV/0!</text:p>
          </table:table-cell>
          <table:table-cell table:style-name="ce35" table:formula="of:= AVERAGE([.T96:.T102])" office:value-type="string" office:string-value="" calcext:value-type="error">
            <text:p>#DIV/0!</text:p>
          </table:table-cell>
          <table:table-cell table:style-name="ce34" table:formula="of:= SUM([.H96:.H102]) / SUM([.H91:.H97])" office:value-type="float" office:value="0" calcext:value-type="float">
            <text:p>0.0000</text:p>
          </table:table-cell>
          <table:table-cell table:formula="of:= AVERAGE([.X98:.X100])" office:value-type="float" office:value="0.0000286491906603638" calcext:value-type="float">
            <text:p>0.0000</text:p>
          </table:table-cell>
          <table:table-cell table:formula="of:= AVERAGE([.X97:.X101])" office:value-type="float" office:value="0.0000294730176513467" calcext:value-type="float">
            <text:p>0.0000</text:p>
          </table:table-cell>
          <table:table-cell table:style-name="ce35" table:formula="of:= AVERAGE([.X96:.X102])" office:value-type="float" office:value="0.142885054240671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 table:style-name="ce17" office:value-type="float" office:value="41" calcext:value-type="float">
            <text:p>41</text:p>
          </table:table-cell>
          <table:table-cell table:style-name="ce17" table:formula="of:= [.D99] + [.C100]" office:value-type="float" office:value="1720176" calcext:value-type="float">
            <text:p>1 720 176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9] + [.F10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9] + [.H100]" office:value-type="float" office:value="487505" calcext:value-type="float">
            <text:p>487 505</text:p>
          </table:table-cell>
          <table:table-cell table:style-name="ce28" table:formula="of:= [.H100] / [.F100]" office:value-type="string" office:string-value="" calcext:value-type="error">
            <text:p>#DIV/0!</text:p>
          </table:table-cell>
          <table:table-cell table:formula="of:= SUM([.H99:.H101]) / SUM([.F99:.F101])" office:value-type="string" office:string-value="" calcext:value-type="error">
            <text:p>#DIV/0!</text:p>
          </table:table-cell>
          <table:table-cell table:formula="of:= SUM([.H98:.H102]) / SUM([.F98:.F102])" office:value-type="string" office:string-value="" calcext:value-type="error">
            <text:p>#DIV/0!</text:p>
          </table:table-cell>
          <table:table-cell table:formula="of:= SUM([.H97:.H103]) / SUM([.F97:.F103])" office:value-type="string" office:string-value="" calcext:value-type="error">
            <text:p>#DIV/0!</text:p>
          </table:table-cell>
          <table:table-cell table:formula="of:=AVERAGE([.F99:.F101])" office:value-type="float" office:value="0" calcext:value-type="float">
            <text:p>0,0</text:p>
          </table:table-cell>
          <table:table-cell table:formula="of:=AVERAGE([.F98:.F102])" office:value-type="float" office:value="0" calcext:value-type="float">
            <text:p>0,0</text:p>
          </table:table-cell>
          <table:table-cell table:formula="of:=AVERAGE([.F97:.F103])" office:value-type="float" office:value="0" calcext:value-type="float">
            <text:p>0,0</text:p>
          </table:table-cell>
          <table:table-cell table:formula="of:=AVERAGE([.H99:.H101])" office:value-type="float" office:value="0" calcext:value-type="float">
            <text:p>0,0</text:p>
          </table:table-cell>
          <table:table-cell table:formula="of:=AVERAGE([.H98:.H102])" office:value-type="float" office:value="0" calcext:value-type="float">
            <text:p>0,0</text:p>
          </table:table-cell>
          <table:table-cell table:formula="of:=AVERAGE([.H97:.H103])" office:value-type="float" office:value="0" calcext:value-type="float">
            <text:p>0,0</text:p>
          </table:table-cell>
          <table:table-cell table:formula="of:= SUM([.F97:.F103]) / SUM([.F92:.F98])" office:value-type="string" office:string-value="" calcext:value-type="error">
            <text:p>#DIV/0!</text:p>
          </table:table-cell>
          <table:table-cell table:formula="of:= AVERAGE([.T99:.T101])" office:value-type="string" office:string-value="" calcext:value-type="error">
            <text:p>#DIV/0!</text:p>
          </table:table-cell>
          <table:table-cell table:formula="of:= AVERAGE([.T98:.T102])" office:value-type="string" office:string-value="" calcext:value-type="error">
            <text:p>#DIV/0!</text:p>
          </table:table-cell>
          <table:table-cell table:formula="of:= AVERAGE([.T97:.T103])" office:value-type="string" office:string-value="" calcext:value-type="error">
            <text:p>#DIV/0!</text:p>
          </table:table-cell>
          <table:table-cell table:formula="of:= SUM([.H97:.H103]) / SUM([.H92:.H98])" office:value-type="float" office:value="0" calcext:value-type="float">
            <text:p>0.0000</text:p>
          </table:table-cell>
          <table:table-cell table:formula="of:= AVERAGE([.X99:.X101])" office:value-type="float" office:value="0" calcext:value-type="float">
            <text:p>0.0000</text:p>
          </table:table-cell>
          <table:table-cell table:formula="of:= AVERAGE([.X98:.X102])" office:value-type="float" office:value="0.200017189514396" calcext:value-type="float">
            <text:p>0.2000</text:p>
          </table:table-cell>
          <table:table-cell table:formula="of:= AVERAGE([.X97:.X103])" office:value-type="float" office:value="0.285735337869751" calcext:value-type="float">
            <text:p>0.2857</text:p>
          </table:table-cell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 table:style-name="ce17" office:value-type="float" office:value="19" calcext:value-type="float">
            <text:p>19</text:p>
          </table:table-cell>
          <table:table-cell table:style-name="ce17" table:formula="of:= [.D100] + [.C101]" office:value-type="float" office:value="1720195" calcext:value-type="float">
            <text:p>1 720 195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00] + [.F10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0] + [.H101]" office:value-type="float" office:value="487505" calcext:value-type="float">
            <text:p>487 505</text:p>
          </table:table-cell>
          <table:table-cell table:style-name="ce28" table:formula="of:= [.H101] / [.F101]" office:value-type="string" office:string-value="" calcext:value-type="error">
            <text:p>#DIV/0!</text:p>
          </table:table-cell>
          <table:table-cell table:formula="of:= SUM([.H100:.H102]) / SUM([.F100:.F102])" office:value-type="string" office:string-value="" calcext:value-type="error">
            <text:p>#DIV/0!</text:p>
          </table:table-cell>
          <table:table-cell table:formula="of:= SUM([.H99:.H103]) / SUM([.F99:.F103])" office:value-type="string" office:string-value="" calcext:value-type="error">
            <text:p>#DIV/0!</text:p>
          </table:table-cell>
          <table:table-cell table:style-name="ce28" table:formula="of:= SUM([.H98:.H104]) / SUM([.F98:.F104])" office:value-type="string" office:string-value="" calcext:value-type="error">
            <text:p>#DIV/0!</text:p>
          </table:table-cell>
          <table:table-cell table:formula="of:=AVERAGE([.F100:.F102])" office:value-type="float" office:value="0" calcext:value-type="float">
            <text:p>0,0</text:p>
          </table:table-cell>
          <table:table-cell table:formula="of:=AVERAGE([.F99:.F103])" office:value-type="float" office:value="0" calcext:value-type="float">
            <text:p>0,0</text:p>
          </table:table-cell>
          <table:table-cell table:style-name="ce31" table:formula="of:=AVERAGE([.F98:.F104])" office:value-type="float" office:value="0" calcext:value-type="float">
            <text:p>0,0</text:p>
          </table:table-cell>
          <table:table-cell table:formula="of:=AVERAGE([.H100:.H102])" office:value-type="float" office:value="0" calcext:value-type="float">
            <text:p>0,0</text:p>
          </table:table-cell>
          <table:table-cell table:formula="of:=AVERAGE([.H99:.H103])" office:value-type="float" office:value="0" calcext:value-type="float">
            <text:p>0,0</text:p>
          </table:table-cell>
          <table:table-cell table:style-name="ce31" table:formula="of:=AVERAGE([.H98:.H104])" office:value-type="float" office:value="0" calcext:value-type="float">
            <text:p>0,0</text:p>
          </table:table-cell>
          <table:table-cell table:style-name="ce34" table:formula="of:= SUM([.F98:.F104]) / SUM([.F93:.F99])" office:value-type="string" office:string-value="" calcext:value-type="error">
            <text:p>#DIV/0!</text:p>
          </table:table-cell>
          <table:table-cell table:formula="of:= AVERAGE([.T100:.T102])" office:value-type="string" office:string-value="" calcext:value-type="error">
            <text:p>#DIV/0!</text:p>
          </table:table-cell>
          <table:table-cell table:formula="of:= AVERAGE([.T99:.T103])" office:value-type="string" office:string-value="" calcext:value-type="error">
            <text:p>#DIV/0!</text:p>
          </table:table-cell>
          <table:table-cell table:formula="of:= AVERAGE([.T98:.T104])" office:value-type="string" office:string-value="" calcext:value-type="error">
            <text:p>#DIV/0!</text:p>
          </table:table-cell>
          <table:table-cell table:style-name="ce34" table:formula="of:= SUM([.H98:.H104]) / SUM([.H93:.H99])" office:value-type="float" office:value="0" calcext:value-type="float">
            <text:p>0.0000</text:p>
          </table:table-cell>
          <table:table-cell table:formula="of:= AVERAGE([.X100:.X102])" office:value-type="float" office:value="0.333333333333333" calcext:value-type="float">
            <text:p>0.3333</text:p>
          </table:table-cell>
          <table:table-cell table:formula="of:= AVERAGE([.X99:.X103])" office:value-type="float" office:value="0.4" calcext:value-type="float">
            <text:p>0.4000</text:p>
          </table:table-cell>
          <table:table-cell table:formula="of:= AVERAGE([.X98:.X1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 table:style-name="ce17" office:value-type="float" office:value="21" calcext:value-type="float">
            <text:p>21</text:p>
          </table:table-cell>
          <table:table-cell table:style-name="ce17" table:formula="of:= [.D101] + [.C102]" office:value-type="float" office:value="1720216" calcext:value-type="float">
            <text:p>1 720 216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01] + [.F10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1] + [.H102]" office:value-type="float" office:value="487505" calcext:value-type="float">
            <text:p>487 505</text:p>
          </table:table-cell>
          <table:table-cell table:style-name="ce28" table:formula="of:= [.H102] / [.F102]" office:value-type="string" office:string-value="" calcext:value-type="error">
            <text:p>#DIV/0!</text:p>
          </table:table-cell>
          <table:table-cell table:formula="of:= SUM([.H101:.H103]) / SUM([.F101:.F103])" office:value-type="string" office:string-value="" calcext:value-type="error">
            <text:p>#DIV/0!</text:p>
          </table:table-cell>
          <table:table-cell table:formula="of:= SUM([.H100:.H104]) / SUM([.F100:.F104])" office:value-type="string" office:string-value="" calcext:value-type="error">
            <text:p>#DIV/0!</text:p>
          </table:table-cell>
          <table:table-cell table:style-name="ce29" table:formula="of:= SUM([.H99:.H105]) / SUM([.F99:.F105])" office:value-type="string" office:string-value="" calcext:value-type="error">
            <text:p>#DIV/0!</text:p>
          </table:table-cell>
          <table:table-cell table:formula="of:=AVERAGE([.F101:.F103])" office:value-type="float" office:value="0" calcext:value-type="float">
            <text:p>0,0</text:p>
          </table:table-cell>
          <table:table-cell table:formula="of:=AVERAGE([.F100:.F104])" office:value-type="float" office:value="0" calcext:value-type="float">
            <text:p>0,0</text:p>
          </table:table-cell>
          <table:table-cell table:style-name="ce32" table:formula="of:=AVERAGE([.F99:.F105])" office:value-type="float" office:value="0" calcext:value-type="float">
            <text:p>0,0</text:p>
          </table:table-cell>
          <table:table-cell table:formula="of:=AVERAGE([.H101:.H103])" office:value-type="float" office:value="0" calcext:value-type="float">
            <text:p>0,0</text:p>
          </table:table-cell>
          <table:table-cell table:formula="of:=AVERAGE([.H100:.H104])" office:value-type="float" office:value="0" calcext:value-type="float">
            <text:p>0,0</text:p>
          </table:table-cell>
          <table:table-cell table:style-name="ce32" table:formula="of:=AVERAGE([.H99:.H105])" office:value-type="float" office:value="0.142857142857143" calcext:value-type="float">
            <text:p>0,1</text:p>
          </table:table-cell>
          <table:table-cell table:style-name="ce35" table:formula="of:= SUM([.F99:.F105]) / SUM([.F94:.F100])" office:value-type="string" office:string-value="" calcext:value-type="error">
            <text:p>#DIV/0!</text:p>
          </table:table-cell>
          <table:table-cell table:formula="of:= AVERAGE([.T101:.T103])" office:value-type="string" office:string-value="" calcext:value-type="error">
            <text:p>#DIV/0!</text:p>
          </table:table-cell>
          <table:table-cell table:formula="of:= AVERAGE([.T100:.T104])" office:value-type="string" office:string-value="" calcext:value-type="error">
            <text:p>#DIV/0!</text:p>
          </table:table-cell>
          <table:table-cell table:formula="of:= AVERAGE([.T99:.T105])" office:value-type="string" office:string-value="" calcext:value-type="error">
            <text:p>#DIV/0!</text:p>
          </table:table-cell>
          <table:table-cell table:style-name="ce35" table:formula="of:= SUM([.H99:.H105]) / SUM([.H94:.H100])" office:value-type="float" office:value="1" calcext:value-type="float">
            <text:p>1.0000</text:p>
          </table:table-cell>
          <table:table-cell table:formula="of:= AVERAGE([.X101:.X103])" office:value-type="float" office:value="0.666666666666667" calcext:value-type="float">
            <text:p>0.6667</text:p>
          </table:table-cell>
          <table:table-cell table:formula="of:= AVERAGE([.X100:.X104])" office:value-type="string" office:string-value="" calcext:value-type="error">
            <text:p>#DIV/0!</text:p>
          </table:table-cell>
          <table:table-cell table:formula="of:= AVERAGE([.X99:.X10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 office:value-type="float" office:value="15" calcext:value-type="float">
            <text:p>15</text:p>
          </table:table-cell>
          <table:table-cell table:formula="of:= [.D102] + [.C103]" office:value-type="float" office:value="1720231" calcext:value-type="float">
            <text:p>1 720 231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 [.G102] + [.F103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2] + [.H103]" office:value-type="float" office:value="487505" calcext:value-type="float">
            <text:p>487 505</text:p>
          </table:table-cell>
          <table:table-cell table:formula="of:= [.H103] / [.F103]" office:value-type="string" office:string-value="" calcext:value-type="error">
            <text:p>#DIV/0!</text:p>
          </table:table-cell>
          <table:table-cell table:formula="of:= SUM([.H102:.H104]) / SUM([.F102:.F104])" office:value-type="string" office:string-value="" calcext:value-type="error">
            <text:p>#DIV/0!</text:p>
          </table:table-cell>
          <table:table-cell table:formula="of:= SUM([.H101:.H105]) / SUM([.F101:.F105])" office:value-type="string" office:string-value="" calcext:value-type="error">
            <text:p>#DIV/0!</text:p>
          </table:table-cell>
          <table:table-cell table:formula="of:= SUM([.H100:.H106]) / SUM([.F100:.F106])" office:value-type="string" office:string-value="" calcext:value-type="error">
            <text:p>#DIV/0!</text:p>
          </table:table-cell>
          <table:table-cell table:formula="of:=AVERAGE([.F102:.F104])" office:value-type="float" office:value="0" calcext:value-type="float">
            <text:p>0,0</text:p>
          </table:table-cell>
          <table:table-cell table:formula="of:=AVERAGE([.F101:.F105])" office:value-type="float" office:value="0" calcext:value-type="float">
            <text:p>0,0</text:p>
          </table:table-cell>
          <table:table-cell table:formula="of:=AVERAGE([.F100:.F106])" office:value-type="float" office:value="0" calcext:value-type="float">
            <text:p>0,0</text:p>
          </table:table-cell>
          <table:table-cell table:formula="of:=AVERAGE([.H102:.H104])" office:value-type="float" office:value="0" calcext:value-type="float">
            <text:p>0,0</text:p>
          </table:table-cell>
          <table:table-cell table:formula="of:=AVERAGE([.H101:.H105])" office:value-type="float" office:value="0.2" calcext:value-type="float">
            <text:p>0,2</text:p>
          </table:table-cell>
          <table:table-cell table:formula="of:=AVERAGE([.H100:.H106])" office:value-type="float" office:value="0.166666666666667" calcext:value-type="float">
            <text:p>0,2</text:p>
          </table:table-cell>
          <table:table-cell table:formula="of:= SUM([.F100:.F106]) / SUM([.F95:.F101])" office:value-type="string" office:string-value="" calcext:value-type="error">
            <text:p>#DIV/0!</text:p>
          </table:table-cell>
          <table:table-cell table:formula="of:= AVERAGE([.T102:.T104])" office:value-type="string" office:string-value="" calcext:value-type="error">
            <text:p>#DIV/0!</text:p>
          </table:table-cell>
          <table:table-cell table:formula="of:= AVERAGE([.T101:.T105])" office:value-type="string" office:string-value="" calcext:value-type="error">
            <text:p>#DIV/0!</text:p>
          </table:table-cell>
          <table:table-cell table:formula="of:= AVERAGE([.T100:.T106])" office:value-type="string" office:string-value="" calcext:value-type="error">
            <text:p>#DIV/0!</text:p>
          </table:table-cell>
          <table:table-cell table:formula="of:= SUM([.H100:.H106]) / SUM([.H95:.H101])" office:value-type="float" office:value="1" calcext:value-type="float">
            <text:p>1.0000</text:p>
          </table:table-cell>
          <table:table-cell table:formula="of:= AVERAGE([.X102:.X104])" office:value-type="string" office:string-value="" calcext:value-type="error">
            <text:p>#DIV/0!</text:p>
          </table:table-cell>
          <table:table-cell table:formula="of:= AVERAGE([.X101:.X105])" office:value-type="string" office:string-value="" calcext:value-type="error">
            <text:p>#DIV/0!</text:p>
          </table:table-cell>
          <table:table-cell table:formula="of:= AVERAGE([.X100:.X10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table:formula="of:= [.D103] + [.C104]" office:value-type="float" office:value="1720253" calcext:value-type="float">
            <text:p>1 720 253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03] + [.F10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3] + [.H104]" office:value-type="float" office:value="487505" calcext:value-type="float">
            <text:p>487 505</text:p>
          </table:table-cell>
          <table:table-cell table:style-name="ce28" table:formula="of:= [.H104] / [.F104]" office:value-type="string" office:string-value="" calcext:value-type="error">
            <text:p>#DIV/0!</text:p>
          </table:table-cell>
          <table:table-cell table:formula="of:= SUM([.H103:.H105]) / SUM([.F103:.F105])" office:value-type="string" office:string-value="" calcext:value-type="error">
            <text:p>#DIV/0!</text:p>
          </table:table-cell>
          <table:table-cell table:formula="of:= SUM([.H102:.H106]) / SUM([.F102:.F106])" office:value-type="string" office:string-value="" calcext:value-type="error">
            <text:p>#DIV/0!</text:p>
          </table:table-cell>
          <table:table-cell table:formula="of:= SUM([.H101:.H107]) / SUM([.F101:.F107])" office:value-type="string" office:string-value="" calcext:value-type="error">
            <text:p>#DIV/0!</text:p>
          </table:table-cell>
          <table:table-cell table:formula="of:=AVERAGE([.F103:.F105])" office:value-type="float" office:value="0" calcext:value-type="float">
            <text:p>0,0</text:p>
          </table:table-cell>
          <table:table-cell table:formula="of:=AVERAGE([.F102:.F106])" office:value-type="float" office:value="0" calcext:value-type="float">
            <text:p>0,0</text:p>
          </table:table-cell>
          <table:table-cell table:formula="of:=AVERAGE([.F101:.F107])" office:value-type="float" office:value="0" calcext:value-type="float">
            <text:p>0,0</text:p>
          </table:table-cell>
          <table:table-cell table:formula="of:=AVERAGE([.H103:.H105])" office:value-type="float" office:value="0.333333333333333" calcext:value-type="float">
            <text:p>0,3</text:p>
          </table:table-cell>
          <table:table-cell table:formula="of:=AVERAGE([.H102:.H106])" office:value-type="float" office:value="0.25" calcext:value-type="float">
            <text:p>0,3</text:p>
          </table:table-cell>
          <table:table-cell table:formula="of:=AVERAGE([.H101:.H107])" office:value-type="float" office:value="0.2" calcext:value-type="float">
            <text:p>0,2</text:p>
          </table:table-cell>
          <table:table-cell table:formula="of:= SUM([.F101:.F107]) / SUM([.F96:.F102])" office:value-type="string" office:string-value="" calcext:value-type="error">
            <text:p>#DIV/0!</text:p>
          </table:table-cell>
          <table:table-cell table:formula="of:= AVERAGE([.T103:.T105])" office:value-type="string" office:string-value="" calcext:value-type="error">
            <text:p>#DIV/0!</text:p>
          </table:table-cell>
          <table:table-cell table:formula="of:= AVERAGE([.T102:.T106])" office:value-type="string" office:string-value="" calcext:value-type="error">
            <text:p>#DIV/0!</text:p>
          </table:table-cell>
          <table:table-cell table:formula="of:= AVERAGE([.T101:.T107])" office:value-type="string" office:string-value="" calcext:value-type="error">
            <text:p>#DIV/0!</text:p>
          </table:table-cell>
          <table:table-cell table:formula="of:= SUM([.H101:.H107]) / SUM([.H96:.H102])" office:value-type="string" office:string-value="" calcext:value-type="error">
            <text:p>#DIV/0!</text:p>
          </table:table-cell>
          <table:table-cell table:formula="of:= AVERAGE([.X103:.X105])" office:value-type="string" office:string-value="" calcext:value-type="error">
            <text:p>#DIV/0!</text:p>
          </table:table-cell>
          <table:table-cell table:formula="of:= AVERAGE([.X102:.X106])" office:value-type="string" office:string-value="" calcext:value-type="error">
            <text:p>#DIV/0!</text:p>
          </table:table-cell>
          <table:table-cell table:formula="of:= AVERAGE([.X101:.X10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 table:style-name="ce18" office:value-type="float" office:value="18" calcext:value-type="float">
            <text:p>18</text:p>
          </table:table-cell>
          <table:table-cell table:style-name="ce18" table:formula="of:= [.D104] + [.C105]" office:value-type="float" office:value="1720271" calcext:value-type="float">
            <text:p>1 720 271</text:p>
          </table:table-cell>
          <table:table-cell table:style-name="ce18"/>
          <table:table-cell table:style-name="ce23" office:value-type="float" office:value="0" calcext:value-type="float">
            <text:p>0</text:p>
          </table:table-cell>
          <table:table-cell table:style-name="ce25" table:formula="of:= [.G104] + [.F105]" office:value-type="float" office:value="83492" calcext:value-type="float">
            <text:p>83 49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 [.I104] + [.H105]" office:value-type="float" office:value="487506" calcext:value-type="float">
            <text:p>487 506</text:p>
          </table:table-cell>
          <table:table-cell table:style-name="ce29" table:formula="of:= [.H105] / [.F105]" office:value-type="string" office:string-value="" calcext:value-type="error">
            <text:p>#DIV/0!</text:p>
          </table:table-cell>
          <table:table-cell table:formula="of:= SUM([.H104:.H106]) / SUM([.F104:.F106])" office:value-type="string" office:string-value="" calcext:value-type="error">
            <text:p>#DIV/0!</text:p>
          </table:table-cell>
          <table:table-cell table:formula="of:= SUM([.H103:.H107]) / SUM([.F103:.F107])" office:value-type="string" office:string-value="" calcext:value-type="error">
            <text:p>#DIV/0!</text:p>
          </table:table-cell>
          <table:table-cell table:formula="of:= SUM([.H102:.H108]) / SUM([.F102:.F108])" office:value-type="string" office:string-value="" calcext:value-type="error">
            <text:p>#DIV/0!</text:p>
          </table:table-cell>
          <table:table-cell table:formula="of:=AVERAGE([.F104:.F106])" office:value-type="float" office:value="0" calcext:value-type="float">
            <text:p>0,0</text:p>
          </table:table-cell>
          <table:table-cell table:formula="of:=AVERAGE([.F103:.F107])" office:value-type="float" office:value="0" calcext:value-type="float">
            <text:p>0,0</text:p>
          </table:table-cell>
          <table:table-cell table:formula="of:=AVERAGE([.F102:.F108])" office:value-type="float" office:value="0" calcext:value-type="float">
            <text:p>0,0</text:p>
          </table:table-cell>
          <table:table-cell table:formula="of:=AVERAGE([.H104:.H106])" office:value-type="float" office:value="0.5" calcext:value-type="float">
            <text:p>0,5</text:p>
          </table:table-cell>
          <table:table-cell table:formula="of:=AVERAGE([.H103:.H107])" office:value-type="float" office:value="0.333333333333333" calcext:value-type="float">
            <text:p>0,3</text:p>
          </table:table-cell>
          <table:table-cell table:formula="of:=AVERAGE([.H102:.H108])" office:value-type="float" office:value="0.25" calcext:value-type="float">
            <text:p>0,3</text:p>
          </table:table-cell>
          <table:table-cell table:formula="of:= SUM([.F102:.F108]) / SUM([.F97:.F103])" office:value-type="string" office:string-value="" calcext:value-type="error">
            <text:p>#DIV/0!</text:p>
          </table:table-cell>
          <table:table-cell table:formula="of:= AVERAGE([.T104:.T106])" office:value-type="string" office:string-value="" calcext:value-type="error">
            <text:p>#DIV/0!</text:p>
          </table:table-cell>
          <table:table-cell table:formula="of:= AVERAGE([.T103:.T107])" office:value-type="string" office:string-value="" calcext:value-type="error">
            <text:p>#DIV/0!</text:p>
          </table:table-cell>
          <table:table-cell table:formula="of:= AVERAGE([.T102:.T108])" office:value-type="string" office:string-value="" calcext:value-type="error">
            <text:p>#DIV/0!</text:p>
          </table:table-cell>
          <table:table-cell table:formula="of:= SUM([.H102:.H108]) / SUM([.H97:.H103])" office:value-type="string" office:string-value="" calcext:value-type="error">
            <text:p>#DIV/0!</text:p>
          </table:table-cell>
          <table:table-cell table:formula="of:= AVERAGE([.X104:.X106])" office:value-type="string" office:string-value="" calcext:value-type="error">
            <text:p>#DIV/0!</text:p>
          </table:table-cell>
          <table:table-cell table:formula="of:= AVERAGE([.X103:.X107])" office:value-type="string" office:string-value="" calcext:value-type="error">
            <text:p>#DIV/0!</text:p>
          </table:table-cell>
          <table:table-cell table:formula="of:= AVERAGE([.X102:.X10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/>
          <table:table-cell table:formula="of:= [.D105] + [.C106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05] + [.F106]" office:value-type="float" office:value="83492" calcext:value-type="float">
            <text:p>83 492</text:p>
          </table:table-cell>
          <table:table-cell table:style-name="ce5"/>
          <table:table-cell table:formula="of:= [.I105] + [.H106]" office:value-type="float" office:value="487506" calcext:value-type="float">
            <text:p>487 506</text:p>
          </table:table-cell>
          <table:table-cell table:formula="of:= [.H106] / [.F106]" office:value-type="string" office:string-value="" calcext:value-type="error">
            <text:p>#DIV/0!</text:p>
          </table:table-cell>
          <table:table-cell table:formula="of:= SUM([.H105:.H107]) / SUM([.F105:.F107])" office:value-type="string" office:string-value="" calcext:value-type="error">
            <text:p>#DIV/0!</text:p>
          </table:table-cell>
          <table:table-cell table:formula="of:= SUM([.H104:.H108]) / SUM([.F104:.F108])" office:value-type="string" office:string-value="" calcext:value-type="error">
            <text:p>#DIV/0!</text:p>
          </table:table-cell>
          <table:table-cell table:formula="of:= SUM([.H103:.H109]) / SUM([.F103:.F109])" office:value-type="string" office:string-value="" calcext:value-type="error">
            <text:p>#DIV/0!</text:p>
          </table:table-cell>
          <table:table-cell table:formula="of:=AVERAGE([.F105:.F107])" office:value-type="float" office:value="0" calcext:value-type="float">
            <text:p>0,0</text:p>
          </table:table-cell>
          <table:table-cell table:formula="of:=AVERAGE([.F104:.F108])" office:value-type="float" office:value="0" calcext:value-type="float">
            <text:p>0,0</text:p>
          </table:table-cell>
          <table:table-cell table:formula="of:=AVERAGE([.F103:.F109])" office:value-type="float" office:value="0" calcext:value-type="float">
            <text:p>0,0</text:p>
          </table:table-cell>
          <table:table-cell table:formula="of:=AVERAGE([.H105:.H107])" office:value-type="float" office:value="1" calcext:value-type="float">
            <text:p>1,0</text:p>
          </table:table-cell>
          <table:table-cell table:formula="of:=AVERAGE([.H104:.H108])" office:value-type="float" office:value="0.5" calcext:value-type="float">
            <text:p>0,5</text:p>
          </table:table-cell>
          <table:table-cell table:formula="of:=AVERAGE([.H103:.H109])" office:value-type="float" office:value="0.333333333333333" calcext:value-type="float">
            <text:p>0,3</text:p>
          </table:table-cell>
          <table:table-cell table:formula="of:= SUM([.F103:.F109]) / SUM([.F98:.F104])" office:value-type="string" office:string-value="" calcext:value-type="error">
            <text:p>#DIV/0!</text:p>
          </table:table-cell>
          <table:table-cell table:formula="of:= AVERAGE([.T105:.T107])" office:value-type="string" office:string-value="" calcext:value-type="error">
            <text:p>#DIV/0!</text:p>
          </table:table-cell>
          <table:table-cell table:formula="of:= AVERAGE([.T104:.T108])" office:value-type="string" office:string-value="" calcext:value-type="error">
            <text:p>#DIV/0!</text:p>
          </table:table-cell>
          <table:table-cell table:formula="of:= AVERAGE([.T103:.T109])" office:value-type="string" office:string-value="" calcext:value-type="error">
            <text:p>#DIV/0!</text:p>
          </table:table-cell>
          <table:table-cell table:formula="of:= SUM([.H103:.H109]) / SUM([.H98:.H104])" office:value-type="string" office:string-value="" calcext:value-type="error">
            <text:p>#DIV/0!</text:p>
          </table:table-cell>
          <table:table-cell table:formula="of:= AVERAGE([.X105:.X107])" office:value-type="string" office:string-value="" calcext:value-type="error">
            <text:p>#DIV/0!</text:p>
          </table:table-cell>
          <table:table-cell table:formula="of:= AVERAGE([.X104:.X108])" office:value-type="string" office:string-value="" calcext:value-type="error">
            <text:p>#DIV/0!</text:p>
          </table:table-cell>
          <table:table-cell table:formula="of:= AVERAGE([.X103:.X10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/>
          <table:table-cell table:formula="of:= [.D106] + [.C107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06] + [.F107]" office:value-type="float" office:value="83492" calcext:value-type="float">
            <text:p>83 492</text:p>
          </table:table-cell>
          <table:table-cell table:style-name="ce5"/>
          <table:table-cell table:formula="of:= [.I106] + [.H107]" office:value-type="float" office:value="487506" calcext:value-type="float">
            <text:p>487 506</text:p>
          </table:table-cell>
          <table:table-cell table:formula="of:= [.H107] / [.F107]" office:value-type="string" office:string-value="" calcext:value-type="error">
            <text:p>#DIV/0!</text:p>
          </table:table-cell>
          <table:table-cell table:formula="of:= SUM([.H106:.H108]) / SUM([.F106:.F108])" office:value-type="string" office:string-value="" calcext:value-type="error">
            <text:p>#DIV/0!</text:p>
          </table:table-cell>
          <table:table-cell table:formula="of:= SUM([.H105:.H109]) / SUM([.F105:.F109])" office:value-type="string" office:string-value="" calcext:value-type="error">
            <text:p>#DIV/0!</text:p>
          </table:table-cell>
          <table:table-cell table:formula="of:= SUM([.H104:.H110]) / SUM([.F104:.F110])" office:value-type="string" office:string-value="" calcext:value-type="error">
            <text:p>#DIV/0!</text:p>
          </table:table-cell>
          <table:table-cell table:formula="of:=AVERAGE([.F106:.F108])" office:value-type="string" office:string-value="" calcext:value-type="error">
            <text:p>#DIV/0!</text:p>
          </table:table-cell>
          <table:table-cell table:formula="of:=AVERAGE([.F105:.F109])" office:value-type="float" office:value="0" calcext:value-type="float">
            <text:p>0,0</text:p>
          </table:table-cell>
          <table:table-cell table:formula="of:=AVERAGE([.F104:.F110])" office:value-type="float" office:value="0" calcext:value-type="float">
            <text:p>0,0</text:p>
          </table:table-cell>
          <table:table-cell table:formula="of:=AVERAGE([.H106:.H108])" office:value-type="string" office:string-value="" calcext:value-type="error">
            <text:p>#DIV/0!</text:p>
          </table:table-cell>
          <table:table-cell table:formula="of:=AVERAGE([.H105:.H109])" office:value-type="float" office:value="1" calcext:value-type="float">
            <text:p>1,0</text:p>
          </table:table-cell>
          <table:table-cell table:formula="of:=AVERAGE([.H104:.H110])" office:value-type="float" office:value="0.5" calcext:value-type="float">
            <text:p>0,5</text:p>
          </table:table-cell>
          <table:table-cell table:formula="of:= SUM([.F104:.F110]) / SUM([.F99:.F105])" office:value-type="string" office:string-value="" calcext:value-type="error">
            <text:p>#DIV/0!</text:p>
          </table:table-cell>
          <table:table-cell table:formula="of:= AVERAGE([.T106:.T108])" office:value-type="string" office:string-value="" calcext:value-type="error">
            <text:p>#DIV/0!</text:p>
          </table:table-cell>
          <table:table-cell table:formula="of:= AVERAGE([.T105:.T109])" office:value-type="string" office:string-value="" calcext:value-type="error">
            <text:p>#DIV/0!</text:p>
          </table:table-cell>
          <table:table-cell table:formula="of:= AVERAGE([.T104:.T110])" office:value-type="string" office:string-value="" calcext:value-type="error">
            <text:p>#DIV/0!</text:p>
          </table:table-cell>
          <table:table-cell table:formula="of:= SUM([.H104:.H110]) / SUM([.H99:.H105])" office:value-type="float" office:value="1" calcext:value-type="float">
            <text:p>1.0000</text:p>
          </table:table-cell>
          <table:table-cell table:formula="of:= AVERAGE([.X106:.X108])" office:value-type="string" office:string-value="" calcext:value-type="error">
            <text:p>#DIV/0!</text:p>
          </table:table-cell>
          <table:table-cell table:formula="of:= AVERAGE([.X105:.X109])" office:value-type="string" office:string-value="" calcext:value-type="error">
            <text:p>#DIV/0!</text:p>
          </table:table-cell>
          <table:table-cell table:formula="of:= AVERAGE([.X104:.X11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/>
          <table:table-cell table:formula="of:= [.D107] + [.C108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07] + [.F108]" office:value-type="float" office:value="83492" calcext:value-type="float">
            <text:p>83 492</text:p>
          </table:table-cell>
          <table:table-cell table:style-name="ce5"/>
          <table:table-cell table:formula="of:= [.I107] + [.H108]" office:value-type="float" office:value="487506" calcext:value-type="float">
            <text:p>487 506</text:p>
          </table:table-cell>
          <table:table-cell table:formula="of:= [.H108] / [.F108]" office:value-type="string" office:string-value="" calcext:value-type="error">
            <text:p>#DIV/0!</text:p>
          </table:table-cell>
          <table:table-cell table:formula="of:= SUM([.H107:.H109]) / SUM([.F107:.F109])" office:value-type="string" office:string-value="" calcext:value-type="error">
            <text:p>#DIV/0!</text:p>
          </table:table-cell>
          <table:table-cell table:formula="of:= SUM([.H106:.H110]) / SUM([.F106:.F110])" office:value-type="string" office:string-value="" calcext:value-type="error">
            <text:p>#DIV/0!</text:p>
          </table:table-cell>
          <table:table-cell table:formula="of:= SUM([.H105:.H111]) / SUM([.F105:.F111])" office:value-type="string" office:string-value="" calcext:value-type="error">
            <text:p>#DIV/0!</text:p>
          </table:table-cell>
          <table:table-cell table:formula="of:=AVERAGE([.F107:.F109])" office:value-type="string" office:string-value="" calcext:value-type="error">
            <text:p>#DIV/0!</text:p>
          </table:table-cell>
          <table:table-cell table:formula="of:=AVERAGE([.F106:.F110])" office:value-type="string" office:string-value="" calcext:value-type="error">
            <text:p>#DIV/0!</text:p>
          </table:table-cell>
          <table:table-cell table:formula="of:=AVERAGE([.F105:.F111])" office:value-type="float" office:value="0" calcext:value-type="float">
            <text:p>0,0</text:p>
          </table:table-cell>
          <table:table-cell table:formula="of:=AVERAGE([.H107:.H109])" office:value-type="string" office:string-value="" calcext:value-type="error">
            <text:p>#DIV/0!</text:p>
          </table:table-cell>
          <table:table-cell table:formula="of:=AVERAGE([.H106:.H110])" office:value-type="string" office:string-value="" calcext:value-type="error">
            <text:p>#DIV/0!</text:p>
          </table:table-cell>
          <table:table-cell table:formula="of:=AVERAGE([.H105:.H111])" office:value-type="float" office:value="1" calcext:value-type="float">
            <text:p>1,0</text:p>
          </table:table-cell>
          <table:table-cell table:formula="of:= SUM([.F105:.F111]) / SUM([.F100:.F106])" office:value-type="string" office:string-value="" calcext:value-type="error">
            <text:p>#DIV/0!</text:p>
          </table:table-cell>
          <table:table-cell table:formula="of:= AVERAGE([.T107:.T109])" office:value-type="string" office:string-value="" calcext:value-type="error">
            <text:p>#DIV/0!</text:p>
          </table:table-cell>
          <table:table-cell table:formula="of:= AVERAGE([.T106:.T110])" office:value-type="string" office:string-value="" calcext:value-type="error">
            <text:p>#DIV/0!</text:p>
          </table:table-cell>
          <table:table-cell table:formula="of:= AVERAGE([.T105:.T111])" office:value-type="string" office:string-value="" calcext:value-type="error">
            <text:p>#DIV/0!</text:p>
          </table:table-cell>
          <table:table-cell table:formula="of:= SUM([.H105:.H111]) / SUM([.H100:.H106])" office:value-type="float" office:value="1" calcext:value-type="float">
            <text:p>1.0000</text:p>
          </table:table-cell>
          <table:table-cell table:formula="of:= AVERAGE([.X107:.X109])" office:value-type="float" office:value="0.666666666666667" calcext:value-type="float">
            <text:p>0.6667</text:p>
          </table:table-cell>
          <table:table-cell table:formula="of:= AVERAGE([.X106:.X110])" office:value-type="string" office:string-value="" calcext:value-type="error">
            <text:p>#DIV/0!</text:p>
          </table:table-cell>
          <table:table-cell table:formula="of:= AVERAGE([.X105:.X1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/>
          <table:table-cell table:formula="of:= [.D108] + [.C109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08] + [.F109]" office:value-type="float" office:value="83492" calcext:value-type="float">
            <text:p>83 492</text:p>
          </table:table-cell>
          <table:table-cell table:style-name="ce5"/>
          <table:table-cell table:formula="of:= [.I108] + [.H109]" office:value-type="float" office:value="487506" calcext:value-type="float">
            <text:p>487 506</text:p>
          </table:table-cell>
          <table:table-cell table:formula="of:= [.H109] / [.F109]" office:value-type="string" office:string-value="" calcext:value-type="error">
            <text:p>#DIV/0!</text:p>
          </table:table-cell>
          <table:table-cell table:formula="of:= SUM([.H108:.H110]) / SUM([.F108:.F110])" office:value-type="string" office:string-value="" calcext:value-type="error">
            <text:p>#DIV/0!</text:p>
          </table:table-cell>
          <table:table-cell table:formula="of:= SUM([.H107:.H111]) / SUM([.F107:.F111])" office:value-type="string" office:string-value="" calcext:value-type="error">
            <text:p>#DIV/0!</text:p>
          </table:table-cell>
          <table:table-cell table:formula="of:= SUM([.H106:.H112]) / SUM([.F106:.F112])" office:value-type="string" office:string-value="" calcext:value-type="error">
            <text:p>#DIV/0!</text:p>
          </table:table-cell>
          <table:table-cell table:formula="of:=AVERAGE([.F108:.F110])" office:value-type="string" office:string-value="" calcext:value-type="error">
            <text:p>#DIV/0!</text:p>
          </table:table-cell>
          <table:table-cell table:formula="of:=AVERAGE([.F107:.F111])" office:value-type="string" office:string-value="" calcext:value-type="error">
            <text:p>#DIV/0!</text:p>
          </table:table-cell>
          <table:table-cell table:formula="of:=AVERAGE([.F106:.F112])" office:value-type="string" office:string-value="" calcext:value-type="error">
            <text:p>#DIV/0!</text:p>
          </table:table-cell>
          <table:table-cell table:formula="of:=AVERAGE([.H108:.H110])" office:value-type="string" office:string-value="" calcext:value-type="error">
            <text:p>#DIV/0!</text:p>
          </table:table-cell>
          <table:table-cell table:formula="of:=AVERAGE([.H107:.H111])" office:value-type="string" office:string-value="" calcext:value-type="error">
            <text:p>#DIV/0!</text:p>
          </table:table-cell>
          <table:table-cell table:formula="of:=AVERAGE([.H106:.H112])" office:value-type="string" office:string-value="" calcext:value-type="error">
            <text:p>#DIV/0!</text:p>
          </table:table-cell>
          <table:table-cell table:formula="of:= SUM([.F106:.F112]) / SUM([.F101:.F107])" office:value-type="string" office:string-value="" calcext:value-type="error">
            <text:p>#DIV/0!</text:p>
          </table:table-cell>
          <table:table-cell table:formula="of:= AVERAGE([.T108:.T110])" office:value-type="string" office:string-value="" calcext:value-type="error">
            <text:p>#DIV/0!</text:p>
          </table:table-cell>
          <table:table-cell table:formula="of:= AVERAGE([.T107:.T111])" office:value-type="string" office:string-value="" calcext:value-type="error">
            <text:p>#DIV/0!</text:p>
          </table:table-cell>
          <table:table-cell table:formula="of:= AVERAGE([.T106:.T112])" office:value-type="string" office:string-value="" calcext:value-type="error">
            <text:p>#DIV/0!</text:p>
          </table:table-cell>
          <table:table-cell table:formula="of:= SUM([.H106:.H112]) / SUM([.H101:.H107])" office:value-type="float" office:value="0" calcext:value-type="float">
            <text:p>0.0000</text:p>
          </table:table-cell>
          <table:table-cell table:formula="of:= AVERAGE([.X108:.X110])" office:value-type="float" office:value="0.333333333333333" calcext:value-type="float">
            <text:p>0.3333</text:p>
          </table:table-cell>
          <table:table-cell table:formula="of:= AVERAGE([.X107:.X111])" office:value-type="float" office:value="0.4" calcext:value-type="float">
            <text:p>0.4000</text:p>
          </table:table-cell>
          <table:table-cell table:formula="of:= AVERAGE([.X106:.X1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/>
          <table:table-cell table:formula="of:= [.D109] + [.C110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09] + [.F110]" office:value-type="float" office:value="83492" calcext:value-type="float">
            <text:p>83 492</text:p>
          </table:table-cell>
          <table:table-cell table:style-name="ce5"/>
          <table:table-cell table:formula="of:= [.I109] + [.H110]" office:value-type="float" office:value="487506" calcext:value-type="float">
            <text:p>487 506</text:p>
          </table:table-cell>
          <table:table-cell table:formula="of:= [.H110] / [.F110]" office:value-type="string" office:string-value="" calcext:value-type="error">
            <text:p>#DIV/0!</text:p>
          </table:table-cell>
          <table:table-cell table:formula="of:= SUM([.H109:.H111]) / SUM([.F109:.F111])" office:value-type="string" office:string-value="" calcext:value-type="error">
            <text:p>#DIV/0!</text:p>
          </table:table-cell>
          <table:table-cell table:formula="of:= SUM([.H108:.H112]) / SUM([.F108:.F112])" office:value-type="string" office:string-value="" calcext:value-type="error">
            <text:p>#DIV/0!</text:p>
          </table:table-cell>
          <table:table-cell table:formula="of:= SUM([.H107:.H113]) / SUM([.F107:.F113])" office:value-type="string" office:string-value="" calcext:value-type="error">
            <text:p>#DIV/0!</text:p>
          </table:table-cell>
          <table:table-cell table:formula="of:=AVERAGE([.F109:.F111])" office:value-type="string" office:string-value="" calcext:value-type="error">
            <text:p>#DIV/0!</text:p>
          </table:table-cell>
          <table:table-cell table:formula="of:=AVERAGE([.F108:.F112])" office:value-type="string" office:string-value="" calcext:value-type="error">
            <text:p>#DIV/0!</text:p>
          </table:table-cell>
          <table:table-cell table:formula="of:=AVERAGE([.F107:.F113])" office:value-type="string" office:string-value="" calcext:value-type="error">
            <text:p>#DIV/0!</text:p>
          </table:table-cell>
          <table:table-cell table:formula="of:=AVERAGE([.H109:.H111])" office:value-type="string" office:string-value="" calcext:value-type="error">
            <text:p>#DIV/0!</text:p>
          </table:table-cell>
          <table:table-cell table:formula="of:=AVERAGE([.H108:.H112])" office:value-type="string" office:string-value="" calcext:value-type="error">
            <text:p>#DIV/0!</text:p>
          </table:table-cell>
          <table:table-cell table:formula="of:=AVERAGE([.H107:.H113])" office:value-type="string" office:string-value="" calcext:value-type="error">
            <text:p>#DIV/0!</text:p>
          </table:table-cell>
          <table:table-cell table:formula="of:= SUM([.F107:.F113]) / SUM([.F102:.F108])" office:value-type="string" office:string-value="" calcext:value-type="error">
            <text:p>#DIV/0!</text:p>
          </table:table-cell>
          <table:table-cell table:formula="of:= AVERAGE([.T109:.T111])" office:value-type="string" office:string-value="" calcext:value-type="error">
            <text:p>#DIV/0!</text:p>
          </table:table-cell>
          <table:table-cell table:formula="of:= AVERAGE([.T108:.T112])" office:value-type="string" office:string-value="" calcext:value-type="error">
            <text:p>#DIV/0!</text:p>
          </table:table-cell>
          <table:table-cell table:formula="of:= AVERAGE([.T107:.T113])" office:value-type="string" office:string-value="" calcext:value-type="error">
            <text:p>#DIV/0!</text:p>
          </table:table-cell>
          <table:table-cell table:formula="of:= SUM([.H107:.H113]) / SUM([.H102:.H108])" office:value-type="float" office:value="0" calcext:value-type="float">
            <text:p>0.0000</text:p>
          </table:table-cell>
          <table:table-cell table:formula="of:= AVERAGE([.X109:.X111])" office:value-type="float" office:value="0" calcext:value-type="float">
            <text:p>0.0000</text:p>
          </table:table-cell>
          <table:table-cell table:formula="of:= AVERAGE([.X108:.X112])" office:value-type="float" office:value="0.2" calcext:value-type="float">
            <text:p>0.2000</text:p>
          </table:table-cell>
          <table:table-cell table:formula="of:= AVERAGE([.X107:.X113])" office:value-type="float" office:value="0.285714285714286" calcext:value-type="float">
            <text:p>0.2857</text:p>
          </table:table-cell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/>
          <table:table-cell table:formula="of:= [.D110] + [.C111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10] + [.F111]" office:value-type="float" office:value="83492" calcext:value-type="float">
            <text:p>83 492</text:p>
          </table:table-cell>
          <table:table-cell table:style-name="ce5"/>
          <table:table-cell table:formula="of:= [.I110] + [.H111]" office:value-type="float" office:value="487506" calcext:value-type="float">
            <text:p>487 506</text:p>
          </table:table-cell>
          <table:table-cell table:formula="of:= [.H111] / [.F111]" office:value-type="string" office:string-value="" calcext:value-type="error">
            <text:p>#DIV/0!</text:p>
          </table:table-cell>
          <table:table-cell table:formula="of:= SUM([.H110:.H112]) / SUM([.F110:.F112])" office:value-type="string" office:string-value="" calcext:value-type="error">
            <text:p>#DIV/0!</text:p>
          </table:table-cell>
          <table:table-cell table:formula="of:= SUM([.H109:.H113]) / SUM([.F109:.F113])" office:value-type="string" office:string-value="" calcext:value-type="error">
            <text:p>#DIV/0!</text:p>
          </table:table-cell>
          <table:table-cell table:formula="of:= SUM([.H108:.H114]) / SUM([.F108:.F114])" office:value-type="string" office:string-value="" calcext:value-type="error">
            <text:p>#DIV/0!</text:p>
          </table:table-cell>
          <table:table-cell table:formula="of:=AVERAGE([.F110:.F112])" office:value-type="string" office:string-value="" calcext:value-type="error">
            <text:p>#DIV/0!</text:p>
          </table:table-cell>
          <table:table-cell table:formula="of:=AVERAGE([.F109:.F113])" office:value-type="string" office:string-value="" calcext:value-type="error">
            <text:p>#DIV/0!</text:p>
          </table:table-cell>
          <table:table-cell table:formula="of:=AVERAGE([.F108:.F114])" office:value-type="string" office:string-value="" calcext:value-type="error">
            <text:p>#DIV/0!</text:p>
          </table:table-cell>
          <table:table-cell table:formula="of:=AVERAGE([.H110:.H112])" office:value-type="string" office:string-value="" calcext:value-type="error">
            <text:p>#DIV/0!</text:p>
          </table:table-cell>
          <table:table-cell table:formula="of:=AVERAGE([.H109:.H113])" office:value-type="string" office:string-value="" calcext:value-type="error">
            <text:p>#DIV/0!</text:p>
          </table:table-cell>
          <table:table-cell table:formula="of:=AVERAGE([.H108:.H114])" office:value-type="string" office:string-value="" calcext:value-type="error">
            <text:p>#DIV/0!</text:p>
          </table:table-cell>
          <table:table-cell table:formula="of:= SUM([.F108:.F114]) / SUM([.F103:.F109])" office:value-type="string" office:string-value="" calcext:value-type="error">
            <text:p>#DIV/0!</text:p>
          </table:table-cell>
          <table:table-cell table:formula="of:= AVERAGE([.T110:.T112])" office:value-type="string" office:string-value="" calcext:value-type="error">
            <text:p>#DIV/0!</text:p>
          </table:table-cell>
          <table:table-cell table:formula="of:= AVERAGE([.T109:.T113])" office:value-type="string" office:string-value="" calcext:value-type="error">
            <text:p>#DIV/0!</text:p>
          </table:table-cell>
          <table:table-cell table:formula="of:= AVERAGE([.T108:.T114])" office:value-type="string" office:string-value="" calcext:value-type="error">
            <text:p>#DIV/0!</text:p>
          </table:table-cell>
          <table:table-cell table:formula="of:= SUM([.H108:.H114]) / SUM([.H103:.H109])" office:value-type="float" office:value="0" calcext:value-type="float">
            <text:p>0.0000</text:p>
          </table:table-cell>
          <table:table-cell table:formula="of:= AVERAGE([.X110:.X112])" office:value-type="float" office:value="0" calcext:value-type="float">
            <text:p>0.0000</text:p>
          </table:table-cell>
          <table:table-cell table:formula="of:= AVERAGE([.X109:.X113])" office:value-type="float" office:value="0" calcext:value-type="float">
            <text:p>0.0000</text:p>
          </table:table-cell>
          <table:table-cell table:formula="of:= AVERAGE([.X108:.X11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/>
          <table:table-cell table:formula="of:= [.D111] + [.C112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11] + [.F112]" office:value-type="float" office:value="83492" calcext:value-type="float">
            <text:p>83 492</text:p>
          </table:table-cell>
          <table:table-cell table:style-name="ce5"/>
          <table:table-cell table:formula="of:= [.I111] + [.H112]" office:value-type="float" office:value="487506" calcext:value-type="float">
            <text:p>487 506</text:p>
          </table:table-cell>
          <table:table-cell table:formula="of:= [.H112] / [.F112]" office:value-type="string" office:string-value="" calcext:value-type="error">
            <text:p>#DIV/0!</text:p>
          </table:table-cell>
          <table:table-cell table:formula="of:= SUM([.H111:.H113]) / SUM([.F111:.F113])" office:value-type="string" office:string-value="" calcext:value-type="error">
            <text:p>#DIV/0!</text:p>
          </table:table-cell>
          <table:table-cell table:formula="of:= SUM([.H110:.H114]) / SUM([.F110:.F114])" office:value-type="string" office:string-value="" calcext:value-type="error">
            <text:p>#DIV/0!</text:p>
          </table:table-cell>
          <table:table-cell table:formula="of:= SUM([.H109:.H115]) / SUM([.F109:.F115])" office:value-type="string" office:string-value="" calcext:value-type="error">
            <text:p>#DIV/0!</text:p>
          </table:table-cell>
          <table:table-cell table:formula="of:=AVERAGE([.F111:.F113])" office:value-type="string" office:string-value="" calcext:value-type="error">
            <text:p>#DIV/0!</text:p>
          </table:table-cell>
          <table:table-cell table:formula="of:=AVERAGE([.F110:.F114])" office:value-type="string" office:string-value="" calcext:value-type="error">
            <text:p>#DIV/0!</text:p>
          </table:table-cell>
          <table:table-cell table:formula="of:=AVERAGE([.F109:.F115])" office:value-type="string" office:string-value="" calcext:value-type="error">
            <text:p>#DIV/0!</text:p>
          </table:table-cell>
          <table:table-cell table:formula="of:=AVERAGE([.H111:.H113])" office:value-type="string" office:string-value="" calcext:value-type="error">
            <text:p>#DIV/0!</text:p>
          </table:table-cell>
          <table:table-cell table:formula="of:=AVERAGE([.H110:.H114])" office:value-type="string" office:string-value="" calcext:value-type="error">
            <text:p>#DIV/0!</text:p>
          </table:table-cell>
          <table:table-cell table:formula="of:=AVERAGE([.H109:.H115])" office:value-type="string" office:string-value="" calcext:value-type="error">
            <text:p>#DIV/0!</text:p>
          </table:table-cell>
          <table:table-cell table:formula="of:= SUM([.F109:.F115]) / SUM([.F104:.F110])" office:value-type="string" office:string-value="" calcext:value-type="error">
            <text:p>#DIV/0!</text:p>
          </table:table-cell>
          <table:table-cell table:formula="of:= AVERAGE([.T111:.T113])" office:value-type="string" office:string-value="" calcext:value-type="error">
            <text:p>#DIV/0!</text:p>
          </table:table-cell>
          <table:table-cell table:formula="of:= AVERAGE([.T110:.T114])" office:value-type="string" office:string-value="" calcext:value-type="error">
            <text:p>#DIV/0!</text:p>
          </table:table-cell>
          <table:table-cell table:formula="of:= AVERAGE([.T109:.T115])" office:value-type="string" office:string-value="" calcext:value-type="error">
            <text:p>#DIV/0!</text:p>
          </table:table-cell>
          <table:table-cell table:formula="of:= SUM([.H109:.H115]) / SUM([.H104:.H110])" office:value-type="float" office:value="0" calcext:value-type="float">
            <text:p>0.0000</text:p>
          </table:table-cell>
          <table:table-cell table:formula="of:= AVERAGE([.X111:.X113])" office:value-type="float" office:value="0" calcext:value-type="float">
            <text:p>0.0000</text:p>
          </table:table-cell>
          <table:table-cell table:formula="of:= AVERAGE([.X110:.X114])" office:value-type="string" office:string-value="" calcext:value-type="error">
            <text:p>#DIV/0!</text:p>
          </table:table-cell>
          <table:table-cell table:formula="of:= AVERAGE([.X109:.X11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/>
          <table:table-cell table:formula="of:= [.D112] + [.C113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12] + [.F113]" office:value-type="float" office:value="83492" calcext:value-type="float">
            <text:p>83 492</text:p>
          </table:table-cell>
          <table:table-cell table:style-name="ce5"/>
          <table:table-cell table:formula="of:= [.I112] + [.H113]" office:value-type="float" office:value="487506" calcext:value-type="float">
            <text:p>487 506</text:p>
          </table:table-cell>
          <table:table-cell table:formula="of:= [.H113] / [.F113]" office:value-type="string" office:string-value="" calcext:value-type="error">
            <text:p>#DIV/0!</text:p>
          </table:table-cell>
          <table:table-cell table:formula="of:= SUM([.H112:.H114]) / SUM([.F112:.F114])" office:value-type="string" office:string-value="" calcext:value-type="error">
            <text:p>#DIV/0!</text:p>
          </table:table-cell>
          <table:table-cell table:formula="of:= SUM([.H111:.H115]) / SUM([.F111:.F115])" office:value-type="string" office:string-value="" calcext:value-type="error">
            <text:p>#DIV/0!</text:p>
          </table:table-cell>
          <table:table-cell table:formula="of:= SUM([.H110:.H116]) / SUM([.F110:.F116])" office:value-type="string" office:string-value="" calcext:value-type="error">
            <text:p>#DIV/0!</text:p>
          </table:table-cell>
          <table:table-cell table:formula="of:=AVERAGE([.F112:.F114])" office:value-type="string" office:string-value="" calcext:value-type="error">
            <text:p>#DIV/0!</text:p>
          </table:table-cell>
          <table:table-cell table:formula="of:=AVERAGE([.F111:.F115])" office:value-type="string" office:string-value="" calcext:value-type="error">
            <text:p>#DIV/0!</text:p>
          </table:table-cell>
          <table:table-cell table:formula="of:=AVERAGE([.F110:.F116])" office:value-type="string" office:string-value="" calcext:value-type="error">
            <text:p>#DIV/0!</text:p>
          </table:table-cell>
          <table:table-cell table:formula="of:=AVERAGE([.H112:.H114])" office:value-type="string" office:string-value="" calcext:value-type="error">
            <text:p>#DIV/0!</text:p>
          </table:table-cell>
          <table:table-cell table:formula="of:=AVERAGE([.H111:.H115])" office:value-type="string" office:string-value="" calcext:value-type="error">
            <text:p>#DIV/0!</text:p>
          </table:table-cell>
          <table:table-cell table:formula="of:=AVERAGE([.H110:.H116])" office:value-type="string" office:string-value="" calcext:value-type="error">
            <text:p>#DIV/0!</text:p>
          </table:table-cell>
          <table:table-cell table:formula="of:= SUM([.F110:.F116]) / SUM([.F105:.F111])" office:value-type="string" office:string-value="" calcext:value-type="error">
            <text:p>#DIV/0!</text:p>
          </table:table-cell>
          <table:table-cell table:formula="of:= AVERAGE([.T112:.T114])" office:value-type="string" office:string-value="" calcext:value-type="error">
            <text:p>#DIV/0!</text:p>
          </table:table-cell>
          <table:table-cell table:formula="of:= AVERAGE([.T111:.T115])" office:value-type="string" office:string-value="" calcext:value-type="error">
            <text:p>#DIV/0!</text:p>
          </table:table-cell>
          <table:table-cell table:formula="of:= AVERAGE([.T110:.T116])" office:value-type="string" office:string-value="" calcext:value-type="error">
            <text:p>#DIV/0!</text:p>
          </table:table-cell>
          <table:table-cell table:formula="of:= SUM([.H110:.H116]) / SUM([.H105:.H111])" office:value-type="float" office:value="0" calcext:value-type="float">
            <text:p>0.0000</text:p>
          </table:table-cell>
          <table:table-cell table:formula="of:= AVERAGE([.X112:.X114])" office:value-type="string" office:string-value="" calcext:value-type="error">
            <text:p>#DIV/0!</text:p>
          </table:table-cell>
          <table:table-cell table:formula="of:= AVERAGE([.X111:.X115])" office:value-type="string" office:string-value="" calcext:value-type="error">
            <text:p>#DIV/0!</text:p>
          </table:table-cell>
          <table:table-cell table:formula="of:= AVERAGE([.X110:.X11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/>
          <table:table-cell table:formula="of:= [.D113] + [.C114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13] + [.F114]" office:value-type="float" office:value="83492" calcext:value-type="float">
            <text:p>83 492</text:p>
          </table:table-cell>
          <table:table-cell table:style-name="ce5"/>
          <table:table-cell table:formula="of:= [.I113] + [.H114]" office:value-type="float" office:value="487506" calcext:value-type="float">
            <text:p>487 506</text:p>
          </table:table-cell>
          <table:table-cell table:formula="of:= [.H114] / [.F114]" office:value-type="string" office:string-value="" calcext:value-type="error">
            <text:p>#DIV/0!</text:p>
          </table:table-cell>
          <table:table-cell table:formula="of:= SUM([.H113:.H115]) / SUM([.F113:.F115])" office:value-type="string" office:string-value="" calcext:value-type="error">
            <text:p>#DIV/0!</text:p>
          </table:table-cell>
          <table:table-cell table:formula="of:= SUM([.H112:.H116]) / SUM([.F112:.F116])" office:value-type="string" office:string-value="" calcext:value-type="error">
            <text:p>#DIV/0!</text:p>
          </table:table-cell>
          <table:table-cell table:formula="of:= SUM([.H111:.H117]) / SUM([.F111:.F117])" office:value-type="string" office:string-value="" calcext:value-type="error">
            <text:p>#DIV/0!</text:p>
          </table:table-cell>
          <table:table-cell table:formula="of:=AVERAGE([.F113:.F115])" office:value-type="string" office:string-value="" calcext:value-type="error">
            <text:p>#DIV/0!</text:p>
          </table:table-cell>
          <table:table-cell table:formula="of:=AVERAGE([.F112:.F116])" office:value-type="string" office:string-value="" calcext:value-type="error">
            <text:p>#DIV/0!</text:p>
          </table:table-cell>
          <table:table-cell table:formula="of:=AVERAGE([.F111:.F117])" office:value-type="string" office:string-value="" calcext:value-type="error">
            <text:p>#DIV/0!</text:p>
          </table:table-cell>
          <table:table-cell table:formula="of:=AVERAGE([.H113:.H115])" office:value-type="string" office:string-value="" calcext:value-type="error">
            <text:p>#DIV/0!</text:p>
          </table:table-cell>
          <table:table-cell table:formula="of:=AVERAGE([.H112:.H116])" office:value-type="string" office:string-value="" calcext:value-type="error">
            <text:p>#DIV/0!</text:p>
          </table:table-cell>
          <table:table-cell table:formula="of:=AVERAGE([.H111:.H117])" office:value-type="string" office:string-value="" calcext:value-type="error">
            <text:p>#DIV/0!</text:p>
          </table:table-cell>
          <table:table-cell table:formula="of:= SUM([.F111:.F117]) / SUM([.F106:.F112])" office:value-type="string" office:string-value="" calcext:value-type="error">
            <text:p>#DIV/0!</text:p>
          </table:table-cell>
          <table:table-cell table:formula="of:= AVERAGE([.T113:.T115])" office:value-type="string" office:string-value="" calcext:value-type="error">
            <text:p>#DIV/0!</text:p>
          </table:table-cell>
          <table:table-cell table:formula="of:= AVERAGE([.T112:.T116])" office:value-type="string" office:string-value="" calcext:value-type="error">
            <text:p>#DIV/0!</text:p>
          </table:table-cell>
          <table:table-cell table:formula="of:= AVERAGE([.T111:.T117])" office:value-type="string" office:string-value="" calcext:value-type="error">
            <text:p>#DIV/0!</text:p>
          </table:table-cell>
          <table:table-cell table:formula="of:= SUM([.H111:.H117]) / SUM([.H106:.H112])" office:value-type="string" office:string-value="" calcext:value-type="error">
            <text:p>#DIV/0!</text:p>
          </table:table-cell>
          <table:table-cell table:formula="of:= AVERAGE([.X113:.X115])" office:value-type="string" office:string-value="" calcext:value-type="error">
            <text:p>#DIV/0!</text:p>
          </table:table-cell>
          <table:table-cell table:formula="of:= AVERAGE([.X112:.X116])" office:value-type="string" office:string-value="" calcext:value-type="error">
            <text:p>#DIV/0!</text:p>
          </table:table-cell>
          <table:table-cell table:formula="of:= AVERAGE([.X111:.X11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/>
          <table:table-cell table:formula="of:= [.D114] + [.C115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14] + [.F115]" office:value-type="float" office:value="83492" calcext:value-type="float">
            <text:p>83 492</text:p>
          </table:table-cell>
          <table:table-cell table:style-name="ce5"/>
          <table:table-cell table:formula="of:= [.I114] + [.H115]" office:value-type="float" office:value="487506" calcext:value-type="float">
            <text:p>487 506</text:p>
          </table:table-cell>
          <table:table-cell table:formula="of:= [.H115] / [.F115]" office:value-type="string" office:string-value="" calcext:value-type="error">
            <text:p>#DIV/0!</text:p>
          </table:table-cell>
          <table:table-cell table:formula="of:= SUM([.H114:.H116]) / SUM([.F114:.F116])" office:value-type="string" office:string-value="" calcext:value-type="error">
            <text:p>#DIV/0!</text:p>
          </table:table-cell>
          <table:table-cell table:formula="of:= SUM([.H113:.H117]) / SUM([.F113:.F117])" office:value-type="string" office:string-value="" calcext:value-type="error">
            <text:p>#DIV/0!</text:p>
          </table:table-cell>
          <table:table-cell table:formula="of:= SUM([.H112:.H118]) / SUM([.F112:.F118])" office:value-type="string" office:string-value="" calcext:value-type="error">
            <text:p>#DIV/0!</text:p>
          </table:table-cell>
          <table:table-cell table:formula="of:=AVERAGE([.F114:.F116])" office:value-type="string" office:string-value="" calcext:value-type="error">
            <text:p>#DIV/0!</text:p>
          </table:table-cell>
          <table:table-cell table:formula="of:=AVERAGE([.F113:.F117])" office:value-type="string" office:string-value="" calcext:value-type="error">
            <text:p>#DIV/0!</text:p>
          </table:table-cell>
          <table:table-cell table:formula="of:=AVERAGE([.F112:.F118])" office:value-type="string" office:string-value="" calcext:value-type="error">
            <text:p>#DIV/0!</text:p>
          </table:table-cell>
          <table:table-cell table:formula="of:=AVERAGE([.H114:.H116])" office:value-type="string" office:string-value="" calcext:value-type="error">
            <text:p>#DIV/0!</text:p>
          </table:table-cell>
          <table:table-cell table:formula="of:=AVERAGE([.H113:.H117])" office:value-type="string" office:string-value="" calcext:value-type="error">
            <text:p>#DIV/0!</text:p>
          </table:table-cell>
          <table:table-cell table:formula="of:=AVERAGE([.H112:.H118])" office:value-type="string" office:string-value="" calcext:value-type="error">
            <text:p>#DIV/0!</text:p>
          </table:table-cell>
          <table:table-cell table:formula="of:= SUM([.F112:.F118]) / SUM([.F107:.F113])" office:value-type="string" office:string-value="" calcext:value-type="error">
            <text:p>#DIV/0!</text:p>
          </table:table-cell>
          <table:table-cell table:formula="of:= AVERAGE([.T114:.T116])" office:value-type="string" office:string-value="" calcext:value-type="error">
            <text:p>#DIV/0!</text:p>
          </table:table-cell>
          <table:table-cell table:formula="of:= AVERAGE([.T113:.T117])" office:value-type="string" office:string-value="" calcext:value-type="error">
            <text:p>#DIV/0!</text:p>
          </table:table-cell>
          <table:table-cell table:formula="of:= AVERAGE([.T112:.T118])" office:value-type="string" office:string-value="" calcext:value-type="error">
            <text:p>#DIV/0!</text:p>
          </table:table-cell>
          <table:table-cell table:formula="of:= SUM([.H112:.H118]) / SUM([.H107:.H113])" office:value-type="string" office:string-value="" calcext:value-type="error">
            <text:p>#DIV/0!</text:p>
          </table:table-cell>
          <table:table-cell table:formula="of:= AVERAGE([.X114:.X116])" office:value-type="string" office:string-value="" calcext:value-type="error">
            <text:p>#DIV/0!</text:p>
          </table:table-cell>
          <table:table-cell table:formula="of:= AVERAGE([.X113:.X117])" office:value-type="string" office:string-value="" calcext:value-type="error">
            <text:p>#DIV/0!</text:p>
          </table:table-cell>
          <table:table-cell table:formula="of:= AVERAGE([.X112:.X11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/>
          <table:table-cell table:formula="of:= [.D115] + [.C116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15] + [.F116]" office:value-type="float" office:value="83492" calcext:value-type="float">
            <text:p>83 492</text:p>
          </table:table-cell>
          <table:table-cell table:style-name="ce5"/>
          <table:table-cell table:formula="of:= [.I115] + [.H116]" office:value-type="float" office:value="487506" calcext:value-type="float">
            <text:p>487 506</text:p>
          </table:table-cell>
          <table:table-cell table:formula="of:= [.H116] / [.F116]" office:value-type="string" office:string-value="" calcext:value-type="error">
            <text:p>#DIV/0!</text:p>
          </table:table-cell>
          <table:table-cell table:formula="of:= SUM([.H115:.H117]) / SUM([.F115:.F117])" office:value-type="string" office:string-value="" calcext:value-type="error">
            <text:p>#DIV/0!</text:p>
          </table:table-cell>
          <table:table-cell table:formula="of:= SUM([.H114:.H118]) / SUM([.F114:.F118])" office:value-type="string" office:string-value="" calcext:value-type="error">
            <text:p>#DIV/0!</text:p>
          </table:table-cell>
          <table:table-cell table:formula="of:= SUM([.H113:.H119]) / SUM([.F113:.F119])" office:value-type="string" office:string-value="" calcext:value-type="error">
            <text:p>#DIV/0!</text:p>
          </table:table-cell>
          <table:table-cell table:formula="of:=AVERAGE([.F115:.F117])" office:value-type="string" office:string-value="" calcext:value-type="error">
            <text:p>#DIV/0!</text:p>
          </table:table-cell>
          <table:table-cell table:formula="of:=AVERAGE([.F114:.F118])" office:value-type="string" office:string-value="" calcext:value-type="error">
            <text:p>#DIV/0!</text:p>
          </table:table-cell>
          <table:table-cell table:formula="of:=AVERAGE([.F113:.F119])" office:value-type="string" office:string-value="" calcext:value-type="error">
            <text:p>#DIV/0!</text:p>
          </table:table-cell>
          <table:table-cell table:formula="of:=AVERAGE([.H115:.H117])" office:value-type="string" office:string-value="" calcext:value-type="error">
            <text:p>#DIV/0!</text:p>
          </table:table-cell>
          <table:table-cell table:formula="of:=AVERAGE([.H114:.H118])" office:value-type="string" office:string-value="" calcext:value-type="error">
            <text:p>#DIV/0!</text:p>
          </table:table-cell>
          <table:table-cell table:formula="of:=AVERAGE([.H113:.H119])" office:value-type="string" office:string-value="" calcext:value-type="error">
            <text:p>#DIV/0!</text:p>
          </table:table-cell>
          <table:table-cell table:formula="of:= SUM([.F113:.F119]) / SUM([.F108:.F114])" office:value-type="string" office:string-value="" calcext:value-type="error">
            <text:p>#DIV/0!</text:p>
          </table:table-cell>
          <table:table-cell table:formula="of:= AVERAGE([.T115:.T117])" office:value-type="string" office:string-value="" calcext:value-type="error">
            <text:p>#DIV/0!</text:p>
          </table:table-cell>
          <table:table-cell table:formula="of:= AVERAGE([.T114:.T118])" office:value-type="string" office:string-value="" calcext:value-type="error">
            <text:p>#DIV/0!</text:p>
          </table:table-cell>
          <table:table-cell table:formula="of:= AVERAGE([.T113:.T119])" office:value-type="string" office:string-value="" calcext:value-type="error">
            <text:p>#DIV/0!</text:p>
          </table:table-cell>
          <table:table-cell table:formula="of:= SUM([.H113:.H119]) / SUM([.H108:.H114])" office:value-type="string" office:string-value="" calcext:value-type="error">
            <text:p>#DIV/0!</text:p>
          </table:table-cell>
          <table:table-cell table:formula="of:= AVERAGE([.X115:.X117])" office:value-type="string" office:string-value="" calcext:value-type="error">
            <text:p>#DIV/0!</text:p>
          </table:table-cell>
          <table:table-cell table:formula="of:= AVERAGE([.X114:.X118])" office:value-type="string" office:string-value="" calcext:value-type="error">
            <text:p>#DIV/0!</text:p>
          </table:table-cell>
          <table:table-cell table:formula="of:= AVERAGE([.X113:.X11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/>
          <table:table-cell table:formula="of:= [.D116] + [.C117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16] + [.F117]" office:value-type="float" office:value="83492" calcext:value-type="float">
            <text:p>83 492</text:p>
          </table:table-cell>
          <table:table-cell table:style-name="ce5"/>
          <table:table-cell table:formula="of:= [.I116] + [.H117]" office:value-type="float" office:value="487506" calcext:value-type="float">
            <text:p>487 506</text:p>
          </table:table-cell>
          <table:table-cell table:formula="of:= [.H117] / [.F117]" office:value-type="string" office:string-value="" calcext:value-type="error">
            <text:p>#DIV/0!</text:p>
          </table:table-cell>
          <table:table-cell table:formula="of:= SUM([.H116:.H118]) / SUM([.F116:.F118])" office:value-type="string" office:string-value="" calcext:value-type="error">
            <text:p>#DIV/0!</text:p>
          </table:table-cell>
          <table:table-cell table:formula="of:= SUM([.H115:.H119]) / SUM([.F115:.F119])" office:value-type="string" office:string-value="" calcext:value-type="error">
            <text:p>#DIV/0!</text:p>
          </table:table-cell>
          <table:table-cell table:formula="of:= SUM([.H114:.H120]) / SUM([.F114:.F120])" office:value-type="string" office:string-value="" calcext:value-type="error">
            <text:p>#DIV/0!</text:p>
          </table:table-cell>
          <table:table-cell table:formula="of:=AVERAGE([.F116:.F118])" office:value-type="string" office:string-value="" calcext:value-type="error">
            <text:p>#DIV/0!</text:p>
          </table:table-cell>
          <table:table-cell table:formula="of:=AVERAGE([.F115:.F119])" office:value-type="string" office:string-value="" calcext:value-type="error">
            <text:p>#DIV/0!</text:p>
          </table:table-cell>
          <table:table-cell table:formula="of:=AVERAGE([.F114:.F120])" office:value-type="string" office:string-value="" calcext:value-type="error">
            <text:p>#DIV/0!</text:p>
          </table:table-cell>
          <table:table-cell table:formula="of:=AVERAGE([.H116:.H118])" office:value-type="string" office:string-value="" calcext:value-type="error">
            <text:p>#DIV/0!</text:p>
          </table:table-cell>
          <table:table-cell table:formula="of:=AVERAGE([.H115:.H119])" office:value-type="string" office:string-value="" calcext:value-type="error">
            <text:p>#DIV/0!</text:p>
          </table:table-cell>
          <table:table-cell table:formula="of:=AVERAGE([.H114:.H120])" office:value-type="string" office:string-value="" calcext:value-type="error">
            <text:p>#DIV/0!</text:p>
          </table:table-cell>
          <table:table-cell table:formula="of:= SUM([.F114:.F120]) / SUM([.F109:.F115])" office:value-type="string" office:string-value="" calcext:value-type="error">
            <text:p>#DIV/0!</text:p>
          </table:table-cell>
          <table:table-cell table:formula="of:= AVERAGE([.T116:.T118])" office:value-type="string" office:string-value="" calcext:value-type="error">
            <text:p>#DIV/0!</text:p>
          </table:table-cell>
          <table:table-cell table:formula="of:= AVERAGE([.T115:.T119])" office:value-type="string" office:string-value="" calcext:value-type="error">
            <text:p>#DIV/0!</text:p>
          </table:table-cell>
          <table:table-cell table:formula="of:= AVERAGE([.T114:.T120])" office:value-type="string" office:string-value="" calcext:value-type="error">
            <text:p>#DIV/0!</text:p>
          </table:table-cell>
          <table:table-cell table:formula="of:= SUM([.H114:.H120]) / SUM([.H109:.H115])" office:value-type="string" office:string-value="" calcext:value-type="error">
            <text:p>#DIV/0!</text:p>
          </table:table-cell>
          <table:table-cell table:formula="of:= AVERAGE([.X116:.X118])" office:value-type="string" office:string-value="" calcext:value-type="error">
            <text:p>#DIV/0!</text:p>
          </table:table-cell>
          <table:table-cell table:formula="of:= AVERAGE([.X115:.X119])" office:value-type="string" office:string-value="" calcext:value-type="error">
            <text:p>#DIV/0!</text:p>
          </table:table-cell>
          <table:table-cell table:formula="of:= AVERAGE([.X114:.X12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/>
          <table:table-cell table:formula="of:= [.D117] + [.C118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17] + [.F118]" office:value-type="float" office:value="83492" calcext:value-type="float">
            <text:p>83 492</text:p>
          </table:table-cell>
          <table:table-cell table:style-name="ce5"/>
          <table:table-cell table:formula="of:= [.I117] + [.H118]" office:value-type="float" office:value="487506" calcext:value-type="float">
            <text:p>487 506</text:p>
          </table:table-cell>
          <table:table-cell table:formula="of:= [.H118] / [.F118]" office:value-type="string" office:string-value="" calcext:value-type="error">
            <text:p>#DIV/0!</text:p>
          </table:table-cell>
          <table:table-cell table:formula="of:= SUM([.H117:.H119]) / SUM([.F117:.F119])" office:value-type="string" office:string-value="" calcext:value-type="error">
            <text:p>#DIV/0!</text:p>
          </table:table-cell>
          <table:table-cell table:formula="of:= SUM([.H116:.H120]) / SUM([.F116:.F120])" office:value-type="string" office:string-value="" calcext:value-type="error">
            <text:p>#DIV/0!</text:p>
          </table:table-cell>
          <table:table-cell table:formula="of:= SUM([.H115:.H121]) / SUM([.F115:.F121])" office:value-type="string" office:string-value="" calcext:value-type="error">
            <text:p>#DIV/0!</text:p>
          </table:table-cell>
          <table:table-cell table:formula="of:=AVERAGE([.F117:.F119])" office:value-type="string" office:string-value="" calcext:value-type="error">
            <text:p>#DIV/0!</text:p>
          </table:table-cell>
          <table:table-cell table:formula="of:=AVERAGE([.F116:.F120])" office:value-type="string" office:string-value="" calcext:value-type="error">
            <text:p>#DIV/0!</text:p>
          </table:table-cell>
          <table:table-cell table:formula="of:=AVERAGE([.F115:.F121])" office:value-type="string" office:string-value="" calcext:value-type="error">
            <text:p>#DIV/0!</text:p>
          </table:table-cell>
          <table:table-cell table:formula="of:=AVERAGE([.H117:.H119])" office:value-type="string" office:string-value="" calcext:value-type="error">
            <text:p>#DIV/0!</text:p>
          </table:table-cell>
          <table:table-cell table:formula="of:=AVERAGE([.H116:.H120])" office:value-type="string" office:string-value="" calcext:value-type="error">
            <text:p>#DIV/0!</text:p>
          </table:table-cell>
          <table:table-cell table:formula="of:=AVERAGE([.H115:.H121])" office:value-type="string" office:string-value="" calcext:value-type="error">
            <text:p>#DIV/0!</text:p>
          </table:table-cell>
          <table:table-cell table:formula="of:= SUM([.F115:.F121]) / SUM([.F110:.F116])" office:value-type="string" office:string-value="" calcext:value-type="error">
            <text:p>#DIV/0!</text:p>
          </table:table-cell>
          <table:table-cell table:formula="of:= AVERAGE([.T117:.T119])" office:value-type="string" office:string-value="" calcext:value-type="error">
            <text:p>#DIV/0!</text:p>
          </table:table-cell>
          <table:table-cell table:formula="of:= AVERAGE([.T116:.T120])" office:value-type="string" office:string-value="" calcext:value-type="error">
            <text:p>#DIV/0!</text:p>
          </table:table-cell>
          <table:table-cell table:formula="of:= AVERAGE([.T115:.T121])" office:value-type="string" office:string-value="" calcext:value-type="error">
            <text:p>#DIV/0!</text:p>
          </table:table-cell>
          <table:table-cell table:formula="of:= SUM([.H115:.H121]) / SUM([.H110:.H116])" office:value-type="string" office:string-value="" calcext:value-type="error">
            <text:p>#DIV/0!</text:p>
          </table:table-cell>
          <table:table-cell table:formula="of:= AVERAGE([.X117:.X119])" office:value-type="string" office:string-value="" calcext:value-type="error">
            <text:p>#DIV/0!</text:p>
          </table:table-cell>
          <table:table-cell table:formula="of:= AVERAGE([.X116:.X120])" office:value-type="string" office:string-value="" calcext:value-type="error">
            <text:p>#DIV/0!</text:p>
          </table:table-cell>
          <table:table-cell table:formula="of:= AVERAGE([.X115:.X12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/>
          <table:table-cell table:formula="of:= [.D118] + [.C119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18] + [.F119]" office:value-type="float" office:value="83492" calcext:value-type="float">
            <text:p>83 492</text:p>
          </table:table-cell>
          <table:table-cell table:style-name="ce5"/>
          <table:table-cell table:formula="of:= [.I118] + [.H119]" office:value-type="float" office:value="487506" calcext:value-type="float">
            <text:p>487 506</text:p>
          </table:table-cell>
          <table:table-cell table:formula="of:= [.H119] / [.F119]" office:value-type="string" office:string-value="" calcext:value-type="error">
            <text:p>#DIV/0!</text:p>
          </table:table-cell>
          <table:table-cell table:formula="of:= SUM([.H118:.H120]) / SUM([.F118:.F120])" office:value-type="string" office:string-value="" calcext:value-type="error">
            <text:p>#DIV/0!</text:p>
          </table:table-cell>
          <table:table-cell table:formula="of:= SUM([.H117:.H121]) / SUM([.F117:.F121])" office:value-type="string" office:string-value="" calcext:value-type="error">
            <text:p>#DIV/0!</text:p>
          </table:table-cell>
          <table:table-cell table:formula="of:= SUM([.H116:.H122]) / SUM([.F116:.F122])" office:value-type="string" office:string-value="" calcext:value-type="error">
            <text:p>#DIV/0!</text:p>
          </table:table-cell>
          <table:table-cell table:formula="of:=AVERAGE([.F118:.F120])" office:value-type="string" office:string-value="" calcext:value-type="error">
            <text:p>#DIV/0!</text:p>
          </table:table-cell>
          <table:table-cell table:formula="of:=AVERAGE([.F117:.F121])" office:value-type="string" office:string-value="" calcext:value-type="error">
            <text:p>#DIV/0!</text:p>
          </table:table-cell>
          <table:table-cell table:formula="of:=AVERAGE([.F116:.F122])" office:value-type="string" office:string-value="" calcext:value-type="error">
            <text:p>#DIV/0!</text:p>
          </table:table-cell>
          <table:table-cell table:formula="of:=AVERAGE([.H118:.H120])" office:value-type="string" office:string-value="" calcext:value-type="error">
            <text:p>#DIV/0!</text:p>
          </table:table-cell>
          <table:table-cell table:formula="of:=AVERAGE([.H117:.H121])" office:value-type="string" office:string-value="" calcext:value-type="error">
            <text:p>#DIV/0!</text:p>
          </table:table-cell>
          <table:table-cell table:formula="of:=AVERAGE([.H116:.H122])" office:value-type="string" office:string-value="" calcext:value-type="error">
            <text:p>#DIV/0!</text:p>
          </table:table-cell>
          <table:table-cell table:formula="of:= SUM([.F116:.F122]) / SUM([.F111:.F117])" office:value-type="string" office:string-value="" calcext:value-type="error">
            <text:p>#DIV/0!</text:p>
          </table:table-cell>
          <table:table-cell table:formula="of:= AVERAGE([.T118:.T120])" office:value-type="string" office:string-value="" calcext:value-type="error">
            <text:p>#DIV/0!</text:p>
          </table:table-cell>
          <table:table-cell table:formula="of:= AVERAGE([.T117:.T121])" office:value-type="string" office:string-value="" calcext:value-type="error">
            <text:p>#DIV/0!</text:p>
          </table:table-cell>
          <table:table-cell table:formula="of:= AVERAGE([.T116:.T122])" office:value-type="string" office:string-value="" calcext:value-type="error">
            <text:p>#DIV/0!</text:p>
          </table:table-cell>
          <table:table-cell table:formula="of:= SUM([.H116:.H122]) / SUM([.H111:.H117])" office:value-type="string" office:string-value="" calcext:value-type="error">
            <text:p>#DIV/0!</text:p>
          </table:table-cell>
          <table:table-cell table:formula="of:= AVERAGE([.X118:.X120])" office:value-type="string" office:string-value="" calcext:value-type="error">
            <text:p>#DIV/0!</text:p>
          </table:table-cell>
          <table:table-cell table:formula="of:= AVERAGE([.X117:.X121])" office:value-type="string" office:string-value="" calcext:value-type="error">
            <text:p>#DIV/0!</text:p>
          </table:table-cell>
          <table:table-cell table:formula="of:= AVERAGE([.X116:.X12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/>
          <table:table-cell table:formula="of:= [.D119] + [.C120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19] + [.F120]" office:value-type="float" office:value="83492" calcext:value-type="float">
            <text:p>83 492</text:p>
          </table:table-cell>
          <table:table-cell table:style-name="ce5"/>
          <table:table-cell table:formula="of:= [.I119] + [.H120]" office:value-type="float" office:value="487506" calcext:value-type="float">
            <text:p>487 506</text:p>
          </table:table-cell>
          <table:table-cell table:formula="of:= [.H120] / [.F120]" office:value-type="string" office:string-value="" calcext:value-type="error">
            <text:p>#DIV/0!</text:p>
          </table:table-cell>
          <table:table-cell table:formula="of:= SUM([.H119:.H121]) / SUM([.F119:.F121])" office:value-type="string" office:string-value="" calcext:value-type="error">
            <text:p>#DIV/0!</text:p>
          </table:table-cell>
          <table:table-cell table:formula="of:= SUM([.H118:.H122]) / SUM([.F118:.F122])" office:value-type="string" office:string-value="" calcext:value-type="error">
            <text:p>#DIV/0!</text:p>
          </table:table-cell>
          <table:table-cell table:formula="of:= SUM([.H117:.H123]) / SUM([.F117:.F123])" office:value-type="string" office:string-value="" calcext:value-type="error">
            <text:p>#DIV/0!</text:p>
          </table:table-cell>
          <table:table-cell table:formula="of:=AVERAGE([.F119:.F121])" office:value-type="string" office:string-value="" calcext:value-type="error">
            <text:p>#DIV/0!</text:p>
          </table:table-cell>
          <table:table-cell table:formula="of:=AVERAGE([.F118:.F122])" office:value-type="string" office:string-value="" calcext:value-type="error">
            <text:p>#DIV/0!</text:p>
          </table:table-cell>
          <table:table-cell table:formula="of:=AVERAGE([.F117:.F123])" office:value-type="string" office:string-value="" calcext:value-type="error">
            <text:p>#DIV/0!</text:p>
          </table:table-cell>
          <table:table-cell table:formula="of:=AVERAGE([.H119:.H121])" office:value-type="string" office:string-value="" calcext:value-type="error">
            <text:p>#DIV/0!</text:p>
          </table:table-cell>
          <table:table-cell table:formula="of:=AVERAGE([.H118:.H122])" office:value-type="string" office:string-value="" calcext:value-type="error">
            <text:p>#DIV/0!</text:p>
          </table:table-cell>
          <table:table-cell table:formula="of:=AVERAGE([.H117:.H123])" office:value-type="string" office:string-value="" calcext:value-type="error">
            <text:p>#DIV/0!</text:p>
          </table:table-cell>
          <table:table-cell table:formula="of:= SUM([.F117:.F123]) / SUM([.F112:.F118])" office:value-type="string" office:string-value="" calcext:value-type="error">
            <text:p>#DIV/0!</text:p>
          </table:table-cell>
          <table:table-cell table:formula="of:= AVERAGE([.T119:.T121])" office:value-type="string" office:string-value="" calcext:value-type="error">
            <text:p>#DIV/0!</text:p>
          </table:table-cell>
          <table:table-cell table:formula="of:= AVERAGE([.T118:.T122])" office:value-type="string" office:string-value="" calcext:value-type="error">
            <text:p>#DIV/0!</text:p>
          </table:table-cell>
          <table:table-cell table:formula="of:= AVERAGE([.T117:.T123])" office:value-type="string" office:string-value="" calcext:value-type="error">
            <text:p>#DIV/0!</text:p>
          </table:table-cell>
          <table:table-cell table:formula="of:= SUM([.H117:.H123]) / SUM([.H112:.H118])" office:value-type="string" office:string-value="" calcext:value-type="error">
            <text:p>#DIV/0!</text:p>
          </table:table-cell>
          <table:table-cell table:formula="of:= AVERAGE([.X119:.X121])" office:value-type="string" office:string-value="" calcext:value-type="error">
            <text:p>#DIV/0!</text:p>
          </table:table-cell>
          <table:table-cell table:formula="of:= AVERAGE([.X118:.X122])" office:value-type="string" office:string-value="" calcext:value-type="error">
            <text:p>#DIV/0!</text:p>
          </table:table-cell>
          <table:table-cell table:formula="of:= AVERAGE([.X117:.X12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/>
          <table:table-cell table:formula="of:= [.D120] + [.C121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20] + [.F121]" office:value-type="float" office:value="83492" calcext:value-type="float">
            <text:p>83 492</text:p>
          </table:table-cell>
          <table:table-cell table:style-name="ce5"/>
          <table:table-cell table:formula="of:= [.I120] + [.H121]" office:value-type="float" office:value="487506" calcext:value-type="float">
            <text:p>487 506</text:p>
          </table:table-cell>
          <table:table-cell table:formula="of:= [.H121] / [.F121]" office:value-type="string" office:string-value="" calcext:value-type="error">
            <text:p>#DIV/0!</text:p>
          </table:table-cell>
          <table:table-cell table:formula="of:= SUM([.H120:.H122]) / SUM([.F120:.F122])" office:value-type="string" office:string-value="" calcext:value-type="error">
            <text:p>#DIV/0!</text:p>
          </table:table-cell>
          <table:table-cell table:formula="of:= SUM([.H119:.H123]) / SUM([.F119:.F123])" office:value-type="string" office:string-value="" calcext:value-type="error">
            <text:p>#DIV/0!</text:p>
          </table:table-cell>
          <table:table-cell table:formula="of:= SUM([.H118:.H124]) / SUM([.F118:.F124])" office:value-type="string" office:string-value="" calcext:value-type="error">
            <text:p>#DIV/0!</text:p>
          </table:table-cell>
          <table:table-cell table:formula="of:=AVERAGE([.F120:.F122])" office:value-type="string" office:string-value="" calcext:value-type="error">
            <text:p>#DIV/0!</text:p>
          </table:table-cell>
          <table:table-cell table:formula="of:=AVERAGE([.F119:.F123])" office:value-type="string" office:string-value="" calcext:value-type="error">
            <text:p>#DIV/0!</text:p>
          </table:table-cell>
          <table:table-cell table:formula="of:=AVERAGE([.F118:.F124])" office:value-type="string" office:string-value="" calcext:value-type="error">
            <text:p>#DIV/0!</text:p>
          </table:table-cell>
          <table:table-cell table:formula="of:=AVERAGE([.H120:.H122])" office:value-type="string" office:string-value="" calcext:value-type="error">
            <text:p>#DIV/0!</text:p>
          </table:table-cell>
          <table:table-cell table:formula="of:=AVERAGE([.H119:.H123])" office:value-type="string" office:string-value="" calcext:value-type="error">
            <text:p>#DIV/0!</text:p>
          </table:table-cell>
          <table:table-cell table:formula="of:=AVERAGE([.H118:.H124])" office:value-type="string" office:string-value="" calcext:value-type="error">
            <text:p>#DIV/0!</text:p>
          </table:table-cell>
          <table:table-cell table:formula="of:= SUM([.F118:.F124]) / SUM([.F113:.F119])" office:value-type="string" office:string-value="" calcext:value-type="error">
            <text:p>#DIV/0!</text:p>
          </table:table-cell>
          <table:table-cell table:formula="of:= AVERAGE([.T120:.T122])" office:value-type="string" office:string-value="" calcext:value-type="error">
            <text:p>#DIV/0!</text:p>
          </table:table-cell>
          <table:table-cell table:formula="of:= AVERAGE([.T119:.T123])" office:value-type="string" office:string-value="" calcext:value-type="error">
            <text:p>#DIV/0!</text:p>
          </table:table-cell>
          <table:table-cell table:formula="of:= AVERAGE([.T118:.T124])" office:value-type="string" office:string-value="" calcext:value-type="error">
            <text:p>#DIV/0!</text:p>
          </table:table-cell>
          <table:table-cell table:formula="of:= SUM([.H118:.H124]) / SUM([.H113:.H119])" office:value-type="string" office:string-value="" calcext:value-type="error">
            <text:p>#DIV/0!</text:p>
          </table:table-cell>
          <table:table-cell table:formula="of:= AVERAGE([.X120:.X122])" office:value-type="string" office:string-value="" calcext:value-type="error">
            <text:p>#DIV/0!</text:p>
          </table:table-cell>
          <table:table-cell table:formula="of:= AVERAGE([.X119:.X123])" office:value-type="string" office:string-value="" calcext:value-type="error">
            <text:p>#DIV/0!</text:p>
          </table:table-cell>
          <table:table-cell table:formula="of:= AVERAGE([.X118:.X1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/>
          <table:table-cell table:formula="of:= [.D121] + [.C122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21] + [.F122]" office:value-type="float" office:value="83492" calcext:value-type="float">
            <text:p>83 492</text:p>
          </table:table-cell>
          <table:table-cell table:style-name="ce5"/>
          <table:table-cell table:formula="of:= [.I121] + [.H122]" office:value-type="float" office:value="487506" calcext:value-type="float">
            <text:p>487 506</text:p>
          </table:table-cell>
          <table:table-cell table:formula="of:= [.H122] / [.F122]" office:value-type="string" office:string-value="" calcext:value-type="error">
            <text:p>#DIV/0!</text:p>
          </table:table-cell>
          <table:table-cell table:formula="of:= SUM([.H121:.H123]) / SUM([.F121:.F123])" office:value-type="string" office:string-value="" calcext:value-type="error">
            <text:p>#DIV/0!</text:p>
          </table:table-cell>
          <table:table-cell table:formula="of:= SUM([.H120:.H124]) / SUM([.F120:.F124])" office:value-type="string" office:string-value="" calcext:value-type="error">
            <text:p>#DIV/0!</text:p>
          </table:table-cell>
          <table:table-cell table:formula="of:= SUM([.H119:.H125]) / SUM([.F119:.F125])" office:value-type="string" office:string-value="" calcext:value-type="error">
            <text:p>#DIV/0!</text:p>
          </table:table-cell>
          <table:table-cell table:formula="of:=AVERAGE([.F121:.F123])" office:value-type="string" office:string-value="" calcext:value-type="error">
            <text:p>#DIV/0!</text:p>
          </table:table-cell>
          <table:table-cell table:formula="of:=AVERAGE([.F120:.F124])" office:value-type="string" office:string-value="" calcext:value-type="error">
            <text:p>#DIV/0!</text:p>
          </table:table-cell>
          <table:table-cell table:formula="of:=AVERAGE([.F119:.F125])" office:value-type="string" office:string-value="" calcext:value-type="error">
            <text:p>#DIV/0!</text:p>
          </table:table-cell>
          <table:table-cell table:formula="of:=AVERAGE([.H121:.H123])" office:value-type="string" office:string-value="" calcext:value-type="error">
            <text:p>#DIV/0!</text:p>
          </table:table-cell>
          <table:table-cell table:formula="of:=AVERAGE([.H120:.H124])" office:value-type="string" office:string-value="" calcext:value-type="error">
            <text:p>#DIV/0!</text:p>
          </table:table-cell>
          <table:table-cell table:formula="of:=AVERAGE([.H119:.H125])" office:value-type="string" office:string-value="" calcext:value-type="error">
            <text:p>#DIV/0!</text:p>
          </table:table-cell>
          <table:table-cell table:formula="of:= SUM([.F119:.F125]) / SUM([.F114:.F120])" office:value-type="string" office:string-value="" calcext:value-type="error">
            <text:p>#DIV/0!</text:p>
          </table:table-cell>
          <table:table-cell table:formula="of:= AVERAGE([.T121:.T123])" office:value-type="string" office:string-value="" calcext:value-type="error">
            <text:p>#DIV/0!</text:p>
          </table:table-cell>
          <table:table-cell table:formula="of:= AVERAGE([.T120:.T124])" office:value-type="string" office:string-value="" calcext:value-type="error">
            <text:p>#DIV/0!</text:p>
          </table:table-cell>
          <table:table-cell table:formula="of:= AVERAGE([.T119:.T125])" office:value-type="string" office:string-value="" calcext:value-type="error">
            <text:p>#DIV/0!</text:p>
          </table:table-cell>
          <table:table-cell table:formula="of:= SUM([.H119:.H125]) / SUM([.H114:.H120])" office:value-type="string" office:string-value="" calcext:value-type="error">
            <text:p>#DIV/0!</text:p>
          </table:table-cell>
          <table:table-cell table:formula="of:= AVERAGE([.X121:.X123])" office:value-type="string" office:string-value="" calcext:value-type="error">
            <text:p>#DIV/0!</text:p>
          </table:table-cell>
          <table:table-cell table:formula="of:= AVERAGE([.X120:.X124])" office:value-type="string" office:string-value="" calcext:value-type="error">
            <text:p>#DIV/0!</text:p>
          </table:table-cell>
          <table:table-cell table:formula="of:= AVERAGE([.X119:.X1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/>
          <table:table-cell table:formula="of:= [.D122] + [.C123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22] + [.F123]" office:value-type="float" office:value="83492" calcext:value-type="float">
            <text:p>83 492</text:p>
          </table:table-cell>
          <table:table-cell table:style-name="ce5"/>
          <table:table-cell table:formula="of:= [.I122] + [.H123]" office:value-type="float" office:value="487506" calcext:value-type="float">
            <text:p>487 506</text:p>
          </table:table-cell>
          <table:table-cell table:formula="of:= [.H123] / [.F123]" office:value-type="string" office:string-value="" calcext:value-type="error">
            <text:p>#DIV/0!</text:p>
          </table:table-cell>
          <table:table-cell table:formula="of:= SUM([.H122:.H124]) / SUM([.F122:.F124])" office:value-type="string" office:string-value="" calcext:value-type="error">
            <text:p>#DIV/0!</text:p>
          </table:table-cell>
          <table:table-cell table:formula="of:= SUM([.H121:.H125]) / SUM([.F121:.F125])" office:value-type="string" office:string-value="" calcext:value-type="error">
            <text:p>#DIV/0!</text:p>
          </table:table-cell>
          <table:table-cell table:formula="of:= SUM([.H120:.H126]) / SUM([.F120:.F126])" office:value-type="string" office:string-value="" calcext:value-type="error">
            <text:p>#DIV/0!</text:p>
          </table:table-cell>
          <table:table-cell table:formula="of:=AVERAGE([.F122:.F124])" office:value-type="string" office:string-value="" calcext:value-type="error">
            <text:p>#DIV/0!</text:p>
          </table:table-cell>
          <table:table-cell table:formula="of:=AVERAGE([.F121:.F125])" office:value-type="string" office:string-value="" calcext:value-type="error">
            <text:p>#DIV/0!</text:p>
          </table:table-cell>
          <table:table-cell table:formula="of:=AVERAGE([.F120:.F126])" office:value-type="string" office:string-value="" calcext:value-type="error">
            <text:p>#DIV/0!</text:p>
          </table:table-cell>
          <table:table-cell table:formula="of:=AVERAGE([.H122:.H124])" office:value-type="string" office:string-value="" calcext:value-type="error">
            <text:p>#DIV/0!</text:p>
          </table:table-cell>
          <table:table-cell table:formula="of:=AVERAGE([.H121:.H125])" office:value-type="string" office:string-value="" calcext:value-type="error">
            <text:p>#DIV/0!</text:p>
          </table:table-cell>
          <table:table-cell table:formula="of:=AVERAGE([.H120:.H126])" office:value-type="string" office:string-value="" calcext:value-type="error">
            <text:p>#DIV/0!</text:p>
          </table:table-cell>
          <table:table-cell table:formula="of:= SUM([.F120:.F126]) / SUM([.F115:.F121])" office:value-type="string" office:string-value="" calcext:value-type="error">
            <text:p>#DIV/0!</text:p>
          </table:table-cell>
          <table:table-cell table:formula="of:= AVERAGE([.T122:.T124])" office:value-type="string" office:string-value="" calcext:value-type="error">
            <text:p>#DIV/0!</text:p>
          </table:table-cell>
          <table:table-cell table:formula="of:= AVERAGE([.T121:.T125])" office:value-type="string" office:string-value="" calcext:value-type="error">
            <text:p>#DIV/0!</text:p>
          </table:table-cell>
          <table:table-cell table:formula="of:= AVERAGE([.T120:.T126])" office:value-type="string" office:string-value="" calcext:value-type="error">
            <text:p>#DIV/0!</text:p>
          </table:table-cell>
          <table:table-cell table:formula="of:= SUM([.H120:.H126]) / SUM([.H115:.H121])" office:value-type="string" office:string-value="" calcext:value-type="error">
            <text:p>#DIV/0!</text:p>
          </table:table-cell>
          <table:table-cell table:formula="of:= AVERAGE([.X122:.X124])" office:value-type="string" office:string-value="" calcext:value-type="error">
            <text:p>#DIV/0!</text:p>
          </table:table-cell>
          <table:table-cell table:formula="of:= AVERAGE([.X121:.X125])" office:value-type="string" office:string-value="" calcext:value-type="error">
            <text:p>#DIV/0!</text:p>
          </table:table-cell>
          <table:table-cell table:formula="of:= AVERAGE([.X120:.X1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/>
          <table:table-cell table:formula="of:= [.D123] + [.C124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23] + [.F124]" office:value-type="float" office:value="83492" calcext:value-type="float">
            <text:p>83 492</text:p>
          </table:table-cell>
          <table:table-cell table:style-name="ce5"/>
          <table:table-cell table:formula="of:= [.I123] + [.H124]" office:value-type="float" office:value="487506" calcext:value-type="float">
            <text:p>487 506</text:p>
          </table:table-cell>
          <table:table-cell table:formula="of:= [.H124] / [.F124]" office:value-type="string" office:string-value="" calcext:value-type="error">
            <text:p>#DIV/0!</text:p>
          </table:table-cell>
          <table:table-cell table:formula="of:= SUM([.H123:.H125]) / SUM([.F123:.F125])" office:value-type="string" office:string-value="" calcext:value-type="error">
            <text:p>#DIV/0!</text:p>
          </table:table-cell>
          <table:table-cell table:formula="of:= SUM([.H122:.H126]) / SUM([.F122:.F126])" office:value-type="string" office:string-value="" calcext:value-type="error">
            <text:p>#DIV/0!</text:p>
          </table:table-cell>
          <table:table-cell table:formula="of:= SUM([.H121:.H127]) / SUM([.F121:.F127])" office:value-type="string" office:string-value="" calcext:value-type="error">
            <text:p>#DIV/0!</text:p>
          </table:table-cell>
          <table:table-cell table:formula="of:=AVERAGE([.F123:.F125])" office:value-type="string" office:string-value="" calcext:value-type="error">
            <text:p>#DIV/0!</text:p>
          </table:table-cell>
          <table:table-cell table:formula="of:=AVERAGE([.F122:.F126])" office:value-type="string" office:string-value="" calcext:value-type="error">
            <text:p>#DIV/0!</text:p>
          </table:table-cell>
          <table:table-cell table:formula="of:=AVERAGE([.F121:.F127])" office:value-type="string" office:string-value="" calcext:value-type="error">
            <text:p>#DIV/0!</text:p>
          </table:table-cell>
          <table:table-cell table:formula="of:=AVERAGE([.H123:.H125])" office:value-type="string" office:string-value="" calcext:value-type="error">
            <text:p>#DIV/0!</text:p>
          </table:table-cell>
          <table:table-cell table:formula="of:=AVERAGE([.H122:.H126])" office:value-type="string" office:string-value="" calcext:value-type="error">
            <text:p>#DIV/0!</text:p>
          </table:table-cell>
          <table:table-cell table:formula="of:=AVERAGE([.H121:.H127])" office:value-type="string" office:string-value="" calcext:value-type="error">
            <text:p>#DIV/0!</text:p>
          </table:table-cell>
          <table:table-cell table:formula="of:= SUM([.F121:.F127]) / SUM([.F116:.F122])" office:value-type="string" office:string-value="" calcext:value-type="error">
            <text:p>#DIV/0!</text:p>
          </table:table-cell>
          <table:table-cell table:formula="of:= AVERAGE([.T123:.T125])" office:value-type="string" office:string-value="" calcext:value-type="error">
            <text:p>#DIV/0!</text:p>
          </table:table-cell>
          <table:table-cell table:formula="of:= AVERAGE([.T122:.T126])" office:value-type="string" office:string-value="" calcext:value-type="error">
            <text:p>#DIV/0!</text:p>
          </table:table-cell>
          <table:table-cell table:formula="of:= AVERAGE([.T121:.T127])" office:value-type="string" office:string-value="" calcext:value-type="error">
            <text:p>#DIV/0!</text:p>
          </table:table-cell>
          <table:table-cell table:formula="of:= SUM([.H121:.H127]) / SUM([.H116:.H122])" office:value-type="string" office:string-value="" calcext:value-type="error">
            <text:p>#DIV/0!</text:p>
          </table:table-cell>
          <table:table-cell table:formula="of:= AVERAGE([.X123:.X125])" office:value-type="string" office:string-value="" calcext:value-type="error">
            <text:p>#DIV/0!</text:p>
          </table:table-cell>
          <table:table-cell table:formula="of:= AVERAGE([.X122:.X126])" office:value-type="string" office:string-value="" calcext:value-type="error">
            <text:p>#DIV/0!</text:p>
          </table:table-cell>
          <table:table-cell table:formula="of:= AVERAGE([.X121:.X1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/>
          <table:table-cell table:formula="of:= [.D124] + [.C125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24] + [.F125]" office:value-type="float" office:value="83492" calcext:value-type="float">
            <text:p>83 492</text:p>
          </table:table-cell>
          <table:table-cell table:style-name="ce5"/>
          <table:table-cell table:formula="of:= [.I124] + [.H125]" office:value-type="float" office:value="487506" calcext:value-type="float">
            <text:p>487 506</text:p>
          </table:table-cell>
          <table:table-cell table:formula="of:= [.H125] / [.F125]" office:value-type="string" office:string-value="" calcext:value-type="error">
            <text:p>#DIV/0!</text:p>
          </table:table-cell>
          <table:table-cell table:formula="of:= SUM([.H124:.H126]) / SUM([.F124:.F126])" office:value-type="string" office:string-value="" calcext:value-type="error">
            <text:p>#DIV/0!</text:p>
          </table:table-cell>
          <table:table-cell table:formula="of:= SUM([.H123:.H127]) / SUM([.F123:.F127])" office:value-type="string" office:string-value="" calcext:value-type="error">
            <text:p>#DIV/0!</text:p>
          </table:table-cell>
          <table:table-cell table:formula="of:= SUM([.H122:.H128]) / SUM([.F122:.F128])" office:value-type="string" office:string-value="" calcext:value-type="error">
            <text:p>#DIV/0!</text:p>
          </table:table-cell>
          <table:table-cell table:formula="of:=AVERAGE([.F124:.F126])" office:value-type="string" office:string-value="" calcext:value-type="error">
            <text:p>#DIV/0!</text:p>
          </table:table-cell>
          <table:table-cell table:formula="of:=AVERAGE([.F123:.F127])" office:value-type="string" office:string-value="" calcext:value-type="error">
            <text:p>#DIV/0!</text:p>
          </table:table-cell>
          <table:table-cell table:formula="of:=AVERAGE([.F122:.F128])" office:value-type="string" office:string-value="" calcext:value-type="error">
            <text:p>#DIV/0!</text:p>
          </table:table-cell>
          <table:table-cell table:formula="of:=AVERAGE([.H124:.H126])" office:value-type="string" office:string-value="" calcext:value-type="error">
            <text:p>#DIV/0!</text:p>
          </table:table-cell>
          <table:table-cell table:formula="of:=AVERAGE([.H123:.H127])" office:value-type="string" office:string-value="" calcext:value-type="error">
            <text:p>#DIV/0!</text:p>
          </table:table-cell>
          <table:table-cell table:formula="of:=AVERAGE([.H122:.H128])" office:value-type="string" office:string-value="" calcext:value-type="error">
            <text:p>#DIV/0!</text:p>
          </table:table-cell>
          <table:table-cell table:formula="of:= SUM([.F122:.F128]) / SUM([.F117:.F123])" office:value-type="string" office:string-value="" calcext:value-type="error">
            <text:p>#DIV/0!</text:p>
          </table:table-cell>
          <table:table-cell table:formula="of:= AVERAGE([.T124:.T126])" office:value-type="string" office:string-value="" calcext:value-type="error">
            <text:p>#DIV/0!</text:p>
          </table:table-cell>
          <table:table-cell table:formula="of:= AVERAGE([.T123:.T127])" office:value-type="string" office:string-value="" calcext:value-type="error">
            <text:p>#DIV/0!</text:p>
          </table:table-cell>
          <table:table-cell table:formula="of:= AVERAGE([.T122:.T128])" office:value-type="string" office:string-value="" calcext:value-type="error">
            <text:p>#DIV/0!</text:p>
          </table:table-cell>
          <table:table-cell table:formula="of:= SUM([.H122:.H128]) / SUM([.H117:.H123])" office:value-type="string" office:string-value="" calcext:value-type="error">
            <text:p>#DIV/0!</text:p>
          </table:table-cell>
          <table:table-cell table:formula="of:= AVERAGE([.X124:.X126])" office:value-type="string" office:string-value="" calcext:value-type="error">
            <text:p>#DIV/0!</text:p>
          </table:table-cell>
          <table:table-cell table:formula="of:= AVERAGE([.X123:.X127])" office:value-type="string" office:string-value="" calcext:value-type="error">
            <text:p>#DIV/0!</text:p>
          </table:table-cell>
          <table:table-cell table:formula="of:= AVERAGE([.X122:.X1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/>
          <table:table-cell table:formula="of:= [.D125] + [.C126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25] + [.F126]" office:value-type="float" office:value="83492" calcext:value-type="float">
            <text:p>83 492</text:p>
          </table:table-cell>
          <table:table-cell table:style-name="ce5"/>
          <table:table-cell table:formula="of:= [.I125] + [.H126]" office:value-type="float" office:value="487506" calcext:value-type="float">
            <text:p>487 506</text:p>
          </table:table-cell>
          <table:table-cell table:formula="of:= [.H126] / [.F126]" office:value-type="string" office:string-value="" calcext:value-type="error">
            <text:p>#DIV/0!</text:p>
          </table:table-cell>
          <table:table-cell table:formula="of:= SUM([.H125:.H127]) / SUM([.F125:.F127])" office:value-type="string" office:string-value="" calcext:value-type="error">
            <text:p>#DIV/0!</text:p>
          </table:table-cell>
          <table:table-cell table:formula="of:= SUM([.H124:.H128]) / SUM([.F124:.F128])" office:value-type="string" office:string-value="" calcext:value-type="error">
            <text:p>#DIV/0!</text:p>
          </table:table-cell>
          <table:table-cell table:formula="of:= SUM([.H123:.H129]) / SUM([.F123:.F129])" office:value-type="string" office:string-value="" calcext:value-type="error">
            <text:p>#DIV/0!</text:p>
          </table:table-cell>
          <table:table-cell table:formula="of:=AVERAGE([.F125:.F127])" office:value-type="string" office:string-value="" calcext:value-type="error">
            <text:p>#DIV/0!</text:p>
          </table:table-cell>
          <table:table-cell table:formula="of:=AVERAGE([.F124:.F128])" office:value-type="string" office:string-value="" calcext:value-type="error">
            <text:p>#DIV/0!</text:p>
          </table:table-cell>
          <table:table-cell table:formula="of:=AVERAGE([.F123:.F129])" office:value-type="string" office:string-value="" calcext:value-type="error">
            <text:p>#DIV/0!</text:p>
          </table:table-cell>
          <table:table-cell table:formula="of:=AVERAGE([.H125:.H127])" office:value-type="string" office:string-value="" calcext:value-type="error">
            <text:p>#DIV/0!</text:p>
          </table:table-cell>
          <table:table-cell table:formula="of:=AVERAGE([.H124:.H128])" office:value-type="string" office:string-value="" calcext:value-type="error">
            <text:p>#DIV/0!</text:p>
          </table:table-cell>
          <table:table-cell table:formula="of:=AVERAGE([.H123:.H129])" office:value-type="string" office:string-value="" calcext:value-type="error">
            <text:p>#DIV/0!</text:p>
          </table:table-cell>
          <table:table-cell table:formula="of:= SUM([.F123:.F129]) / SUM([.F118:.F124])" office:value-type="string" office:string-value="" calcext:value-type="error">
            <text:p>#DIV/0!</text:p>
          </table:table-cell>
          <table:table-cell table:formula="of:= AVERAGE([.T125:.T127])" office:value-type="string" office:string-value="" calcext:value-type="error">
            <text:p>#DIV/0!</text:p>
          </table:table-cell>
          <table:table-cell table:formula="of:= AVERAGE([.T124:.T128])" office:value-type="string" office:string-value="" calcext:value-type="error">
            <text:p>#DIV/0!</text:p>
          </table:table-cell>
          <table:table-cell table:formula="of:= AVERAGE([.T123:.T129])" office:value-type="string" office:string-value="" calcext:value-type="error">
            <text:p>#DIV/0!</text:p>
          </table:table-cell>
          <table:table-cell table:formula="of:= SUM([.H123:.H129]) / SUM([.H118:.H124])" office:value-type="string" office:string-value="" calcext:value-type="error">
            <text:p>#DIV/0!</text:p>
          </table:table-cell>
          <table:table-cell table:formula="of:= AVERAGE([.X125:.X127])" office:value-type="string" office:string-value="" calcext:value-type="error">
            <text:p>#DIV/0!</text:p>
          </table:table-cell>
          <table:table-cell table:formula="of:= AVERAGE([.X124:.X128])" office:value-type="string" office:string-value="" calcext:value-type="error">
            <text:p>#DIV/0!</text:p>
          </table:table-cell>
          <table:table-cell table:formula="of:= AVERAGE([.X123:.X1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/>
          <table:table-cell table:formula="of:= [.D126] + [.C127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26] + [.F127]" office:value-type="float" office:value="83492" calcext:value-type="float">
            <text:p>83 492</text:p>
          </table:table-cell>
          <table:table-cell table:style-name="ce5"/>
          <table:table-cell table:formula="of:= [.I126] + [.H127]" office:value-type="float" office:value="487506" calcext:value-type="float">
            <text:p>487 506</text:p>
          </table:table-cell>
          <table:table-cell table:formula="of:= [.H127] / [.F127]" office:value-type="string" office:string-value="" calcext:value-type="error">
            <text:p>#DIV/0!</text:p>
          </table:table-cell>
          <table:table-cell table:formula="of:= SUM([.H126:.H128]) / SUM([.F126:.F128])" office:value-type="string" office:string-value="" calcext:value-type="error">
            <text:p>#DIV/0!</text:p>
          </table:table-cell>
          <table:table-cell table:formula="of:= SUM([.H125:.H129]) / SUM([.F125:.F129])" office:value-type="string" office:string-value="" calcext:value-type="error">
            <text:p>#DIV/0!</text:p>
          </table:table-cell>
          <table:table-cell table:formula="of:= SUM([.H124:.H130]) / SUM([.F124:.F130])" office:value-type="string" office:string-value="" calcext:value-type="error">
            <text:p>#DIV/0!</text:p>
          </table:table-cell>
          <table:table-cell table:formula="of:=AVERAGE([.F126:.F128])" office:value-type="string" office:string-value="" calcext:value-type="error">
            <text:p>#DIV/0!</text:p>
          </table:table-cell>
          <table:table-cell table:formula="of:=AVERAGE([.F125:.F129])" office:value-type="string" office:string-value="" calcext:value-type="error">
            <text:p>#DIV/0!</text:p>
          </table:table-cell>
          <table:table-cell table:formula="of:=AVERAGE([.F124:.F130])" office:value-type="string" office:string-value="" calcext:value-type="error">
            <text:p>#DIV/0!</text:p>
          </table:table-cell>
          <table:table-cell table:formula="of:=AVERAGE([.H126:.H128])" office:value-type="string" office:string-value="" calcext:value-type="error">
            <text:p>#DIV/0!</text:p>
          </table:table-cell>
          <table:table-cell table:formula="of:=AVERAGE([.H125:.H129])" office:value-type="string" office:string-value="" calcext:value-type="error">
            <text:p>#DIV/0!</text:p>
          </table:table-cell>
          <table:table-cell table:formula="of:=AVERAGE([.H124:.H130])" office:value-type="string" office:string-value="" calcext:value-type="error">
            <text:p>#DIV/0!</text:p>
          </table:table-cell>
          <table:table-cell table:formula="of:= SUM([.F124:.F130]) / SUM([.F119:.F125])" office:value-type="string" office:string-value="" calcext:value-type="error">
            <text:p>#DIV/0!</text:p>
          </table:table-cell>
          <table:table-cell table:formula="of:= AVERAGE([.T126:.T128])" office:value-type="string" office:string-value="" calcext:value-type="error">
            <text:p>#DIV/0!</text:p>
          </table:table-cell>
          <table:table-cell table:formula="of:= AVERAGE([.T125:.T129])" office:value-type="string" office:string-value="" calcext:value-type="error">
            <text:p>#DIV/0!</text:p>
          </table:table-cell>
          <table:table-cell table:formula="of:= AVERAGE([.T124:.T130])" office:value-type="string" office:string-value="" calcext:value-type="error">
            <text:p>#DIV/0!</text:p>
          </table:table-cell>
          <table:table-cell table:formula="of:= SUM([.H124:.H130]) / SUM([.H119:.H125])" office:value-type="string" office:string-value="" calcext:value-type="error">
            <text:p>#DIV/0!</text:p>
          </table:table-cell>
          <table:table-cell table:formula="of:= AVERAGE([.X126:.X128])" office:value-type="string" office:string-value="" calcext:value-type="error">
            <text:p>#DIV/0!</text:p>
          </table:table-cell>
          <table:table-cell table:formula="of:= AVERAGE([.X125:.X129])" office:value-type="string" office:string-value="" calcext:value-type="error">
            <text:p>#DIV/0!</text:p>
          </table:table-cell>
          <table:table-cell table:formula="of:= AVERAGE([.X124:.X13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/>
          <table:table-cell table:formula="of:= [.D127] + [.C128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27] + [.F128]" office:value-type="float" office:value="83492" calcext:value-type="float">
            <text:p>83 492</text:p>
          </table:table-cell>
          <table:table-cell table:style-name="ce5"/>
          <table:table-cell table:formula="of:= [.I127] + [.H128]" office:value-type="float" office:value="487506" calcext:value-type="float">
            <text:p>487 506</text:p>
          </table:table-cell>
          <table:table-cell table:formula="of:= [.H128] / [.F128]" office:value-type="string" office:string-value="" calcext:value-type="error">
            <text:p>#DIV/0!</text:p>
          </table:table-cell>
          <table:table-cell table:formula="of:= SUM([.H127:.H129]) / SUM([.F127:.F129])" office:value-type="string" office:string-value="" calcext:value-type="error">
            <text:p>#DIV/0!</text:p>
          </table:table-cell>
          <table:table-cell table:formula="of:= SUM([.H126:.H130]) / SUM([.F126:.F130])" office:value-type="string" office:string-value="" calcext:value-type="error">
            <text:p>#DIV/0!</text:p>
          </table:table-cell>
          <table:table-cell table:formula="of:= SUM([.H125:.H131]) / SUM([.F125:.F131])" office:value-type="string" office:string-value="" calcext:value-type="error">
            <text:p>#DIV/0!</text:p>
          </table:table-cell>
          <table:table-cell table:formula="of:=AVERAGE([.F127:.F129])" office:value-type="string" office:string-value="" calcext:value-type="error">
            <text:p>#DIV/0!</text:p>
          </table:table-cell>
          <table:table-cell table:formula="of:=AVERAGE([.F126:.F130])" office:value-type="string" office:string-value="" calcext:value-type="error">
            <text:p>#DIV/0!</text:p>
          </table:table-cell>
          <table:table-cell table:formula="of:=AVERAGE([.F125:.F131])" office:value-type="string" office:string-value="" calcext:value-type="error">
            <text:p>#DIV/0!</text:p>
          </table:table-cell>
          <table:table-cell table:formula="of:=AVERAGE([.H127:.H129])" office:value-type="string" office:string-value="" calcext:value-type="error">
            <text:p>#DIV/0!</text:p>
          </table:table-cell>
          <table:table-cell table:formula="of:=AVERAGE([.H126:.H130])" office:value-type="string" office:string-value="" calcext:value-type="error">
            <text:p>#DIV/0!</text:p>
          </table:table-cell>
          <table:table-cell table:formula="of:=AVERAGE([.H125:.H131])" office:value-type="string" office:string-value="" calcext:value-type="error">
            <text:p>#DIV/0!</text:p>
          </table:table-cell>
          <table:table-cell table:formula="of:= SUM([.F125:.F131]) / SUM([.F120:.F126])" office:value-type="string" office:string-value="" calcext:value-type="error">
            <text:p>#DIV/0!</text:p>
          </table:table-cell>
          <table:table-cell table:formula="of:= AVERAGE([.T127:.T129])" office:value-type="string" office:string-value="" calcext:value-type="error">
            <text:p>#DIV/0!</text:p>
          </table:table-cell>
          <table:table-cell table:formula="of:= AVERAGE([.T126:.T130])" office:value-type="string" office:string-value="" calcext:value-type="error">
            <text:p>#DIV/0!</text:p>
          </table:table-cell>
          <table:table-cell table:formula="of:= AVERAGE([.T125:.T131])" office:value-type="string" office:string-value="" calcext:value-type="error">
            <text:p>#DIV/0!</text:p>
          </table:table-cell>
          <table:table-cell table:formula="of:= SUM([.H125:.H131]) / SUM([.H120:.H126])" office:value-type="string" office:string-value="" calcext:value-type="error">
            <text:p>#DIV/0!</text:p>
          </table:table-cell>
          <table:table-cell table:formula="of:= AVERAGE([.X127:.X129])" office:value-type="string" office:string-value="" calcext:value-type="error">
            <text:p>#DIV/0!</text:p>
          </table:table-cell>
          <table:table-cell table:formula="of:= AVERAGE([.X126:.X130])" office:value-type="string" office:string-value="" calcext:value-type="error">
            <text:p>#DIV/0!</text:p>
          </table:table-cell>
          <table:table-cell table:formula="of:= AVERAGE([.X125:.X13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/>
          <table:table-cell table:formula="of:= [.D128] + [.C129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28] + [.F129]" office:value-type="float" office:value="83492" calcext:value-type="float">
            <text:p>83 492</text:p>
          </table:table-cell>
          <table:table-cell table:style-name="ce5"/>
          <table:table-cell table:formula="of:= [.I128] + [.H129]" office:value-type="float" office:value="487506" calcext:value-type="float">
            <text:p>487 506</text:p>
          </table:table-cell>
          <table:table-cell table:formula="of:= [.H129] / [.F129]" office:value-type="string" office:string-value="" calcext:value-type="error">
            <text:p>#DIV/0!</text:p>
          </table:table-cell>
          <table:table-cell table:formula="of:= SUM([.H128:.H130]) / SUM([.F128:.F130])" office:value-type="string" office:string-value="" calcext:value-type="error">
            <text:p>#DIV/0!</text:p>
          </table:table-cell>
          <table:table-cell table:formula="of:= SUM([.H127:.H131]) / SUM([.F127:.F131])" office:value-type="string" office:string-value="" calcext:value-type="error">
            <text:p>#DIV/0!</text:p>
          </table:table-cell>
          <table:table-cell table:formula="of:= SUM([.H126:.H132]) / SUM([.F126:.F132])" office:value-type="string" office:string-value="" calcext:value-type="error">
            <text:p>#DIV/0!</text:p>
          </table:table-cell>
          <table:table-cell table:formula="of:=AVERAGE([.F128:.F130])" office:value-type="string" office:string-value="" calcext:value-type="error">
            <text:p>#DIV/0!</text:p>
          </table:table-cell>
          <table:table-cell table:formula="of:=AVERAGE([.F127:.F131])" office:value-type="string" office:string-value="" calcext:value-type="error">
            <text:p>#DIV/0!</text:p>
          </table:table-cell>
          <table:table-cell table:formula="of:=AVERAGE([.F126:.F132])" office:value-type="string" office:string-value="" calcext:value-type="error">
            <text:p>#DIV/0!</text:p>
          </table:table-cell>
          <table:table-cell table:formula="of:=AVERAGE([.H128:.H130])" office:value-type="string" office:string-value="" calcext:value-type="error">
            <text:p>#DIV/0!</text:p>
          </table:table-cell>
          <table:table-cell table:formula="of:=AVERAGE([.H127:.H131])" office:value-type="string" office:string-value="" calcext:value-type="error">
            <text:p>#DIV/0!</text:p>
          </table:table-cell>
          <table:table-cell table:formula="of:=AVERAGE([.H126:.H132])" office:value-type="string" office:string-value="" calcext:value-type="error">
            <text:p>#DIV/0!</text:p>
          </table:table-cell>
          <table:table-cell table:formula="of:= SUM([.F126:.F132]) / SUM([.F121:.F127])" office:value-type="string" office:string-value="" calcext:value-type="error">
            <text:p>#DIV/0!</text:p>
          </table:table-cell>
          <table:table-cell table:formula="of:= AVERAGE([.T128:.T130])" office:value-type="string" office:string-value="" calcext:value-type="error">
            <text:p>#DIV/0!</text:p>
          </table:table-cell>
          <table:table-cell table:formula="of:= AVERAGE([.T127:.T131])" office:value-type="string" office:string-value="" calcext:value-type="error">
            <text:p>#DIV/0!</text:p>
          </table:table-cell>
          <table:table-cell table:formula="of:= AVERAGE([.T126:.T132])" office:value-type="string" office:string-value="" calcext:value-type="error">
            <text:p>#DIV/0!</text:p>
          </table:table-cell>
          <table:table-cell table:formula="of:= SUM([.H126:.H132]) / SUM([.H121:.H127])" office:value-type="string" office:string-value="" calcext:value-type="error">
            <text:p>#DIV/0!</text:p>
          </table:table-cell>
          <table:table-cell table:formula="of:= AVERAGE([.X128:.X130])" office:value-type="string" office:string-value="" calcext:value-type="error">
            <text:p>#DIV/0!</text:p>
          </table:table-cell>
          <table:table-cell table:formula="of:= AVERAGE([.X127:.X131])" office:value-type="string" office:string-value="" calcext:value-type="error">
            <text:p>#DIV/0!</text:p>
          </table:table-cell>
          <table:table-cell table:formula="of:= AVERAGE([.X126:.X13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/>
          <table:table-cell table:formula="of:= [.D129] + [.C130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29] + [.F130]" office:value-type="float" office:value="83492" calcext:value-type="float">
            <text:p>83 492</text:p>
          </table:table-cell>
          <table:table-cell table:style-name="ce5"/>
          <table:table-cell table:formula="of:= [.I129] + [.H130]" office:value-type="float" office:value="487506" calcext:value-type="float">
            <text:p>487 506</text:p>
          </table:table-cell>
          <table:table-cell table:formula="of:= [.H130] / [.F130]" office:value-type="string" office:string-value="" calcext:value-type="error">
            <text:p>#DIV/0!</text:p>
          </table:table-cell>
          <table:table-cell table:formula="of:= SUM([.H129:.H131]) / SUM([.F129:.F131])" office:value-type="string" office:string-value="" calcext:value-type="error">
            <text:p>#DIV/0!</text:p>
          </table:table-cell>
          <table:table-cell table:formula="of:= SUM([.H128:.H132]) / SUM([.F128:.F132])" office:value-type="string" office:string-value="" calcext:value-type="error">
            <text:p>#DIV/0!</text:p>
          </table:table-cell>
          <table:table-cell table:formula="of:= SUM([.H127:.H133]) / SUM([.F127:.F133])" office:value-type="string" office:string-value="" calcext:value-type="error">
            <text:p>#DIV/0!</text:p>
          </table:table-cell>
          <table:table-cell table:formula="of:=AVERAGE([.F129:.F131])" office:value-type="string" office:string-value="" calcext:value-type="error">
            <text:p>#DIV/0!</text:p>
          </table:table-cell>
          <table:table-cell table:formula="of:=AVERAGE([.F128:.F132])" office:value-type="string" office:string-value="" calcext:value-type="error">
            <text:p>#DIV/0!</text:p>
          </table:table-cell>
          <table:table-cell table:formula="of:=AVERAGE([.F127:.F133])" office:value-type="string" office:string-value="" calcext:value-type="error">
            <text:p>#DIV/0!</text:p>
          </table:table-cell>
          <table:table-cell table:formula="of:=AVERAGE([.H129:.H131])" office:value-type="string" office:string-value="" calcext:value-type="error">
            <text:p>#DIV/0!</text:p>
          </table:table-cell>
          <table:table-cell table:formula="of:=AVERAGE([.H128:.H132])" office:value-type="string" office:string-value="" calcext:value-type="error">
            <text:p>#DIV/0!</text:p>
          </table:table-cell>
          <table:table-cell table:formula="of:=AVERAGE([.H127:.H133])" office:value-type="string" office:string-value="" calcext:value-type="error">
            <text:p>#DIV/0!</text:p>
          </table:table-cell>
          <table:table-cell table:formula="of:= SUM([.F127:.F133]) / SUM([.F122:.F128])" office:value-type="string" office:string-value="" calcext:value-type="error">
            <text:p>#DIV/0!</text:p>
          </table:table-cell>
          <table:table-cell table:formula="of:= AVERAGE([.T129:.T131])" office:value-type="string" office:string-value="" calcext:value-type="error">
            <text:p>#DIV/0!</text:p>
          </table:table-cell>
          <table:table-cell table:formula="of:= AVERAGE([.T128:.T132])" office:value-type="string" office:string-value="" calcext:value-type="error">
            <text:p>#DIV/0!</text:p>
          </table:table-cell>
          <table:table-cell table:formula="of:= AVERAGE([.T127:.T133])" office:value-type="string" office:string-value="" calcext:value-type="error">
            <text:p>#DIV/0!</text:p>
          </table:table-cell>
          <table:table-cell table:formula="of:= SUM([.H127:.H133]) / SUM([.H122:.H128])" office:value-type="string" office:string-value="" calcext:value-type="error">
            <text:p>#DIV/0!</text:p>
          </table:table-cell>
          <table:table-cell table:formula="of:= AVERAGE([.X129:.X131])" office:value-type="string" office:string-value="" calcext:value-type="error">
            <text:p>#DIV/0!</text:p>
          </table:table-cell>
          <table:table-cell table:formula="of:= AVERAGE([.X128:.X132])" office:value-type="string" office:string-value="" calcext:value-type="error">
            <text:p>#DIV/0!</text:p>
          </table:table-cell>
          <table:table-cell table:formula="of:= AVERAGE([.X127:.X13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/>
          <table:table-cell table:formula="of:= [.D130] + [.C131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30] + [.F131]" office:value-type="float" office:value="83492" calcext:value-type="float">
            <text:p>83 492</text:p>
          </table:table-cell>
          <table:table-cell table:style-name="ce5"/>
          <table:table-cell table:formula="of:= [.I130] + [.H131]" office:value-type="float" office:value="487506" calcext:value-type="float">
            <text:p>487 506</text:p>
          </table:table-cell>
          <table:table-cell table:formula="of:= [.H131] / [.F131]" office:value-type="string" office:string-value="" calcext:value-type="error">
            <text:p>#DIV/0!</text:p>
          </table:table-cell>
          <table:table-cell table:formula="of:= SUM([.H130:.H132]) / SUM([.F130:.F132])" office:value-type="string" office:string-value="" calcext:value-type="error">
            <text:p>#DIV/0!</text:p>
          </table:table-cell>
          <table:table-cell table:formula="of:= SUM([.H129:.H133]) / SUM([.F129:.F133])" office:value-type="string" office:string-value="" calcext:value-type="error">
            <text:p>#DIV/0!</text:p>
          </table:table-cell>
          <table:table-cell table:formula="of:= SUM([.H128:.H134]) / SUM([.F128:.F134])" office:value-type="string" office:string-value="" calcext:value-type="error">
            <text:p>#DIV/0!</text:p>
          </table:table-cell>
          <table:table-cell table:formula="of:=AVERAGE([.F130:.F132])" office:value-type="string" office:string-value="" calcext:value-type="error">
            <text:p>#DIV/0!</text:p>
          </table:table-cell>
          <table:table-cell table:formula="of:=AVERAGE([.F129:.F133])" office:value-type="string" office:string-value="" calcext:value-type="error">
            <text:p>#DIV/0!</text:p>
          </table:table-cell>
          <table:table-cell table:formula="of:=AVERAGE([.F128:.F134])" office:value-type="string" office:string-value="" calcext:value-type="error">
            <text:p>#DIV/0!</text:p>
          </table:table-cell>
          <table:table-cell table:formula="of:=AVERAGE([.H130:.H132])" office:value-type="string" office:string-value="" calcext:value-type="error">
            <text:p>#DIV/0!</text:p>
          </table:table-cell>
          <table:table-cell table:formula="of:=AVERAGE([.H129:.H133])" office:value-type="string" office:string-value="" calcext:value-type="error">
            <text:p>#DIV/0!</text:p>
          </table:table-cell>
          <table:table-cell table:formula="of:=AVERAGE([.H128:.H134])" office:value-type="string" office:string-value="" calcext:value-type="error">
            <text:p>#DIV/0!</text:p>
          </table:table-cell>
          <table:table-cell table:formula="of:= SUM([.F128:.F134]) / SUM([.F123:.F129])" office:value-type="string" office:string-value="" calcext:value-type="error">
            <text:p>#DIV/0!</text:p>
          </table:table-cell>
          <table:table-cell table:formula="of:= AVERAGE([.T130:.T132])" office:value-type="string" office:string-value="" calcext:value-type="error">
            <text:p>#DIV/0!</text:p>
          </table:table-cell>
          <table:table-cell table:formula="of:= AVERAGE([.T129:.T133])" office:value-type="string" office:string-value="" calcext:value-type="error">
            <text:p>#DIV/0!</text:p>
          </table:table-cell>
          <table:table-cell table:formula="of:= AVERAGE([.T128:.T134])" office:value-type="string" office:string-value="" calcext:value-type="error">
            <text:p>#DIV/0!</text:p>
          </table:table-cell>
          <table:table-cell table:formula="of:= SUM([.H128:.H134]) / SUM([.H123:.H129])" office:value-type="string" office:string-value="" calcext:value-type="error">
            <text:p>#DIV/0!</text:p>
          </table:table-cell>
          <table:table-cell table:formula="of:= AVERAGE([.X130:.X132])" office:value-type="string" office:string-value="" calcext:value-type="error">
            <text:p>#DIV/0!</text:p>
          </table:table-cell>
          <table:table-cell table:formula="of:= AVERAGE([.X129:.X133])" office:value-type="string" office:string-value="" calcext:value-type="error">
            <text:p>#DIV/0!</text:p>
          </table:table-cell>
          <table:table-cell table:formula="of:= AVERAGE([.X128:.X13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/>
          <table:table-cell table:formula="of:= [.D131] + [.C132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31] + [.F132]" office:value-type="float" office:value="83492" calcext:value-type="float">
            <text:p>83 492</text:p>
          </table:table-cell>
          <table:table-cell table:style-name="ce5"/>
          <table:table-cell table:formula="of:= [.I131] + [.H132]" office:value-type="float" office:value="487506" calcext:value-type="float">
            <text:p>487 506</text:p>
          </table:table-cell>
          <table:table-cell table:formula="of:= [.H132] / [.F132]" office:value-type="string" office:string-value="" calcext:value-type="error">
            <text:p>#DIV/0!</text:p>
          </table:table-cell>
          <table:table-cell table:formula="of:= SUM([.H131:.H133]) / SUM([.F131:.F133])" office:value-type="string" office:string-value="" calcext:value-type="error">
            <text:p>#DIV/0!</text:p>
          </table:table-cell>
          <table:table-cell table:formula="of:= SUM([.H130:.H134]) / SUM([.F130:.F134])" office:value-type="string" office:string-value="" calcext:value-type="error">
            <text:p>#DIV/0!</text:p>
          </table:table-cell>
          <table:table-cell table:formula="of:= SUM([.H129:.H135]) / SUM([.F129:.F135])" office:value-type="string" office:string-value="" calcext:value-type="error">
            <text:p>#DIV/0!</text:p>
          </table:table-cell>
          <table:table-cell table:formula="of:=AVERAGE([.F131:.F133])" office:value-type="string" office:string-value="" calcext:value-type="error">
            <text:p>#DIV/0!</text:p>
          </table:table-cell>
          <table:table-cell table:formula="of:=AVERAGE([.F130:.F134])" office:value-type="string" office:string-value="" calcext:value-type="error">
            <text:p>#DIV/0!</text:p>
          </table:table-cell>
          <table:table-cell table:formula="of:=AVERAGE([.F129:.F135])" office:value-type="string" office:string-value="" calcext:value-type="error">
            <text:p>#DIV/0!</text:p>
          </table:table-cell>
          <table:table-cell table:formula="of:=AVERAGE([.H131:.H133])" office:value-type="string" office:string-value="" calcext:value-type="error">
            <text:p>#DIV/0!</text:p>
          </table:table-cell>
          <table:table-cell table:formula="of:=AVERAGE([.H130:.H134])" office:value-type="string" office:string-value="" calcext:value-type="error">
            <text:p>#DIV/0!</text:p>
          </table:table-cell>
          <table:table-cell table:formula="of:=AVERAGE([.H129:.H135])" office:value-type="string" office:string-value="" calcext:value-type="error">
            <text:p>#DIV/0!</text:p>
          </table:table-cell>
          <table:table-cell table:formula="of:= SUM([.F129:.F135]) / SUM([.F124:.F130])" office:value-type="string" office:string-value="" calcext:value-type="error">
            <text:p>#DIV/0!</text:p>
          </table:table-cell>
          <table:table-cell table:formula="of:= AVERAGE([.T131:.T133])" office:value-type="string" office:string-value="" calcext:value-type="error">
            <text:p>#DIV/0!</text:p>
          </table:table-cell>
          <table:table-cell table:formula="of:= AVERAGE([.T130:.T134])" office:value-type="string" office:string-value="" calcext:value-type="error">
            <text:p>#DIV/0!</text:p>
          </table:table-cell>
          <table:table-cell table:formula="of:= AVERAGE([.T129:.T135])" office:value-type="string" office:string-value="" calcext:value-type="error">
            <text:p>#DIV/0!</text:p>
          </table:table-cell>
          <table:table-cell table:formula="of:= SUM([.H129:.H135]) / SUM([.H124:.H130])" office:value-type="string" office:string-value="" calcext:value-type="error">
            <text:p>#DIV/0!</text:p>
          </table:table-cell>
          <table:table-cell table:formula="of:= AVERAGE([.X131:.X133])" office:value-type="string" office:string-value="" calcext:value-type="error">
            <text:p>#DIV/0!</text:p>
          </table:table-cell>
          <table:table-cell table:formula="of:= AVERAGE([.X130:.X134])" office:value-type="string" office:string-value="" calcext:value-type="error">
            <text:p>#DIV/0!</text:p>
          </table:table-cell>
          <table:table-cell table:formula="of:= AVERAGE([.X129:.X13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/>
          <table:table-cell table:formula="of:= [.D132] + [.C133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32] + [.F133]" office:value-type="float" office:value="83492" calcext:value-type="float">
            <text:p>83 492</text:p>
          </table:table-cell>
          <table:table-cell table:style-name="ce5"/>
          <table:table-cell table:formula="of:= [.I132] + [.H133]" office:value-type="float" office:value="487506" calcext:value-type="float">
            <text:p>487 506</text:p>
          </table:table-cell>
          <table:table-cell table:formula="of:= [.H133] / [.F133]" office:value-type="string" office:string-value="" calcext:value-type="error">
            <text:p>#DIV/0!</text:p>
          </table:table-cell>
          <table:table-cell table:formula="of:= SUM([.H132:.H134]) / SUM([.F132:.F134])" office:value-type="string" office:string-value="" calcext:value-type="error">
            <text:p>#DIV/0!</text:p>
          </table:table-cell>
          <table:table-cell table:formula="of:= SUM([.H131:.H135]) / SUM([.F131:.F135])" office:value-type="string" office:string-value="" calcext:value-type="error">
            <text:p>#DIV/0!</text:p>
          </table:table-cell>
          <table:table-cell table:formula="of:= SUM([.H130:.H136]) / SUM([.F130:.F136])" office:value-type="string" office:string-value="" calcext:value-type="error">
            <text:p>#DIV/0!</text:p>
          </table:table-cell>
          <table:table-cell table:formula="of:=AVERAGE([.F132:.F134])" office:value-type="string" office:string-value="" calcext:value-type="error">
            <text:p>#DIV/0!</text:p>
          </table:table-cell>
          <table:table-cell table:formula="of:=AVERAGE([.F131:.F135])" office:value-type="string" office:string-value="" calcext:value-type="error">
            <text:p>#DIV/0!</text:p>
          </table:table-cell>
          <table:table-cell table:formula="of:=AVERAGE([.F130:.F136])" office:value-type="string" office:string-value="" calcext:value-type="error">
            <text:p>#DIV/0!</text:p>
          </table:table-cell>
          <table:table-cell table:formula="of:=AVERAGE([.H132:.H134])" office:value-type="string" office:string-value="" calcext:value-type="error">
            <text:p>#DIV/0!</text:p>
          </table:table-cell>
          <table:table-cell table:formula="of:=AVERAGE([.H131:.H135])" office:value-type="string" office:string-value="" calcext:value-type="error">
            <text:p>#DIV/0!</text:p>
          </table:table-cell>
          <table:table-cell table:formula="of:=AVERAGE([.H130:.H136])" office:value-type="string" office:string-value="" calcext:value-type="error">
            <text:p>#DIV/0!</text:p>
          </table:table-cell>
          <table:table-cell table:formula="of:= SUM([.F130:.F136]) / SUM([.F125:.F131])" office:value-type="string" office:string-value="" calcext:value-type="error">
            <text:p>#DIV/0!</text:p>
          </table:table-cell>
          <table:table-cell table:formula="of:= AVERAGE([.T132:.T134])" office:value-type="string" office:string-value="" calcext:value-type="error">
            <text:p>#DIV/0!</text:p>
          </table:table-cell>
          <table:table-cell table:formula="of:= AVERAGE([.T131:.T135])" office:value-type="string" office:string-value="" calcext:value-type="error">
            <text:p>#DIV/0!</text:p>
          </table:table-cell>
          <table:table-cell table:formula="of:= AVERAGE([.T130:.T136])" office:value-type="string" office:string-value="" calcext:value-type="error">
            <text:p>#DIV/0!</text:p>
          </table:table-cell>
          <table:table-cell table:formula="of:= SUM([.H130:.H136]) / SUM([.H125:.H131])" office:value-type="string" office:string-value="" calcext:value-type="error">
            <text:p>#DIV/0!</text:p>
          </table:table-cell>
          <table:table-cell table:formula="of:= AVERAGE([.X132:.X134])" office:value-type="string" office:string-value="" calcext:value-type="error">
            <text:p>#DIV/0!</text:p>
          </table:table-cell>
          <table:table-cell table:formula="of:= AVERAGE([.X131:.X135])" office:value-type="string" office:string-value="" calcext:value-type="error">
            <text:p>#DIV/0!</text:p>
          </table:table-cell>
          <table:table-cell table:formula="of:= AVERAGE([.X130:.X13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/>
          <table:table-cell table:formula="of:= [.D133] + [.C134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33] + [.F134]" office:value-type="float" office:value="83492" calcext:value-type="float">
            <text:p>83 492</text:p>
          </table:table-cell>
          <table:table-cell table:style-name="ce5"/>
          <table:table-cell table:formula="of:= [.I133] + [.H134]" office:value-type="float" office:value="487506" calcext:value-type="float">
            <text:p>487 506</text:p>
          </table:table-cell>
          <table:table-cell table:formula="of:= [.H134] / [.F134]" office:value-type="string" office:string-value="" calcext:value-type="error">
            <text:p>#DIV/0!</text:p>
          </table:table-cell>
          <table:table-cell table:formula="of:= SUM([.H133:.H135]) / SUM([.F133:.F135])" office:value-type="string" office:string-value="" calcext:value-type="error">
            <text:p>#DIV/0!</text:p>
          </table:table-cell>
          <table:table-cell table:formula="of:= SUM([.H132:.H136]) / SUM([.F132:.F136])" office:value-type="string" office:string-value="" calcext:value-type="error">
            <text:p>#DIV/0!</text:p>
          </table:table-cell>
          <table:table-cell table:formula="of:= SUM([.H131:.H137]) / SUM([.F131:.F137])" office:value-type="string" office:string-value="" calcext:value-type="error">
            <text:p>#DIV/0!</text:p>
          </table:table-cell>
          <table:table-cell table:formula="of:=AVERAGE([.F133:.F135])" office:value-type="string" office:string-value="" calcext:value-type="error">
            <text:p>#DIV/0!</text:p>
          </table:table-cell>
          <table:table-cell table:formula="of:=AVERAGE([.F132:.F136])" office:value-type="string" office:string-value="" calcext:value-type="error">
            <text:p>#DIV/0!</text:p>
          </table:table-cell>
          <table:table-cell table:formula="of:=AVERAGE([.F131:.F137])" office:value-type="string" office:string-value="" calcext:value-type="error">
            <text:p>#DIV/0!</text:p>
          </table:table-cell>
          <table:table-cell table:formula="of:=AVERAGE([.H133:.H135])" office:value-type="string" office:string-value="" calcext:value-type="error">
            <text:p>#DIV/0!</text:p>
          </table:table-cell>
          <table:table-cell table:formula="of:=AVERAGE([.H132:.H136])" office:value-type="string" office:string-value="" calcext:value-type="error">
            <text:p>#DIV/0!</text:p>
          </table:table-cell>
          <table:table-cell table:formula="of:=AVERAGE([.H131:.H137])" office:value-type="string" office:string-value="" calcext:value-type="error">
            <text:p>#DIV/0!</text:p>
          </table:table-cell>
          <table:table-cell table:formula="of:= SUM([.F131:.F137]) / SUM([.F126:.F132])" office:value-type="string" office:string-value="" calcext:value-type="error">
            <text:p>#DIV/0!</text:p>
          </table:table-cell>
          <table:table-cell table:formula="of:= AVERAGE([.T133:.T135])" office:value-type="string" office:string-value="" calcext:value-type="error">
            <text:p>#DIV/0!</text:p>
          </table:table-cell>
          <table:table-cell table:formula="of:= AVERAGE([.T132:.T136])" office:value-type="string" office:string-value="" calcext:value-type="error">
            <text:p>#DIV/0!</text:p>
          </table:table-cell>
          <table:table-cell table:formula="of:= AVERAGE([.T131:.T137])" office:value-type="string" office:string-value="" calcext:value-type="error">
            <text:p>#DIV/0!</text:p>
          </table:table-cell>
          <table:table-cell table:formula="of:= SUM([.H131:.H137]) / SUM([.H126:.H132])" office:value-type="string" office:string-value="" calcext:value-type="error">
            <text:p>#DIV/0!</text:p>
          </table:table-cell>
          <table:table-cell table:formula="of:= AVERAGE([.X133:.X135])" office:value-type="string" office:string-value="" calcext:value-type="error">
            <text:p>#DIV/0!</text:p>
          </table:table-cell>
          <table:table-cell table:formula="of:= AVERAGE([.X132:.X136])" office:value-type="string" office:string-value="" calcext:value-type="error">
            <text:p>#DIV/0!</text:p>
          </table:table-cell>
          <table:table-cell table:formula="of:= AVERAGE([.X131:.X13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/>
          <table:table-cell table:formula="of:= [.D134] + [.C135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34] + [.F135]" office:value-type="float" office:value="83492" calcext:value-type="float">
            <text:p>83 492</text:p>
          </table:table-cell>
          <table:table-cell table:style-name="ce5"/>
          <table:table-cell table:formula="of:= [.I134] + [.H135]" office:value-type="float" office:value="487506" calcext:value-type="float">
            <text:p>487 506</text:p>
          </table:table-cell>
          <table:table-cell table:formula="of:= [.H135] / [.F135]" office:value-type="string" office:string-value="" calcext:value-type="error">
            <text:p>#DIV/0!</text:p>
          </table:table-cell>
          <table:table-cell table:formula="of:= SUM([.H134:.H136]) / SUM([.F134:.F136])" office:value-type="string" office:string-value="" calcext:value-type="error">
            <text:p>#DIV/0!</text:p>
          </table:table-cell>
          <table:table-cell table:formula="of:= SUM([.H133:.H137]) / SUM([.F133:.F137])" office:value-type="string" office:string-value="" calcext:value-type="error">
            <text:p>#DIV/0!</text:p>
          </table:table-cell>
          <table:table-cell table:formula="of:= SUM([.H132:.H138]) / SUM([.F132:.F138])" office:value-type="string" office:string-value="" calcext:value-type="error">
            <text:p>#DIV/0!</text:p>
          </table:table-cell>
          <table:table-cell table:formula="of:=AVERAGE([.F134:.F136])" office:value-type="string" office:string-value="" calcext:value-type="error">
            <text:p>#DIV/0!</text:p>
          </table:table-cell>
          <table:table-cell table:formula="of:=AVERAGE([.F133:.F137])" office:value-type="string" office:string-value="" calcext:value-type="error">
            <text:p>#DIV/0!</text:p>
          </table:table-cell>
          <table:table-cell table:formula="of:=AVERAGE([.F132:.F138])" office:value-type="string" office:string-value="" calcext:value-type="error">
            <text:p>#DIV/0!</text:p>
          </table:table-cell>
          <table:table-cell table:formula="of:=AVERAGE([.H134:.H136])" office:value-type="string" office:string-value="" calcext:value-type="error">
            <text:p>#DIV/0!</text:p>
          </table:table-cell>
          <table:table-cell table:formula="of:=AVERAGE([.H133:.H137])" office:value-type="string" office:string-value="" calcext:value-type="error">
            <text:p>#DIV/0!</text:p>
          </table:table-cell>
          <table:table-cell table:formula="of:=AVERAGE([.H132:.H138])" office:value-type="string" office:string-value="" calcext:value-type="error">
            <text:p>#DIV/0!</text:p>
          </table:table-cell>
          <table:table-cell table:formula="of:= SUM([.F132:.F138]) / SUM([.F127:.F133])" office:value-type="string" office:string-value="" calcext:value-type="error">
            <text:p>#DIV/0!</text:p>
          </table:table-cell>
          <table:table-cell table:formula="of:= AVERAGE([.T134:.T136])" office:value-type="string" office:string-value="" calcext:value-type="error">
            <text:p>#DIV/0!</text:p>
          </table:table-cell>
          <table:table-cell table:formula="of:= AVERAGE([.T133:.T137])" office:value-type="string" office:string-value="" calcext:value-type="error">
            <text:p>#DIV/0!</text:p>
          </table:table-cell>
          <table:table-cell table:formula="of:= AVERAGE([.T132:.T138])" office:value-type="string" office:string-value="" calcext:value-type="error">
            <text:p>#DIV/0!</text:p>
          </table:table-cell>
          <table:table-cell table:formula="of:= SUM([.H132:.H138]) / SUM([.H127:.H133])" office:value-type="string" office:string-value="" calcext:value-type="error">
            <text:p>#DIV/0!</text:p>
          </table:table-cell>
          <table:table-cell table:formula="of:= AVERAGE([.X134:.X136])" office:value-type="string" office:string-value="" calcext:value-type="error">
            <text:p>#DIV/0!</text:p>
          </table:table-cell>
          <table:table-cell table:formula="of:= AVERAGE([.X133:.X137])" office:value-type="string" office:string-value="" calcext:value-type="error">
            <text:p>#DIV/0!</text:p>
          </table:table-cell>
          <table:table-cell table:formula="of:= AVERAGE([.X132:.X13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/>
          <table:table-cell table:formula="of:= [.D135] + [.C136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35] + [.F136]" office:value-type="float" office:value="83492" calcext:value-type="float">
            <text:p>83 492</text:p>
          </table:table-cell>
          <table:table-cell table:style-name="ce5"/>
          <table:table-cell table:formula="of:= [.I135] + [.H136]" office:value-type="float" office:value="487506" calcext:value-type="float">
            <text:p>487 506</text:p>
          </table:table-cell>
          <table:table-cell table:formula="of:= [.H136] / [.F136]" office:value-type="string" office:string-value="" calcext:value-type="error">
            <text:p>#DIV/0!</text:p>
          </table:table-cell>
          <table:table-cell table:formula="of:= SUM([.H135:.H137]) / SUM([.F135:.F137])" office:value-type="string" office:string-value="" calcext:value-type="error">
            <text:p>#DIV/0!</text:p>
          </table:table-cell>
          <table:table-cell table:formula="of:= SUM([.H134:.H138]) / SUM([.F134:.F138])" office:value-type="string" office:string-value="" calcext:value-type="error">
            <text:p>#DIV/0!</text:p>
          </table:table-cell>
          <table:table-cell table:formula="of:= SUM([.H133:.H139]) / SUM([.F133:.F139])" office:value-type="string" office:string-value="" calcext:value-type="error">
            <text:p>#DIV/0!</text:p>
          </table:table-cell>
          <table:table-cell table:formula="of:=AVERAGE([.F135:.F137])" office:value-type="string" office:string-value="" calcext:value-type="error">
            <text:p>#DIV/0!</text:p>
          </table:table-cell>
          <table:table-cell table:formula="of:=AVERAGE([.F134:.F138])" office:value-type="string" office:string-value="" calcext:value-type="error">
            <text:p>#DIV/0!</text:p>
          </table:table-cell>
          <table:table-cell table:formula="of:=AVERAGE([.F133:.F139])" office:value-type="string" office:string-value="" calcext:value-type="error">
            <text:p>#DIV/0!</text:p>
          </table:table-cell>
          <table:table-cell table:formula="of:=AVERAGE([.H135:.H137])" office:value-type="string" office:string-value="" calcext:value-type="error">
            <text:p>#DIV/0!</text:p>
          </table:table-cell>
          <table:table-cell table:formula="of:=AVERAGE([.H134:.H138])" office:value-type="string" office:string-value="" calcext:value-type="error">
            <text:p>#DIV/0!</text:p>
          </table:table-cell>
          <table:table-cell table:formula="of:=AVERAGE([.H133:.H139])" office:value-type="string" office:string-value="" calcext:value-type="error">
            <text:p>#DIV/0!</text:p>
          </table:table-cell>
          <table:table-cell table:formula="of:= SUM([.F133:.F139]) / SUM([.F128:.F134])" office:value-type="string" office:string-value="" calcext:value-type="error">
            <text:p>#DIV/0!</text:p>
          </table:table-cell>
          <table:table-cell table:formula="of:= AVERAGE([.T135:.T137])" office:value-type="string" office:string-value="" calcext:value-type="error">
            <text:p>#DIV/0!</text:p>
          </table:table-cell>
          <table:table-cell table:formula="of:= AVERAGE([.T134:.T138])" office:value-type="string" office:string-value="" calcext:value-type="error">
            <text:p>#DIV/0!</text:p>
          </table:table-cell>
          <table:table-cell table:formula="of:= AVERAGE([.T133:.T139])" office:value-type="string" office:string-value="" calcext:value-type="error">
            <text:p>#DIV/0!</text:p>
          </table:table-cell>
          <table:table-cell table:formula="of:= SUM([.H133:.H139]) / SUM([.H128:.H134])" office:value-type="string" office:string-value="" calcext:value-type="error">
            <text:p>#DIV/0!</text:p>
          </table:table-cell>
          <table:table-cell table:formula="of:= AVERAGE([.X135:.X137])" office:value-type="string" office:string-value="" calcext:value-type="error">
            <text:p>#DIV/0!</text:p>
          </table:table-cell>
          <table:table-cell table:formula="of:= AVERAGE([.X134:.X138])" office:value-type="string" office:string-value="" calcext:value-type="error">
            <text:p>#DIV/0!</text:p>
          </table:table-cell>
          <table:table-cell table:formula="of:= AVERAGE([.X133:.X1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/>
          <table:table-cell table:formula="of:= [.D136] + [.C137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36] + [.F137]" office:value-type="float" office:value="83492" calcext:value-type="float">
            <text:p>83 492</text:p>
          </table:table-cell>
          <table:table-cell table:style-name="ce5"/>
          <table:table-cell table:formula="of:= [.I136] + [.H137]" office:value-type="float" office:value="487506" calcext:value-type="float">
            <text:p>487 506</text:p>
          </table:table-cell>
          <table:table-cell table:formula="of:= [.H137] / [.F137]" office:value-type="string" office:string-value="" calcext:value-type="error">
            <text:p>#DIV/0!</text:p>
          </table:table-cell>
          <table:table-cell table:formula="of:= SUM([.H136:.H138]) / SUM([.F136:.F138])" office:value-type="string" office:string-value="" calcext:value-type="error">
            <text:p>#DIV/0!</text:p>
          </table:table-cell>
          <table:table-cell table:formula="of:= SUM([.H135:.H139]) / SUM([.F135:.F139])" office:value-type="string" office:string-value="" calcext:value-type="error">
            <text:p>#DIV/0!</text:p>
          </table:table-cell>
          <table:table-cell table:formula="of:= SUM([.H134:.H140]) / SUM([.F134:.F140])" office:value-type="string" office:string-value="" calcext:value-type="error">
            <text:p>#DIV/0!</text:p>
          </table:table-cell>
          <table:table-cell table:formula="of:=AVERAGE([.F136:.F138])" office:value-type="string" office:string-value="" calcext:value-type="error">
            <text:p>#DIV/0!</text:p>
          </table:table-cell>
          <table:table-cell table:formula="of:=AVERAGE([.F135:.F139])" office:value-type="string" office:string-value="" calcext:value-type="error">
            <text:p>#DIV/0!</text:p>
          </table:table-cell>
          <table:table-cell table:formula="of:=AVERAGE([.F134:.F140])" office:value-type="string" office:string-value="" calcext:value-type="error">
            <text:p>#DIV/0!</text:p>
          </table:table-cell>
          <table:table-cell table:formula="of:=AVERAGE([.H136:.H138])" office:value-type="string" office:string-value="" calcext:value-type="error">
            <text:p>#DIV/0!</text:p>
          </table:table-cell>
          <table:table-cell table:formula="of:=AVERAGE([.H135:.H139])" office:value-type="string" office:string-value="" calcext:value-type="error">
            <text:p>#DIV/0!</text:p>
          </table:table-cell>
          <table:table-cell table:formula="of:=AVERAGE([.H134:.H140])" office:value-type="string" office:string-value="" calcext:value-type="error">
            <text:p>#DIV/0!</text:p>
          </table:table-cell>
          <table:table-cell table:formula="of:= SUM([.F134:.F140]) / SUM([.F129:.F135])" office:value-type="string" office:string-value="" calcext:value-type="error">
            <text:p>#DIV/0!</text:p>
          </table:table-cell>
          <table:table-cell table:formula="of:= AVERAGE([.T136:.T138])" office:value-type="string" office:string-value="" calcext:value-type="error">
            <text:p>#DIV/0!</text:p>
          </table:table-cell>
          <table:table-cell table:formula="of:= AVERAGE([.T135:.T139])" office:value-type="string" office:string-value="" calcext:value-type="error">
            <text:p>#DIV/0!</text:p>
          </table:table-cell>
          <table:table-cell table:formula="of:= AVERAGE([.T134:.T140])" office:value-type="string" office:string-value="" calcext:value-type="error">
            <text:p>#DIV/0!</text:p>
          </table:table-cell>
          <table:table-cell table:formula="of:= SUM([.H134:.H140]) / SUM([.H129:.H135])" office:value-type="string" office:string-value="" calcext:value-type="error">
            <text:p>#DIV/0!</text:p>
          </table:table-cell>
          <table:table-cell table:formula="of:= AVERAGE([.X136:.X138])" office:value-type="string" office:string-value="" calcext:value-type="error">
            <text:p>#DIV/0!</text:p>
          </table:table-cell>
          <table:table-cell table:formula="of:= AVERAGE([.X135:.X139])" office:value-type="string" office:string-value="" calcext:value-type="error">
            <text:p>#DIV/0!</text:p>
          </table:table-cell>
          <table:table-cell table:formula="of:= AVERAGE([.X134:.X14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/>
          <table:table-cell table:formula="of:= [.D137] + [.C138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37] + [.F138]" office:value-type="float" office:value="83492" calcext:value-type="float">
            <text:p>83 492</text:p>
          </table:table-cell>
          <table:table-cell table:style-name="ce5"/>
          <table:table-cell table:formula="of:= [.I137] + [.H138]" office:value-type="float" office:value="487506" calcext:value-type="float">
            <text:p>487 506</text:p>
          </table:table-cell>
          <table:table-cell table:formula="of:= [.H138] / [.F138]" office:value-type="string" office:string-value="" calcext:value-type="error">
            <text:p>#DIV/0!</text:p>
          </table:table-cell>
          <table:table-cell table:formula="of:= SUM([.H137:.H139]) / SUM([.F137:.F139])" office:value-type="string" office:string-value="" calcext:value-type="error">
            <text:p>#DIV/0!</text:p>
          </table:table-cell>
          <table:table-cell table:formula="of:= SUM([.H136:.H140]) / SUM([.F136:.F140])" office:value-type="string" office:string-value="" calcext:value-type="error">
            <text:p>#DIV/0!</text:p>
          </table:table-cell>
          <table:table-cell table:formula="of:= SUM([.H135:.H141]) / SUM([.F135:.F141])" office:value-type="string" office:string-value="" calcext:value-type="error">
            <text:p>#DIV/0!</text:p>
          </table:table-cell>
          <table:table-cell table:formula="of:=AVERAGE([.F137:.F139])" office:value-type="string" office:string-value="" calcext:value-type="error">
            <text:p>#DIV/0!</text:p>
          </table:table-cell>
          <table:table-cell table:formula="of:=AVERAGE([.F136:.F140])" office:value-type="string" office:string-value="" calcext:value-type="error">
            <text:p>#DIV/0!</text:p>
          </table:table-cell>
          <table:table-cell table:formula="of:=AVERAGE([.F135:.F141])" office:value-type="string" office:string-value="" calcext:value-type="error">
            <text:p>#DIV/0!</text:p>
          </table:table-cell>
          <table:table-cell table:formula="of:=AVERAGE([.H137:.H139])" office:value-type="string" office:string-value="" calcext:value-type="error">
            <text:p>#DIV/0!</text:p>
          </table:table-cell>
          <table:table-cell table:formula="of:=AVERAGE([.H136:.H140])" office:value-type="string" office:string-value="" calcext:value-type="error">
            <text:p>#DIV/0!</text:p>
          </table:table-cell>
          <table:table-cell table:formula="of:=AVERAGE([.H135:.H141])" office:value-type="string" office:string-value="" calcext:value-type="error">
            <text:p>#DIV/0!</text:p>
          </table:table-cell>
          <table:table-cell table:formula="of:= SUM([.F135:.F141]) / SUM([.F130:.F136])" office:value-type="string" office:string-value="" calcext:value-type="error">
            <text:p>#DIV/0!</text:p>
          </table:table-cell>
          <table:table-cell table:formula="of:= AVERAGE([.T137:.T139])" office:value-type="string" office:string-value="" calcext:value-type="error">
            <text:p>#DIV/0!</text:p>
          </table:table-cell>
          <table:table-cell table:formula="of:= AVERAGE([.T136:.T140])" office:value-type="string" office:string-value="" calcext:value-type="error">
            <text:p>#DIV/0!</text:p>
          </table:table-cell>
          <table:table-cell table:formula="of:= AVERAGE([.T135:.T141])" office:value-type="string" office:string-value="" calcext:value-type="error">
            <text:p>#DIV/0!</text:p>
          </table:table-cell>
          <table:table-cell table:formula="of:= SUM([.H135:.H141]) / SUM([.H130:.H136])" office:value-type="string" office:string-value="" calcext:value-type="error">
            <text:p>#DIV/0!</text:p>
          </table:table-cell>
          <table:table-cell table:formula="of:= AVERAGE([.X137:.X139])" office:value-type="string" office:string-value="" calcext:value-type="error">
            <text:p>#DIV/0!</text:p>
          </table:table-cell>
          <table:table-cell table:formula="of:= AVERAGE([.X136:.X140])" office:value-type="string" office:string-value="" calcext:value-type="error">
            <text:p>#DIV/0!</text:p>
          </table:table-cell>
          <table:table-cell table:formula="of:= AVERAGE([.X135:.X14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/>
          <table:table-cell table:formula="of:= [.D138] + [.C139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38] + [.F139]" office:value-type="float" office:value="83492" calcext:value-type="float">
            <text:p>83 492</text:p>
          </table:table-cell>
          <table:table-cell table:style-name="ce5"/>
          <table:table-cell table:formula="of:= [.I138] + [.H139]" office:value-type="float" office:value="487506" calcext:value-type="float">
            <text:p>487 506</text:p>
          </table:table-cell>
          <table:table-cell table:formula="of:= [.H139] / [.F139]" office:value-type="string" office:string-value="" calcext:value-type="error">
            <text:p>#DIV/0!</text:p>
          </table:table-cell>
          <table:table-cell table:formula="of:= SUM([.H138:.H140]) / SUM([.F138:.F140])" office:value-type="string" office:string-value="" calcext:value-type="error">
            <text:p>#DIV/0!</text:p>
          </table:table-cell>
          <table:table-cell table:formula="of:= SUM([.H137:.H141]) / SUM([.F137:.F141])" office:value-type="string" office:string-value="" calcext:value-type="error">
            <text:p>#DIV/0!</text:p>
          </table:table-cell>
          <table:table-cell table:formula="of:= SUM([.H136:.H142]) / SUM([.F136:.F142])" office:value-type="string" office:string-value="" calcext:value-type="error">
            <text:p>#DIV/0!</text:p>
          </table:table-cell>
          <table:table-cell table:formula="of:=AVERAGE([.F138:.F140])" office:value-type="string" office:string-value="" calcext:value-type="error">
            <text:p>#DIV/0!</text:p>
          </table:table-cell>
          <table:table-cell table:formula="of:=AVERAGE([.F137:.F141])" office:value-type="string" office:string-value="" calcext:value-type="error">
            <text:p>#DIV/0!</text:p>
          </table:table-cell>
          <table:table-cell table:formula="of:=AVERAGE([.F136:.F142])" office:value-type="string" office:string-value="" calcext:value-type="error">
            <text:p>#DIV/0!</text:p>
          </table:table-cell>
          <table:table-cell table:formula="of:=AVERAGE([.H138:.H140])" office:value-type="string" office:string-value="" calcext:value-type="error">
            <text:p>#DIV/0!</text:p>
          </table:table-cell>
          <table:table-cell table:formula="of:=AVERAGE([.H137:.H141])" office:value-type="string" office:string-value="" calcext:value-type="error">
            <text:p>#DIV/0!</text:p>
          </table:table-cell>
          <table:table-cell table:formula="of:=AVERAGE([.H136:.H142])" office:value-type="string" office:string-value="" calcext:value-type="error">
            <text:p>#DIV/0!</text:p>
          </table:table-cell>
          <table:table-cell table:formula="of:= SUM([.F136:.F142]) / SUM([.F131:.F137])" office:value-type="string" office:string-value="" calcext:value-type="error">
            <text:p>#DIV/0!</text:p>
          </table:table-cell>
          <table:table-cell table:formula="of:= AVERAGE([.T138:.T140])" office:value-type="string" office:string-value="" calcext:value-type="error">
            <text:p>#DIV/0!</text:p>
          </table:table-cell>
          <table:table-cell table:formula="of:= AVERAGE([.T137:.T141])" office:value-type="string" office:string-value="" calcext:value-type="error">
            <text:p>#DIV/0!</text:p>
          </table:table-cell>
          <table:table-cell table:formula="of:= AVERAGE([.T136:.T142])" office:value-type="string" office:string-value="" calcext:value-type="error">
            <text:p>#DIV/0!</text:p>
          </table:table-cell>
          <table:table-cell table:formula="of:= SUM([.H136:.H142]) / SUM([.H131:.H137])" office:value-type="string" office:string-value="" calcext:value-type="error">
            <text:p>#DIV/0!</text:p>
          </table:table-cell>
          <table:table-cell table:formula="of:= AVERAGE([.X138:.X140])" office:value-type="string" office:string-value="" calcext:value-type="error">
            <text:p>#DIV/0!</text:p>
          </table:table-cell>
          <table:table-cell table:formula="of:= AVERAGE([.X137:.X141])" office:value-type="string" office:string-value="" calcext:value-type="error">
            <text:p>#DIV/0!</text:p>
          </table:table-cell>
          <table:table-cell table:formula="of:= AVERAGE([.X136:.X14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/>
          <table:table-cell table:formula="of:= [.D139] + [.C140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39] + [.F140]" office:value-type="float" office:value="83492" calcext:value-type="float">
            <text:p>83 492</text:p>
          </table:table-cell>
          <table:table-cell table:style-name="ce5"/>
          <table:table-cell table:formula="of:= [.I139] + [.H140]" office:value-type="float" office:value="487506" calcext:value-type="float">
            <text:p>487 506</text:p>
          </table:table-cell>
          <table:table-cell table:formula="of:= [.H140] / [.F140]" office:value-type="string" office:string-value="" calcext:value-type="error">
            <text:p>#DIV/0!</text:p>
          </table:table-cell>
          <table:table-cell table:formula="of:= SUM([.H139:.H141]) / SUM([.F139:.F141])" office:value-type="string" office:string-value="" calcext:value-type="error">
            <text:p>#DIV/0!</text:p>
          </table:table-cell>
          <table:table-cell table:formula="of:= SUM([.H138:.H142]) / SUM([.F138:.F142])" office:value-type="string" office:string-value="" calcext:value-type="error">
            <text:p>#DIV/0!</text:p>
          </table:table-cell>
          <table:table-cell table:formula="of:= SUM([.H137:.H143]) / SUM([.F137:.F143])" office:value-type="string" office:string-value="" calcext:value-type="error">
            <text:p>#DIV/0!</text:p>
          </table:table-cell>
          <table:table-cell table:formula="of:=AVERAGE([.F139:.F141])" office:value-type="string" office:string-value="" calcext:value-type="error">
            <text:p>#DIV/0!</text:p>
          </table:table-cell>
          <table:table-cell table:formula="of:=AVERAGE([.F138:.F142])" office:value-type="string" office:string-value="" calcext:value-type="error">
            <text:p>#DIV/0!</text:p>
          </table:table-cell>
          <table:table-cell table:formula="of:=AVERAGE([.F137:.F143])" office:value-type="string" office:string-value="" calcext:value-type="error">
            <text:p>#DIV/0!</text:p>
          </table:table-cell>
          <table:table-cell table:formula="of:=AVERAGE([.H139:.H141])" office:value-type="string" office:string-value="" calcext:value-type="error">
            <text:p>#DIV/0!</text:p>
          </table:table-cell>
          <table:table-cell table:formula="of:=AVERAGE([.H138:.H142])" office:value-type="string" office:string-value="" calcext:value-type="error">
            <text:p>#DIV/0!</text:p>
          </table:table-cell>
          <table:table-cell table:formula="of:=AVERAGE([.H137:.H143])" office:value-type="string" office:string-value="" calcext:value-type="error">
            <text:p>#DIV/0!</text:p>
          </table:table-cell>
          <table:table-cell table:formula="of:= SUM([.F137:.F143]) / SUM([.F132:.F138])" office:value-type="string" office:string-value="" calcext:value-type="error">
            <text:p>#DIV/0!</text:p>
          </table:table-cell>
          <table:table-cell table:formula="of:= AVERAGE([.T139:.T141])" office:value-type="string" office:string-value="" calcext:value-type="error">
            <text:p>#DIV/0!</text:p>
          </table:table-cell>
          <table:table-cell table:formula="of:= AVERAGE([.T138:.T142])" office:value-type="string" office:string-value="" calcext:value-type="error">
            <text:p>#DIV/0!</text:p>
          </table:table-cell>
          <table:table-cell table:formula="of:= AVERAGE([.T137:.T143])" office:value-type="string" office:string-value="" calcext:value-type="error">
            <text:p>#DIV/0!</text:p>
          </table:table-cell>
          <table:table-cell table:formula="of:= SUM([.H137:.H143]) / SUM([.H132:.H138])" office:value-type="string" office:string-value="" calcext:value-type="error">
            <text:p>#DIV/0!</text:p>
          </table:table-cell>
          <table:table-cell table:formula="of:= AVERAGE([.X139:.X141])" office:value-type="string" office:string-value="" calcext:value-type="error">
            <text:p>#DIV/0!</text:p>
          </table:table-cell>
          <table:table-cell table:formula="of:= AVERAGE([.X138:.X142])" office:value-type="string" office:string-value="" calcext:value-type="error">
            <text:p>#DIV/0!</text:p>
          </table:table-cell>
          <table:table-cell table:formula="of:= AVERAGE([.X137:.X14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/>
          <table:table-cell table:formula="of:= [.D140] + [.C141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40] + [.F141]" office:value-type="float" office:value="83492" calcext:value-type="float">
            <text:p>83 492</text:p>
          </table:table-cell>
          <table:table-cell table:style-name="ce5"/>
          <table:table-cell table:formula="of:= [.I140] + [.H141]" office:value-type="float" office:value="487506" calcext:value-type="float">
            <text:p>487 506</text:p>
          </table:table-cell>
          <table:table-cell table:formula="of:= [.H141] / [.F141]" office:value-type="string" office:string-value="" calcext:value-type="error">
            <text:p>#DIV/0!</text:p>
          </table:table-cell>
          <table:table-cell table:formula="of:= SUM([.H140:.H142]) / SUM([.F140:.F142])" office:value-type="string" office:string-value="" calcext:value-type="error">
            <text:p>#DIV/0!</text:p>
          </table:table-cell>
          <table:table-cell table:formula="of:= SUM([.H139:.H143]) / SUM([.F139:.F143])" office:value-type="string" office:string-value="" calcext:value-type="error">
            <text:p>#DIV/0!</text:p>
          </table:table-cell>
          <table:table-cell table:formula="of:= SUM([.H138:.H144]) / SUM([.F138:.F144])" office:value-type="string" office:string-value="" calcext:value-type="error">
            <text:p>#DIV/0!</text:p>
          </table:table-cell>
          <table:table-cell table:formula="of:=AVERAGE([.F140:.F142])" office:value-type="string" office:string-value="" calcext:value-type="error">
            <text:p>#DIV/0!</text:p>
          </table:table-cell>
          <table:table-cell table:formula="of:=AVERAGE([.F139:.F143])" office:value-type="string" office:string-value="" calcext:value-type="error">
            <text:p>#DIV/0!</text:p>
          </table:table-cell>
          <table:table-cell table:formula="of:=AVERAGE([.F138:.F144])" office:value-type="string" office:string-value="" calcext:value-type="error">
            <text:p>#DIV/0!</text:p>
          </table:table-cell>
          <table:table-cell table:formula="of:=AVERAGE([.H140:.H142])" office:value-type="string" office:string-value="" calcext:value-type="error">
            <text:p>#DIV/0!</text:p>
          </table:table-cell>
          <table:table-cell table:formula="of:=AVERAGE([.H139:.H143])" office:value-type="string" office:string-value="" calcext:value-type="error">
            <text:p>#DIV/0!</text:p>
          </table:table-cell>
          <table:table-cell table:formula="of:=AVERAGE([.H138:.H144])" office:value-type="string" office:string-value="" calcext:value-type="error">
            <text:p>#DIV/0!</text:p>
          </table:table-cell>
          <table:table-cell table:formula="of:= SUM([.F138:.F144]) / SUM([.F133:.F139])" office:value-type="string" office:string-value="" calcext:value-type="error">
            <text:p>#DIV/0!</text:p>
          </table:table-cell>
          <table:table-cell table:formula="of:= AVERAGE([.T140:.T142])" office:value-type="string" office:string-value="" calcext:value-type="error">
            <text:p>#DIV/0!</text:p>
          </table:table-cell>
          <table:table-cell table:formula="of:= AVERAGE([.T139:.T143])" office:value-type="string" office:string-value="" calcext:value-type="error">
            <text:p>#DIV/0!</text:p>
          </table:table-cell>
          <table:table-cell table:formula="of:= AVERAGE([.T138:.T144])" office:value-type="string" office:string-value="" calcext:value-type="error">
            <text:p>#DIV/0!</text:p>
          </table:table-cell>
          <table:table-cell table:formula="of:= SUM([.H138:.H144]) / SUM([.H133:.H139])" office:value-type="string" office:string-value="" calcext:value-type="error">
            <text:p>#DIV/0!</text:p>
          </table:table-cell>
          <table:table-cell table:formula="of:= AVERAGE([.X140:.X142])" office:value-type="string" office:string-value="" calcext:value-type="error">
            <text:p>#DIV/0!</text:p>
          </table:table-cell>
          <table:table-cell table:formula="of:= AVERAGE([.X139:.X143])" office:value-type="string" office:string-value="" calcext:value-type="error">
            <text:p>#DIV/0!</text:p>
          </table:table-cell>
          <table:table-cell table:formula="of:= AVERAGE([.X138:.X14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/>
          <table:table-cell table:formula="of:= [.D141] + [.C142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41] + [.F142]" office:value-type="float" office:value="83492" calcext:value-type="float">
            <text:p>83 492</text:p>
          </table:table-cell>
          <table:table-cell table:style-name="ce5"/>
          <table:table-cell table:formula="of:= [.I141] + [.H142]" office:value-type="float" office:value="487506" calcext:value-type="float">
            <text:p>487 506</text:p>
          </table:table-cell>
          <table:table-cell table:formula="of:= [.H142] / [.F142]" office:value-type="string" office:string-value="" calcext:value-type="error">
            <text:p>#DIV/0!</text:p>
          </table:table-cell>
          <table:table-cell table:formula="of:= SUM([.H141:.H143]) / SUM([.F141:.F143])" office:value-type="string" office:string-value="" calcext:value-type="error">
            <text:p>#DIV/0!</text:p>
          </table:table-cell>
          <table:table-cell table:formula="of:= SUM([.H140:.H144]) / SUM([.F140:.F144])" office:value-type="string" office:string-value="" calcext:value-type="error">
            <text:p>#DIV/0!</text:p>
          </table:table-cell>
          <table:table-cell table:formula="of:= SUM([.H139:.H145]) / SUM([.F139:.F145])" office:value-type="string" office:string-value="" calcext:value-type="error">
            <text:p>#DIV/0!</text:p>
          </table:table-cell>
          <table:table-cell table:formula="of:=AVERAGE([.F141:.F143])" office:value-type="string" office:string-value="" calcext:value-type="error">
            <text:p>#DIV/0!</text:p>
          </table:table-cell>
          <table:table-cell table:formula="of:=AVERAGE([.F140:.F144])" office:value-type="string" office:string-value="" calcext:value-type="error">
            <text:p>#DIV/0!</text:p>
          </table:table-cell>
          <table:table-cell table:formula="of:=AVERAGE([.F139:.F145])" office:value-type="string" office:string-value="" calcext:value-type="error">
            <text:p>#DIV/0!</text:p>
          </table:table-cell>
          <table:table-cell table:formula="of:=AVERAGE([.H141:.H143])" office:value-type="string" office:string-value="" calcext:value-type="error">
            <text:p>#DIV/0!</text:p>
          </table:table-cell>
          <table:table-cell table:formula="of:=AVERAGE([.H140:.H144])" office:value-type="string" office:string-value="" calcext:value-type="error">
            <text:p>#DIV/0!</text:p>
          </table:table-cell>
          <table:table-cell table:formula="of:=AVERAGE([.H139:.H145])" office:value-type="string" office:string-value="" calcext:value-type="error">
            <text:p>#DIV/0!</text:p>
          </table:table-cell>
          <table:table-cell table:formula="of:= SUM([.F139:.F145]) / SUM([.F134:.F140])" office:value-type="string" office:string-value="" calcext:value-type="error">
            <text:p>#DIV/0!</text:p>
          </table:table-cell>
          <table:table-cell table:formula="of:= AVERAGE([.T141:.T143])" office:value-type="string" office:string-value="" calcext:value-type="error">
            <text:p>#DIV/0!</text:p>
          </table:table-cell>
          <table:table-cell table:formula="of:= AVERAGE([.T140:.T144])" office:value-type="string" office:string-value="" calcext:value-type="error">
            <text:p>#DIV/0!</text:p>
          </table:table-cell>
          <table:table-cell table:formula="of:= AVERAGE([.T139:.T145])" office:value-type="string" office:string-value="" calcext:value-type="error">
            <text:p>#DIV/0!</text:p>
          </table:table-cell>
          <table:table-cell table:formula="of:= SUM([.H139:.H145]) / SUM([.H134:.H140])" office:value-type="string" office:string-value="" calcext:value-type="error">
            <text:p>#DIV/0!</text:p>
          </table:table-cell>
          <table:table-cell table:formula="of:= AVERAGE([.X141:.X143])" office:value-type="string" office:string-value="" calcext:value-type="error">
            <text:p>#DIV/0!</text:p>
          </table:table-cell>
          <table:table-cell table:formula="of:= AVERAGE([.X140:.X144])" office:value-type="string" office:string-value="" calcext:value-type="error">
            <text:p>#DIV/0!</text:p>
          </table:table-cell>
          <table:table-cell table:formula="of:= AVERAGE([.X139:.X14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/>
          <table:table-cell table:formula="of:= [.D142] + [.C143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42] + [.F143]" office:value-type="float" office:value="83492" calcext:value-type="float">
            <text:p>83 492</text:p>
          </table:table-cell>
          <table:table-cell table:style-name="ce5"/>
          <table:table-cell table:formula="of:= [.I142] + [.H143]" office:value-type="float" office:value="487506" calcext:value-type="float">
            <text:p>487 506</text:p>
          </table:table-cell>
          <table:table-cell table:formula="of:= [.H143] / [.F143]" office:value-type="string" office:string-value="" calcext:value-type="error">
            <text:p>#DIV/0!</text:p>
          </table:table-cell>
          <table:table-cell table:formula="of:= SUM([.H142:.H144]) / SUM([.F142:.F144])" office:value-type="string" office:string-value="" calcext:value-type="error">
            <text:p>#DIV/0!</text:p>
          </table:table-cell>
          <table:table-cell table:formula="of:= SUM([.H141:.H145]) / SUM([.F141:.F145])" office:value-type="string" office:string-value="" calcext:value-type="error">
            <text:p>#DIV/0!</text:p>
          </table:table-cell>
          <table:table-cell table:formula="of:= SUM([.H140:.H146]) / SUM([.F140:.F146])" office:value-type="string" office:string-value="" calcext:value-type="error">
            <text:p>#DIV/0!</text:p>
          </table:table-cell>
          <table:table-cell table:formula="of:=AVERAGE([.F142:.F144])" office:value-type="string" office:string-value="" calcext:value-type="error">
            <text:p>#DIV/0!</text:p>
          </table:table-cell>
          <table:table-cell table:formula="of:=AVERAGE([.F141:.F145])" office:value-type="string" office:string-value="" calcext:value-type="error">
            <text:p>#DIV/0!</text:p>
          </table:table-cell>
          <table:table-cell table:formula="of:=AVERAGE([.F140:.F146])" office:value-type="string" office:string-value="" calcext:value-type="error">
            <text:p>#DIV/0!</text:p>
          </table:table-cell>
          <table:table-cell table:formula="of:=AVERAGE([.H142:.H144])" office:value-type="string" office:string-value="" calcext:value-type="error">
            <text:p>#DIV/0!</text:p>
          </table:table-cell>
          <table:table-cell table:formula="of:=AVERAGE([.H141:.H145])" office:value-type="string" office:string-value="" calcext:value-type="error">
            <text:p>#DIV/0!</text:p>
          </table:table-cell>
          <table:table-cell table:formula="of:=AVERAGE([.H140:.H146])" office:value-type="string" office:string-value="" calcext:value-type="error">
            <text:p>#DIV/0!</text:p>
          </table:table-cell>
          <table:table-cell table:formula="of:= SUM([.F140:.F146]) / SUM([.F135:.F141])" office:value-type="string" office:string-value="" calcext:value-type="error">
            <text:p>#DIV/0!</text:p>
          </table:table-cell>
          <table:table-cell table:formula="of:= AVERAGE([.T142:.T144])" office:value-type="string" office:string-value="" calcext:value-type="error">
            <text:p>#DIV/0!</text:p>
          </table:table-cell>
          <table:table-cell table:formula="of:= AVERAGE([.T141:.T145])" office:value-type="string" office:string-value="" calcext:value-type="error">
            <text:p>#DIV/0!</text:p>
          </table:table-cell>
          <table:table-cell table:formula="of:= AVERAGE([.T140:.T146])" office:value-type="string" office:string-value="" calcext:value-type="error">
            <text:p>#DIV/0!</text:p>
          </table:table-cell>
          <table:table-cell table:formula="of:= SUM([.H140:.H146]) / SUM([.H135:.H141])" office:value-type="string" office:string-value="" calcext:value-type="error">
            <text:p>#DIV/0!</text:p>
          </table:table-cell>
          <table:table-cell table:formula="of:= AVERAGE([.X142:.X144])" office:value-type="string" office:string-value="" calcext:value-type="error">
            <text:p>#DIV/0!</text:p>
          </table:table-cell>
          <table:table-cell table:formula="of:= AVERAGE([.X141:.X145])" office:value-type="string" office:string-value="" calcext:value-type="error">
            <text:p>#DIV/0!</text:p>
          </table:table-cell>
          <table:table-cell table:formula="of:= AVERAGE([.X140:.X14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/>
          <table:table-cell table:formula="of:= [.D143] + [.C144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43] + [.F144]" office:value-type="float" office:value="83492" calcext:value-type="float">
            <text:p>83 492</text:p>
          </table:table-cell>
          <table:table-cell table:style-name="ce5"/>
          <table:table-cell table:formula="of:= [.I143] + [.H144]" office:value-type="float" office:value="487506" calcext:value-type="float">
            <text:p>487 506</text:p>
          </table:table-cell>
          <table:table-cell table:formula="of:= [.H144] / [.F144]" office:value-type="string" office:string-value="" calcext:value-type="error">
            <text:p>#DIV/0!</text:p>
          </table:table-cell>
          <table:table-cell table:formula="of:= SUM([.H143:.H145]) / SUM([.F143:.F145])" office:value-type="string" office:string-value="" calcext:value-type="error">
            <text:p>#DIV/0!</text:p>
          </table:table-cell>
          <table:table-cell table:formula="of:= SUM([.H142:.H146]) / SUM([.F142:.F146])" office:value-type="string" office:string-value="" calcext:value-type="error">
            <text:p>#DIV/0!</text:p>
          </table:table-cell>
          <table:table-cell table:formula="of:= SUM([.H141:.H147]) / SUM([.F141:.F147])" office:value-type="string" office:string-value="" calcext:value-type="error">
            <text:p>#DIV/0!</text:p>
          </table:table-cell>
          <table:table-cell table:formula="of:=AVERAGE([.F143:.F145])" office:value-type="string" office:string-value="" calcext:value-type="error">
            <text:p>#DIV/0!</text:p>
          </table:table-cell>
          <table:table-cell table:formula="of:=AVERAGE([.F142:.F146])" office:value-type="string" office:string-value="" calcext:value-type="error">
            <text:p>#DIV/0!</text:p>
          </table:table-cell>
          <table:table-cell table:formula="of:=AVERAGE([.F141:.F147])" office:value-type="string" office:string-value="" calcext:value-type="error">
            <text:p>#DIV/0!</text:p>
          </table:table-cell>
          <table:table-cell table:formula="of:=AVERAGE([.H143:.H145])" office:value-type="string" office:string-value="" calcext:value-type="error">
            <text:p>#DIV/0!</text:p>
          </table:table-cell>
          <table:table-cell table:formula="of:=AVERAGE([.H142:.H146])" office:value-type="string" office:string-value="" calcext:value-type="error">
            <text:p>#DIV/0!</text:p>
          </table:table-cell>
          <table:table-cell table:formula="of:=AVERAGE([.H141:.H147])" office:value-type="string" office:string-value="" calcext:value-type="error">
            <text:p>#DIV/0!</text:p>
          </table:table-cell>
          <table:table-cell table:formula="of:= SUM([.F141:.F147]) / SUM([.F136:.F142])" office:value-type="string" office:string-value="" calcext:value-type="error">
            <text:p>#DIV/0!</text:p>
          </table:table-cell>
          <table:table-cell table:formula="of:= AVERAGE([.T143:.T145])" office:value-type="string" office:string-value="" calcext:value-type="error">
            <text:p>#DIV/0!</text:p>
          </table:table-cell>
          <table:table-cell table:formula="of:= AVERAGE([.T142:.T146])" office:value-type="string" office:string-value="" calcext:value-type="error">
            <text:p>#DIV/0!</text:p>
          </table:table-cell>
          <table:table-cell table:formula="of:= AVERAGE([.T141:.T147])" office:value-type="string" office:string-value="" calcext:value-type="error">
            <text:p>#DIV/0!</text:p>
          </table:table-cell>
          <table:table-cell table:formula="of:= SUM([.H141:.H147]) / SUM([.H136:.H142])" office:value-type="string" office:string-value="" calcext:value-type="error">
            <text:p>#DIV/0!</text:p>
          </table:table-cell>
          <table:table-cell table:formula="of:= AVERAGE([.X143:.X145])" office:value-type="string" office:string-value="" calcext:value-type="error">
            <text:p>#DIV/0!</text:p>
          </table:table-cell>
          <table:table-cell table:formula="of:= AVERAGE([.X142:.X146])" office:value-type="string" office:string-value="" calcext:value-type="error">
            <text:p>#DIV/0!</text:p>
          </table:table-cell>
          <table:table-cell table:formula="of:= AVERAGE([.X141:.X14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/>
          <table:table-cell table:formula="of:= [.D144] + [.C145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44] + [.F145]" office:value-type="float" office:value="83492" calcext:value-type="float">
            <text:p>83 492</text:p>
          </table:table-cell>
          <table:table-cell table:style-name="ce5"/>
          <table:table-cell table:formula="of:= [.I144] + [.H145]" office:value-type="float" office:value="487506" calcext:value-type="float">
            <text:p>487 506</text:p>
          </table:table-cell>
          <table:table-cell table:formula="of:= [.H145] / [.F145]" office:value-type="string" office:string-value="" calcext:value-type="error">
            <text:p>#DIV/0!</text:p>
          </table:table-cell>
          <table:table-cell table:formula="of:= SUM([.H144:.H146]) / SUM([.F144:.F146])" office:value-type="string" office:string-value="" calcext:value-type="error">
            <text:p>#DIV/0!</text:p>
          </table:table-cell>
          <table:table-cell table:formula="of:= SUM([.H143:.H147]) / SUM([.F143:.F147])" office:value-type="string" office:string-value="" calcext:value-type="error">
            <text:p>#DIV/0!</text:p>
          </table:table-cell>
          <table:table-cell table:formula="of:= SUM([.H142:.H148]) / SUM([.F142:.F148])" office:value-type="string" office:string-value="" calcext:value-type="error">
            <text:p>#DIV/0!</text:p>
          </table:table-cell>
          <table:table-cell table:formula="of:=AVERAGE([.F144:.F146])" office:value-type="string" office:string-value="" calcext:value-type="error">
            <text:p>#DIV/0!</text:p>
          </table:table-cell>
          <table:table-cell table:formula="of:=AVERAGE([.F143:.F147])" office:value-type="string" office:string-value="" calcext:value-type="error">
            <text:p>#DIV/0!</text:p>
          </table:table-cell>
          <table:table-cell table:formula="of:=AVERAGE([.F142:.F148])" office:value-type="string" office:string-value="" calcext:value-type="error">
            <text:p>#DIV/0!</text:p>
          </table:table-cell>
          <table:table-cell table:formula="of:=AVERAGE([.H144:.H146])" office:value-type="string" office:string-value="" calcext:value-type="error">
            <text:p>#DIV/0!</text:p>
          </table:table-cell>
          <table:table-cell table:formula="of:=AVERAGE([.H143:.H147])" office:value-type="string" office:string-value="" calcext:value-type="error">
            <text:p>#DIV/0!</text:p>
          </table:table-cell>
          <table:table-cell table:formula="of:=AVERAGE([.H142:.H148])" office:value-type="string" office:string-value="" calcext:value-type="error">
            <text:p>#DIV/0!</text:p>
          </table:table-cell>
          <table:table-cell table:formula="of:= SUM([.F142:.F148]) / SUM([.F137:.F143])" office:value-type="string" office:string-value="" calcext:value-type="error">
            <text:p>#DIV/0!</text:p>
          </table:table-cell>
          <table:table-cell table:formula="of:= AVERAGE([.T144:.T146])" office:value-type="string" office:string-value="" calcext:value-type="error">
            <text:p>#DIV/0!</text:p>
          </table:table-cell>
          <table:table-cell table:formula="of:= AVERAGE([.T143:.T147])" office:value-type="string" office:string-value="" calcext:value-type="error">
            <text:p>#DIV/0!</text:p>
          </table:table-cell>
          <table:table-cell table:formula="of:= AVERAGE([.T142:.T148])" office:value-type="string" office:string-value="" calcext:value-type="error">
            <text:p>#DIV/0!</text:p>
          </table:table-cell>
          <table:table-cell table:formula="of:= SUM([.H142:.H148]) / SUM([.H137:.H143])" office:value-type="string" office:string-value="" calcext:value-type="error">
            <text:p>#DIV/0!</text:p>
          </table:table-cell>
          <table:table-cell table:formula="of:= AVERAGE([.X144:.X146])" office:value-type="string" office:string-value="" calcext:value-type="error">
            <text:p>#DIV/0!</text:p>
          </table:table-cell>
          <table:table-cell table:formula="of:= AVERAGE([.X143:.X147])" office:value-type="string" office:string-value="" calcext:value-type="error">
            <text:p>#DIV/0!</text:p>
          </table:table-cell>
          <table:table-cell table:formula="of:= AVERAGE([.X142:.X14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/>
          <table:table-cell table:formula="of:= [.D145] + [.C146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45] + [.F146]" office:value-type="float" office:value="83492" calcext:value-type="float">
            <text:p>83 492</text:p>
          </table:table-cell>
          <table:table-cell table:style-name="ce5"/>
          <table:table-cell table:formula="of:= [.I145] + [.H146]" office:value-type="float" office:value="487506" calcext:value-type="float">
            <text:p>487 506</text:p>
          </table:table-cell>
          <table:table-cell table:formula="of:= [.H146] / [.F146]" office:value-type="string" office:string-value="" calcext:value-type="error">
            <text:p>#DIV/0!</text:p>
          </table:table-cell>
          <table:table-cell table:formula="of:= SUM([.H145:.H147]) / SUM([.F145:.F147])" office:value-type="string" office:string-value="" calcext:value-type="error">
            <text:p>#DIV/0!</text:p>
          </table:table-cell>
          <table:table-cell table:formula="of:= SUM([.H144:.H148]) / SUM([.F144:.F148])" office:value-type="string" office:string-value="" calcext:value-type="error">
            <text:p>#DIV/0!</text:p>
          </table:table-cell>
          <table:table-cell table:formula="of:= SUM([.H143:.H149]) / SUM([.F143:.F149])" office:value-type="string" office:string-value="" calcext:value-type="error">
            <text:p>#DIV/0!</text:p>
          </table:table-cell>
          <table:table-cell table:formula="of:=AVERAGE([.F145:.F147])" office:value-type="string" office:string-value="" calcext:value-type="error">
            <text:p>#DIV/0!</text:p>
          </table:table-cell>
          <table:table-cell table:formula="of:=AVERAGE([.F144:.F148])" office:value-type="string" office:string-value="" calcext:value-type="error">
            <text:p>#DIV/0!</text:p>
          </table:table-cell>
          <table:table-cell table:formula="of:=AVERAGE([.F143:.F149])" office:value-type="string" office:string-value="" calcext:value-type="error">
            <text:p>#DIV/0!</text:p>
          </table:table-cell>
          <table:table-cell table:formula="of:=AVERAGE([.H145:.H147])" office:value-type="string" office:string-value="" calcext:value-type="error">
            <text:p>#DIV/0!</text:p>
          </table:table-cell>
          <table:table-cell table:formula="of:=AVERAGE([.H144:.H148])" office:value-type="string" office:string-value="" calcext:value-type="error">
            <text:p>#DIV/0!</text:p>
          </table:table-cell>
          <table:table-cell table:formula="of:=AVERAGE([.H143:.H149])" office:value-type="string" office:string-value="" calcext:value-type="error">
            <text:p>#DIV/0!</text:p>
          </table:table-cell>
          <table:table-cell table:formula="of:= SUM([.F143:.F149]) / SUM([.F138:.F144])" office:value-type="string" office:string-value="" calcext:value-type="error">
            <text:p>#DIV/0!</text:p>
          </table:table-cell>
          <table:table-cell table:formula="of:= AVERAGE([.T145:.T147])" office:value-type="string" office:string-value="" calcext:value-type="error">
            <text:p>#DIV/0!</text:p>
          </table:table-cell>
          <table:table-cell table:formula="of:= AVERAGE([.T144:.T148])" office:value-type="string" office:string-value="" calcext:value-type="error">
            <text:p>#DIV/0!</text:p>
          </table:table-cell>
          <table:table-cell table:formula="of:= AVERAGE([.T143:.T149])" office:value-type="string" office:string-value="" calcext:value-type="error">
            <text:p>#DIV/0!</text:p>
          </table:table-cell>
          <table:table-cell table:formula="of:= SUM([.H143:.H149]) / SUM([.H138:.H144])" office:value-type="string" office:string-value="" calcext:value-type="error">
            <text:p>#DIV/0!</text:p>
          </table:table-cell>
          <table:table-cell table:formula="of:= AVERAGE([.X145:.X147])" office:value-type="string" office:string-value="" calcext:value-type="error">
            <text:p>#DIV/0!</text:p>
          </table:table-cell>
          <table:table-cell table:formula="of:= AVERAGE([.X144:.X148])" office:value-type="string" office:string-value="" calcext:value-type="error">
            <text:p>#DIV/0!</text:p>
          </table:table-cell>
          <table:table-cell table:formula="of:= AVERAGE([.X143:.X14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/>
          <table:table-cell table:formula="of:= [.D146] + [.C147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46] + [.F147]" office:value-type="float" office:value="83492" calcext:value-type="float">
            <text:p>83 492</text:p>
          </table:table-cell>
          <table:table-cell table:style-name="ce5"/>
          <table:table-cell table:formula="of:= [.I146] + [.H147]" office:value-type="float" office:value="487506" calcext:value-type="float">
            <text:p>487 506</text:p>
          </table:table-cell>
          <table:table-cell table:formula="of:= [.H147] / [.F147]" office:value-type="string" office:string-value="" calcext:value-type="error">
            <text:p>#DIV/0!</text:p>
          </table:table-cell>
          <table:table-cell table:formula="of:= SUM([.H146:.H148]) / SUM([.F146:.F148])" office:value-type="string" office:string-value="" calcext:value-type="error">
            <text:p>#DIV/0!</text:p>
          </table:table-cell>
          <table:table-cell table:formula="of:= SUM([.H145:.H149]) / SUM([.F145:.F149])" office:value-type="string" office:string-value="" calcext:value-type="error">
            <text:p>#DIV/0!</text:p>
          </table:table-cell>
          <table:table-cell table:formula="of:= SUM([.H144:.H150]) / SUM([.F144:.F150])" office:value-type="string" office:string-value="" calcext:value-type="error">
            <text:p>#DIV/0!</text:p>
          </table:table-cell>
          <table:table-cell table:formula="of:=AVERAGE([.F146:.F148])" office:value-type="string" office:string-value="" calcext:value-type="error">
            <text:p>#DIV/0!</text:p>
          </table:table-cell>
          <table:table-cell table:formula="of:=AVERAGE([.F145:.F149])" office:value-type="string" office:string-value="" calcext:value-type="error">
            <text:p>#DIV/0!</text:p>
          </table:table-cell>
          <table:table-cell table:formula="of:=AVERAGE([.F144:.F150])" office:value-type="string" office:string-value="" calcext:value-type="error">
            <text:p>#DIV/0!</text:p>
          </table:table-cell>
          <table:table-cell table:formula="of:=AVERAGE([.H146:.H148])" office:value-type="string" office:string-value="" calcext:value-type="error">
            <text:p>#DIV/0!</text:p>
          </table:table-cell>
          <table:table-cell table:formula="of:=AVERAGE([.H145:.H149])" office:value-type="string" office:string-value="" calcext:value-type="error">
            <text:p>#DIV/0!</text:p>
          </table:table-cell>
          <table:table-cell table:formula="of:=AVERAGE([.H144:.H150])" office:value-type="string" office:string-value="" calcext:value-type="error">
            <text:p>#DIV/0!</text:p>
          </table:table-cell>
          <table:table-cell table:formula="of:= SUM([.F144:.F150]) / SUM([.F139:.F145])" office:value-type="string" office:string-value="" calcext:value-type="error">
            <text:p>#DIV/0!</text:p>
          </table:table-cell>
          <table:table-cell table:formula="of:= AVERAGE([.T146:.T148])" office:value-type="string" office:string-value="" calcext:value-type="error">
            <text:p>#DIV/0!</text:p>
          </table:table-cell>
          <table:table-cell table:formula="of:= AVERAGE([.T145:.T149])" office:value-type="string" office:string-value="" calcext:value-type="error">
            <text:p>#DIV/0!</text:p>
          </table:table-cell>
          <table:table-cell table:formula="of:= AVERAGE([.T144:.T150])" office:value-type="string" office:string-value="" calcext:value-type="error">
            <text:p>#DIV/0!</text:p>
          </table:table-cell>
          <table:table-cell table:formula="of:= SUM([.H144:.H150]) / SUM([.H139:.H145])" office:value-type="string" office:string-value="" calcext:value-type="error">
            <text:p>#DIV/0!</text:p>
          </table:table-cell>
          <table:table-cell table:formula="of:= AVERAGE([.X146:.X148])" office:value-type="string" office:string-value="" calcext:value-type="error">
            <text:p>#DIV/0!</text:p>
          </table:table-cell>
          <table:table-cell table:formula="of:= AVERAGE([.X145:.X149])" office:value-type="string" office:string-value="" calcext:value-type="error">
            <text:p>#DIV/0!</text:p>
          </table:table-cell>
          <table:table-cell table:formula="of:= AVERAGE([.X144:.X1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/>
          <table:table-cell table:formula="of:= [.D147] + [.C148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47] + [.F148]" office:value-type="float" office:value="83492" calcext:value-type="float">
            <text:p>83 492</text:p>
          </table:table-cell>
          <table:table-cell table:style-name="ce5"/>
          <table:table-cell table:formula="of:= [.I147] + [.H148]" office:value-type="float" office:value="487506" calcext:value-type="float">
            <text:p>487 506</text:p>
          </table:table-cell>
          <table:table-cell table:formula="of:= [.H148] / [.F148]" office:value-type="string" office:string-value="" calcext:value-type="error">
            <text:p>#DIV/0!</text:p>
          </table:table-cell>
          <table:table-cell table:formula="of:= SUM([.H147:.H149]) / SUM([.F147:.F149])" office:value-type="string" office:string-value="" calcext:value-type="error">
            <text:p>#DIV/0!</text:p>
          </table:table-cell>
          <table:table-cell table:formula="of:= SUM([.H146:.H150]) / SUM([.F146:.F150])" office:value-type="string" office:string-value="" calcext:value-type="error">
            <text:p>#DIV/0!</text:p>
          </table:table-cell>
          <table:table-cell table:formula="of:= SUM([.H145:.H151]) / SUM([.F145:.F151])" office:value-type="string" office:string-value="" calcext:value-type="error">
            <text:p>#DIV/0!</text:p>
          </table:table-cell>
          <table:table-cell table:formula="of:=AVERAGE([.F147:.F149])" office:value-type="string" office:string-value="" calcext:value-type="error">
            <text:p>#DIV/0!</text:p>
          </table:table-cell>
          <table:table-cell table:formula="of:=AVERAGE([.F146:.F150])" office:value-type="string" office:string-value="" calcext:value-type="error">
            <text:p>#DIV/0!</text:p>
          </table:table-cell>
          <table:table-cell table:formula="of:=AVERAGE([.F145:.F151])" office:value-type="string" office:string-value="" calcext:value-type="error">
            <text:p>#DIV/0!</text:p>
          </table:table-cell>
          <table:table-cell table:formula="of:=AVERAGE([.H147:.H149])" office:value-type="string" office:string-value="" calcext:value-type="error">
            <text:p>#DIV/0!</text:p>
          </table:table-cell>
          <table:table-cell table:formula="of:=AVERAGE([.H146:.H150])" office:value-type="string" office:string-value="" calcext:value-type="error">
            <text:p>#DIV/0!</text:p>
          </table:table-cell>
          <table:table-cell table:formula="of:=AVERAGE([.H145:.H151])" office:value-type="string" office:string-value="" calcext:value-type="error">
            <text:p>#DIV/0!</text:p>
          </table:table-cell>
          <table:table-cell table:formula="of:= SUM([.F145:.F151]) / SUM([.F140:.F146])" office:value-type="string" office:string-value="" calcext:value-type="error">
            <text:p>#DIV/0!</text:p>
          </table:table-cell>
          <table:table-cell table:formula="of:= AVERAGE([.T147:.T149])" office:value-type="string" office:string-value="" calcext:value-type="error">
            <text:p>#DIV/0!</text:p>
          </table:table-cell>
          <table:table-cell table:formula="of:= AVERAGE([.T146:.T150])" office:value-type="string" office:string-value="" calcext:value-type="error">
            <text:p>#DIV/0!</text:p>
          </table:table-cell>
          <table:table-cell table:formula="of:= AVERAGE([.T145:.T151])" office:value-type="string" office:string-value="" calcext:value-type="error">
            <text:p>#DIV/0!</text:p>
          </table:table-cell>
          <table:table-cell table:formula="of:= SUM([.H145:.H151]) / SUM([.H140:.H146])" office:value-type="string" office:string-value="" calcext:value-type="error">
            <text:p>#DIV/0!</text:p>
          </table:table-cell>
          <table:table-cell table:formula="of:= AVERAGE([.X147:.X149])" office:value-type="string" office:string-value="" calcext:value-type="error">
            <text:p>#DIV/0!</text:p>
          </table:table-cell>
          <table:table-cell table:formula="of:= AVERAGE([.X146:.X150])" office:value-type="string" office:string-value="" calcext:value-type="error">
            <text:p>#DIV/0!</text:p>
          </table:table-cell>
          <table:table-cell table:formula="of:= AVERAGE([.X145:.X15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/>
          <table:table-cell table:formula="of:= [.D148] + [.C149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48] + [.F149]" office:value-type="float" office:value="83492" calcext:value-type="float">
            <text:p>83 492</text:p>
          </table:table-cell>
          <table:table-cell table:style-name="ce5"/>
          <table:table-cell table:formula="of:= [.I148] + [.H149]" office:value-type="float" office:value="487506" calcext:value-type="float">
            <text:p>487 506</text:p>
          </table:table-cell>
          <table:table-cell table:formula="of:= [.H149] / [.F149]" office:value-type="string" office:string-value="" calcext:value-type="error">
            <text:p>#DIV/0!</text:p>
          </table:table-cell>
          <table:table-cell table:formula="of:= SUM([.H148:.H150]) / SUM([.F148:.F150])" office:value-type="string" office:string-value="" calcext:value-type="error">
            <text:p>#DIV/0!</text:p>
          </table:table-cell>
          <table:table-cell table:formula="of:= SUM([.H147:.H151]) / SUM([.F147:.F151])" office:value-type="string" office:string-value="" calcext:value-type="error">
            <text:p>#DIV/0!</text:p>
          </table:table-cell>
          <table:table-cell table:formula="of:= SUM([.H146:.H152]) / SUM([.F146:.F152])" office:value-type="string" office:string-value="" calcext:value-type="error">
            <text:p>#DIV/0!</text:p>
          </table:table-cell>
          <table:table-cell table:formula="of:=AVERAGE([.F148:.F150])" office:value-type="string" office:string-value="" calcext:value-type="error">
            <text:p>#DIV/0!</text:p>
          </table:table-cell>
          <table:table-cell table:formula="of:=AVERAGE([.F147:.F151])" office:value-type="string" office:string-value="" calcext:value-type="error">
            <text:p>#DIV/0!</text:p>
          </table:table-cell>
          <table:table-cell table:formula="of:=AVERAGE([.F146:.F152])" office:value-type="string" office:string-value="" calcext:value-type="error">
            <text:p>#DIV/0!</text:p>
          </table:table-cell>
          <table:table-cell table:formula="of:=AVERAGE([.H148:.H150])" office:value-type="string" office:string-value="" calcext:value-type="error">
            <text:p>#DIV/0!</text:p>
          </table:table-cell>
          <table:table-cell table:formula="of:=AVERAGE([.H147:.H151])" office:value-type="string" office:string-value="" calcext:value-type="error">
            <text:p>#DIV/0!</text:p>
          </table:table-cell>
          <table:table-cell table:formula="of:=AVERAGE([.H146:.H152])" office:value-type="string" office:string-value="" calcext:value-type="error">
            <text:p>#DIV/0!</text:p>
          </table:table-cell>
          <table:table-cell table:formula="of:= SUM([.F146:.F152]) / SUM([.F141:.F147])" office:value-type="string" office:string-value="" calcext:value-type="error">
            <text:p>#DIV/0!</text:p>
          </table:table-cell>
          <table:table-cell table:formula="of:= AVERAGE([.T148:.T150])" office:value-type="string" office:string-value="" calcext:value-type="error">
            <text:p>#DIV/0!</text:p>
          </table:table-cell>
          <table:table-cell table:formula="of:= AVERAGE([.T147:.T151])" office:value-type="string" office:string-value="" calcext:value-type="error">
            <text:p>#DIV/0!</text:p>
          </table:table-cell>
          <table:table-cell table:formula="of:= AVERAGE([.T146:.T152])" office:value-type="string" office:string-value="" calcext:value-type="error">
            <text:p>#DIV/0!</text:p>
          </table:table-cell>
          <table:table-cell table:formula="of:= SUM([.H146:.H152]) / SUM([.H141:.H147])" office:value-type="string" office:string-value="" calcext:value-type="error">
            <text:p>#DIV/0!</text:p>
          </table:table-cell>
          <table:table-cell table:formula="of:= AVERAGE([.X148:.X150])" office:value-type="string" office:string-value="" calcext:value-type="error">
            <text:p>#DIV/0!</text:p>
          </table:table-cell>
          <table:table-cell table:formula="of:= AVERAGE([.X147:.X151])" office:value-type="string" office:string-value="" calcext:value-type="error">
            <text:p>#DIV/0!</text:p>
          </table:table-cell>
          <table:table-cell table:formula="of:= AVERAGE([.X146:.X15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/>
          <table:table-cell table:formula="of:= [.D149] + [.C150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49] + [.F150]" office:value-type="float" office:value="83492" calcext:value-type="float">
            <text:p>83 492</text:p>
          </table:table-cell>
          <table:table-cell table:style-name="ce5"/>
          <table:table-cell table:formula="of:= [.I149] + [.H150]" office:value-type="float" office:value="487506" calcext:value-type="float">
            <text:p>487 506</text:p>
          </table:table-cell>
          <table:table-cell table:formula="of:= [.H150] / [.F150]" office:value-type="string" office:string-value="" calcext:value-type="error">
            <text:p>#DIV/0!</text:p>
          </table:table-cell>
          <table:table-cell table:formula="of:= SUM([.H149:.H151]) / SUM([.F149:.F151])" office:value-type="string" office:string-value="" calcext:value-type="error">
            <text:p>#DIV/0!</text:p>
          </table:table-cell>
          <table:table-cell table:formula="of:= SUM([.H148:.H152]) / SUM([.F148:.F152])" office:value-type="string" office:string-value="" calcext:value-type="error">
            <text:p>#DIV/0!</text:p>
          </table:table-cell>
          <table:table-cell table:formula="of:= SUM([.H147:.H153]) / SUM([.F147:.F153])" office:value-type="string" office:string-value="" calcext:value-type="error">
            <text:p>#DIV/0!</text:p>
          </table:table-cell>
          <table:table-cell table:formula="of:=AVERAGE([.F149:.F151])" office:value-type="string" office:string-value="" calcext:value-type="error">
            <text:p>#DIV/0!</text:p>
          </table:table-cell>
          <table:table-cell table:formula="of:=AVERAGE([.F148:.F152])" office:value-type="string" office:string-value="" calcext:value-type="error">
            <text:p>#DIV/0!</text:p>
          </table:table-cell>
          <table:table-cell table:formula="of:=AVERAGE([.F147:.F153])" office:value-type="string" office:string-value="" calcext:value-type="error">
            <text:p>#DIV/0!</text:p>
          </table:table-cell>
          <table:table-cell table:formula="of:=AVERAGE([.H149:.H151])" office:value-type="string" office:string-value="" calcext:value-type="error">
            <text:p>#DIV/0!</text:p>
          </table:table-cell>
          <table:table-cell table:formula="of:=AVERAGE([.H148:.H152])" office:value-type="string" office:string-value="" calcext:value-type="error">
            <text:p>#DIV/0!</text:p>
          </table:table-cell>
          <table:table-cell table:formula="of:=AVERAGE([.H147:.H153])" office:value-type="string" office:string-value="" calcext:value-type="error">
            <text:p>#DIV/0!</text:p>
          </table:table-cell>
          <table:table-cell table:formula="of:= SUM([.F147:.F153]) / SUM([.F142:.F148])" office:value-type="string" office:string-value="" calcext:value-type="error">
            <text:p>#DIV/0!</text:p>
          </table:table-cell>
          <table:table-cell table:formula="of:= AVERAGE([.T149:.T151])" office:value-type="string" office:string-value="" calcext:value-type="error">
            <text:p>#DIV/0!</text:p>
          </table:table-cell>
          <table:table-cell table:formula="of:= AVERAGE([.T148:.T152])" office:value-type="string" office:string-value="" calcext:value-type="error">
            <text:p>#DIV/0!</text:p>
          </table:table-cell>
          <table:table-cell table:formula="of:= AVERAGE([.T147:.T153])" office:value-type="string" office:string-value="" calcext:value-type="error">
            <text:p>#DIV/0!</text:p>
          </table:table-cell>
          <table:table-cell table:formula="of:= SUM([.H147:.H153]) / SUM([.H142:.H148])" office:value-type="string" office:string-value="" calcext:value-type="error">
            <text:p>#DIV/0!</text:p>
          </table:table-cell>
          <table:table-cell table:formula="of:= AVERAGE([.X149:.X151])" office:value-type="string" office:string-value="" calcext:value-type="error">
            <text:p>#DIV/0!</text:p>
          </table:table-cell>
          <table:table-cell table:formula="of:= AVERAGE([.X148:.X152])" office:value-type="string" office:string-value="" calcext:value-type="error">
            <text:p>#DIV/0!</text:p>
          </table:table-cell>
          <table:table-cell table:formula="of:= AVERAGE([.X147:.X1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/>
          <table:table-cell table:formula="of:= [.D150] + [.C151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50] + [.F151]" office:value-type="float" office:value="83492" calcext:value-type="float">
            <text:p>83 492</text:p>
          </table:table-cell>
          <table:table-cell table:style-name="ce5"/>
          <table:table-cell table:formula="of:= [.I150] + [.H151]" office:value-type="float" office:value="487506" calcext:value-type="float">
            <text:p>487 506</text:p>
          </table:table-cell>
          <table:table-cell table:formula="of:= [.H151] / [.F151]" office:value-type="string" office:string-value="" calcext:value-type="error">
            <text:p>#DIV/0!</text:p>
          </table:table-cell>
          <table:table-cell table:formula="of:= SUM([.H150:.H152]) / SUM([.F150:.F152])" office:value-type="string" office:string-value="" calcext:value-type="error">
            <text:p>#DIV/0!</text:p>
          </table:table-cell>
          <table:table-cell table:formula="of:= SUM([.H149:.H153]) / SUM([.F149:.F153])" office:value-type="string" office:string-value="" calcext:value-type="error">
            <text:p>#DIV/0!</text:p>
          </table:table-cell>
          <table:table-cell table:formula="of:= SUM([.H148:.H154]) / SUM([.F148:.F154])" office:value-type="string" office:string-value="" calcext:value-type="error">
            <text:p>#DIV/0!</text:p>
          </table:table-cell>
          <table:table-cell table:formula="of:=AVERAGE([.F150:.F152])" office:value-type="string" office:string-value="" calcext:value-type="error">
            <text:p>#DIV/0!</text:p>
          </table:table-cell>
          <table:table-cell table:formula="of:=AVERAGE([.F149:.F153])" office:value-type="string" office:string-value="" calcext:value-type="error">
            <text:p>#DIV/0!</text:p>
          </table:table-cell>
          <table:table-cell table:formula="of:=AVERAGE([.F148:.F154])" office:value-type="string" office:string-value="" calcext:value-type="error">
            <text:p>#DIV/0!</text:p>
          </table:table-cell>
          <table:table-cell table:formula="of:=AVERAGE([.H150:.H152])" office:value-type="string" office:string-value="" calcext:value-type="error">
            <text:p>#DIV/0!</text:p>
          </table:table-cell>
          <table:table-cell table:formula="of:=AVERAGE([.H149:.H153])" office:value-type="string" office:string-value="" calcext:value-type="error">
            <text:p>#DIV/0!</text:p>
          </table:table-cell>
          <table:table-cell table:formula="of:=AVERAGE([.H148:.H154])" office:value-type="string" office:string-value="" calcext:value-type="error">
            <text:p>#DIV/0!</text:p>
          </table:table-cell>
          <table:table-cell table:formula="of:= SUM([.F148:.F154]) / SUM([.F143:.F149])" office:value-type="string" office:string-value="" calcext:value-type="error">
            <text:p>#DIV/0!</text:p>
          </table:table-cell>
          <table:table-cell table:formula="of:= AVERAGE([.T150:.T152])" office:value-type="string" office:string-value="" calcext:value-type="error">
            <text:p>#DIV/0!</text:p>
          </table:table-cell>
          <table:table-cell table:formula="of:= AVERAGE([.T149:.T153])" office:value-type="string" office:string-value="" calcext:value-type="error">
            <text:p>#DIV/0!</text:p>
          </table:table-cell>
          <table:table-cell table:formula="of:= AVERAGE([.T148:.T154])" office:value-type="string" office:string-value="" calcext:value-type="error">
            <text:p>#DIV/0!</text:p>
          </table:table-cell>
          <table:table-cell table:formula="of:= SUM([.H148:.H154]) / SUM([.H143:.H149])" office:value-type="string" office:string-value="" calcext:value-type="error">
            <text:p>#DIV/0!</text:p>
          </table:table-cell>
          <table:table-cell table:formula="of:= AVERAGE([.X150:.X152])" office:value-type="string" office:string-value="" calcext:value-type="error">
            <text:p>#DIV/0!</text:p>
          </table:table-cell>
          <table:table-cell table:formula="of:= AVERAGE([.X149:.X153])" office:value-type="string" office:string-value="" calcext:value-type="error">
            <text:p>#DIV/0!</text:p>
          </table:table-cell>
          <table:table-cell table:formula="of:= AVERAGE([.X148:.X15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/>
          <table:table-cell table:formula="of:= [.D151] + [.C152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51] + [.F152]" office:value-type="float" office:value="83492" calcext:value-type="float">
            <text:p>83 492</text:p>
          </table:table-cell>
          <table:table-cell table:style-name="ce5"/>
          <table:table-cell table:formula="of:= [.I151] + [.H152]" office:value-type="float" office:value="487506" calcext:value-type="float">
            <text:p>487 506</text:p>
          </table:table-cell>
          <table:table-cell table:formula="of:= [.H152] / [.F152]" office:value-type="string" office:string-value="" calcext:value-type="error">
            <text:p>#DIV/0!</text:p>
          </table:table-cell>
          <table:table-cell table:formula="of:= SUM([.H151:.H153]) / SUM([.F151:.F153])" office:value-type="string" office:string-value="" calcext:value-type="error">
            <text:p>#DIV/0!</text:p>
          </table:table-cell>
          <table:table-cell table:formula="of:= SUM([.H150:.H154]) / SUM([.F150:.F154])" office:value-type="string" office:string-value="" calcext:value-type="error">
            <text:p>#DIV/0!</text:p>
          </table:table-cell>
          <table:table-cell table:formula="of:= SUM([.H149:.H155]) / SUM([.F149:.F155])" office:value-type="string" office:string-value="" calcext:value-type="error">
            <text:p>#DIV/0!</text:p>
          </table:table-cell>
          <table:table-cell table:formula="of:=AVERAGE([.F151:.F153])" office:value-type="string" office:string-value="" calcext:value-type="error">
            <text:p>#DIV/0!</text:p>
          </table:table-cell>
          <table:table-cell table:formula="of:=AVERAGE([.F150:.F154])" office:value-type="string" office:string-value="" calcext:value-type="error">
            <text:p>#DIV/0!</text:p>
          </table:table-cell>
          <table:table-cell table:formula="of:=AVERAGE([.F149:.F155])" office:value-type="string" office:string-value="" calcext:value-type="error">
            <text:p>#DIV/0!</text:p>
          </table:table-cell>
          <table:table-cell table:formula="of:=AVERAGE([.H151:.H153])" office:value-type="string" office:string-value="" calcext:value-type="error">
            <text:p>#DIV/0!</text:p>
          </table:table-cell>
          <table:table-cell table:formula="of:=AVERAGE([.H150:.H154])" office:value-type="string" office:string-value="" calcext:value-type="error">
            <text:p>#DIV/0!</text:p>
          </table:table-cell>
          <table:table-cell table:formula="of:=AVERAGE([.H149:.H155])" office:value-type="string" office:string-value="" calcext:value-type="error">
            <text:p>#DIV/0!</text:p>
          </table:table-cell>
          <table:table-cell table:formula="of:= SUM([.F149:.F155]) / SUM([.F144:.F150])" office:value-type="string" office:string-value="" calcext:value-type="error">
            <text:p>#DIV/0!</text:p>
          </table:table-cell>
          <table:table-cell table:formula="of:= AVERAGE([.T151:.T153])" office:value-type="string" office:string-value="" calcext:value-type="error">
            <text:p>#DIV/0!</text:p>
          </table:table-cell>
          <table:table-cell table:formula="of:= AVERAGE([.T150:.T154])" office:value-type="string" office:string-value="" calcext:value-type="error">
            <text:p>#DIV/0!</text:p>
          </table:table-cell>
          <table:table-cell table:formula="of:= AVERAGE([.T149:.T155])" office:value-type="string" office:string-value="" calcext:value-type="error">
            <text:p>#DIV/0!</text:p>
          </table:table-cell>
          <table:table-cell table:formula="of:= SUM([.H149:.H155]) / SUM([.H144:.H150])" office:value-type="string" office:string-value="" calcext:value-type="error">
            <text:p>#DIV/0!</text:p>
          </table:table-cell>
          <table:table-cell table:formula="of:= AVERAGE([.X151:.X153])" office:value-type="string" office:string-value="" calcext:value-type="error">
            <text:p>#DIV/0!</text:p>
          </table:table-cell>
          <table:table-cell table:formula="of:= AVERAGE([.X150:.X154])" office:value-type="string" office:string-value="" calcext:value-type="error">
            <text:p>#DIV/0!</text:p>
          </table:table-cell>
          <table:table-cell table:formula="of:= AVERAGE([.X149:.X15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/>
          <table:table-cell table:formula="of:= [.D152] + [.C153]" office:value-type="float" office:value="1720271" calcext:value-type="float">
            <text:p>1 720 271</text:p>
          </table:table-cell>
          <table:table-cell table:number-columns-repeated="2"/>
          <table:table-cell table:style-name="ce5" table:formula="of:= [.G152] + [.F153]" office:value-type="float" office:value="83492" calcext:value-type="float">
            <text:p>83 492</text:p>
          </table:table-cell>
          <table:table-cell table:style-name="ce5"/>
          <table:table-cell table:formula="of:= [.I152] + [.H153]" office:value-type="float" office:value="487506" calcext:value-type="float">
            <text:p>487 506</text:p>
          </table:table-cell>
          <table:table-cell table:formula="of:= [.H153] / [.F153]" office:value-type="string" office:string-value="" calcext:value-type="error">
            <text:p>#DIV/0!</text:p>
          </table:table-cell>
          <table:table-cell table:formula="of:= SUM([.H152:.H154]) / SUM([.F152:.F154])" office:value-type="string" office:string-value="" calcext:value-type="error">
            <text:p>#DIV/0!</text:p>
          </table:table-cell>
          <table:table-cell table:formula="of:= SUM([.H151:.H155]) / SUM([.F151:.F155])" office:value-type="string" office:string-value="" calcext:value-type="error">
            <text:p>#DIV/0!</text:p>
          </table:table-cell>
          <table:table-cell table:formula="of:= SUM([.H150:.H156]) / SUM([.F150:.F156])" office:value-type="string" office:string-value="" calcext:value-type="error">
            <text:p>#DIV/0!</text:p>
          </table:table-cell>
          <table:table-cell table:formula="of:=AVERAGE([.F152:.F154])" office:value-type="string" office:string-value="" calcext:value-type="error">
            <text:p>#DIV/0!</text:p>
          </table:table-cell>
          <table:table-cell table:formula="of:=AVERAGE([.F151:.F155])" office:value-type="string" office:string-value="" calcext:value-type="error">
            <text:p>#DIV/0!</text:p>
          </table:table-cell>
          <table:table-cell table:formula="of:=AVERAGE([.F150:.F156])" office:value-type="string" office:string-value="" calcext:value-type="error">
            <text:p>#DIV/0!</text:p>
          </table:table-cell>
          <table:table-cell table:formula="of:=AVERAGE([.H152:.H154])" office:value-type="string" office:string-value="" calcext:value-type="error">
            <text:p>#DIV/0!</text:p>
          </table:table-cell>
          <table:table-cell table:formula="of:=AVERAGE([.H151:.H155])" office:value-type="string" office:string-value="" calcext:value-type="error">
            <text:p>#DIV/0!</text:p>
          </table:table-cell>
          <table:table-cell table:formula="of:=AVERAGE([.H150:.H156])" office:value-type="string" office:string-value="" calcext:value-type="error">
            <text:p>#DIV/0!</text:p>
          </table:table-cell>
          <table:table-cell table:formula="of:= SUM([.F150:.F156]) / SUM([.F145:.F151])" office:value-type="string" office:string-value="" calcext:value-type="error">
            <text:p>#DIV/0!</text:p>
          </table:table-cell>
          <table:table-cell table:formula="of:= AVERAGE([.T152:.T154])" office:value-type="string" office:string-value="" calcext:value-type="error">
            <text:p>#DIV/0!</text:p>
          </table:table-cell>
          <table:table-cell table:formula="of:= AVERAGE([.T151:.T155])" office:value-type="string" office:string-value="" calcext:value-type="error">
            <text:p>#DIV/0!</text:p>
          </table:table-cell>
          <table:table-cell table:formula="of:= AVERAGE([.T150:.T156])" office:value-type="string" office:string-value="" calcext:value-type="error">
            <text:p>#DIV/0!</text:p>
          </table:table-cell>
          <table:table-cell table:formula="of:= SUM([.H150:.H156]) / SUM([.H145:.H151])" office:value-type="string" office:string-value="" calcext:value-type="error">
            <text:p>#DIV/0!</text:p>
          </table:table-cell>
          <table:table-cell table:formula="of:= AVERAGE([.X152:.X154])" office:value-type="string" office:string-value="" calcext:value-type="error">
            <text:p>#DIV/0!</text:p>
          </table:table-cell>
          <table:table-cell table:formula="of:= AVERAGE([.X151:.X155])" office:value-type="string" office:string-value="" calcext:value-type="error">
            <text:p>#DIV/0!</text:p>
          </table:table-cell>
          <table:table-cell table:formula="of:= AVERAGE([.X150:.X156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270mm" svg:height="89.9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70mm" svg:height="89.9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70mm" svg:height="89.9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70mm" svg:height="89.9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70mm" svg:height="89.9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.00.0000</text:date>, <text:time style:data-style-name="N2" text:time-value="16:17:36.443453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1-14T15:18:02.585268977</dc:date>
    <meta:editing-duration>P65DT53M24S</meta:editing-duration>
    <meta:editing-cycles>119</meta:editing-cycles>
    <meta:generator>LibreOffice/6.0.7.3$Linux_X86_64 LibreOffice_project/00m0$Build-3</meta:generator>
    <meta:document-statistic meta:table-count="2" meta:cell-count="330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491cm" svg:y="0.398cm" style:legend-expansion="custom" chartooo:width="6.579cm" chartooo:height="2.099cm" style:legend-expansion-aspect-ratio="3.13434969032873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4cm" svg:y="0.179cm" svg:width="25.921cm" svg:height="8.633cm">
          <chartooo:coordinate-region svg:x="1.488cm" svg:y="0.379cm" svg:width="24.311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">
                <text:p>4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8">
                <text:p>6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1.1428571428571">
                <text:p>71.14285714285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68">
                <text:p>68</text:p>
              </table:table-cell>
              <table:table-cell office:value-type="float" office:value="53.2857142857143">
                <text:p>53.28571428571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0">
                <text:p>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53">
                <text:p>53</text:p>
              </table:table-cell>
              <table:table-cell office:value-type="float" office:value="48.5714285714286">
                <text:p>48.5714285714286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0.2">
                <text:p>30.2</text:p>
              </table:table-cell>
              <table:table-cell office:value-type="float" office:value="37.8571428571429">
                <text:p>37.857142857142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0.8">
                <text:p>10.8</text:p>
              </table:table-cell>
              <table:table-cell office:value-type="float" office:value="21.5714285714286">
                <text:p>21.571428571428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316cm" svg:y="0.398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4cm" svg:y="0.179cm" svg:width="25.921cm" svg:height="8.633cm">
          <chartooo:coordinate-region svg:x="1.986cm" svg:y="0.379cm" svg:width="24.004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584.85714285714">
                <text:p>3584.857142857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917">
                <text:p>3917</text:p>
              </table:table-cell>
              <table:table-cell office:value-type="float" office:value="3838.14285714286">
                <text:p>3838.1428571428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501">
                <text:p>4501</text:p>
              </table:table-cell>
              <table:table-cell office:value-type="float" office:value="4218.8">
                <text:p>4218.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647">
                <text:p>4647</text:p>
              </table:table-cell>
              <table:table-cell office:value-type="float" office:value="4505.33333333333">
                <text:p>4505.33333333333</text:p>
              </table:table-cell>
              <table:table-cell office:value-type="float" office:value="4375.2">
                <text:p>4375.2</text:p>
              </table:table-cell>
              <table:table-cell office:value-type="float" office:value="4057.85714285714">
                <text:p>4057.8571428571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323">
                <text:p>4323</text:p>
              </table:table-cell>
              <table:table-cell office:value-type="float" office:value="4340">
                <text:p>4340</text:p>
              </table:table-cell>
              <table:table-cell office:value-type="float" office:value="4165.4">
                <text:p>4165.4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050">
                <text:p>4050</text:p>
              </table:table-cell>
              <table:table-cell office:value-type="float" office:value="3878">
                <text:p>3878</text:p>
              </table:table-cell>
              <table:table-cell office:value-type="float" office:value="3256.2">
                <text:p>3256.2</text:p>
              </table:table-cell>
              <table:table-cell office:value-type="float" office:value="2975.28571428571">
                <text:p>2975.2857142857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261">
                <text:p>3261</text:p>
              </table:table-cell>
              <table:table-cell office:value-type="float" office:value="2437">
                <text:p>2437</text:p>
              </table:table-cell>
              <table:table-cell office:value-type="float" office:value="2326.8">
                <text:p>2326.8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1087">
                <text:p>1087</text:p>
              </table:table-cell>
              <table:table-cell office:value-type="float" office:value="1462.4">
                <text:p>1462.4</text:p>
              </table:table-cell>
              <table:table-cell office:value-type="float" office:value="1662.14285714286">
                <text:p>1662.1428571428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52.4">
                <text:p>652.4</text:p>
              </table:table-cell>
              <table:table-cell office:value-type="float" office:value="1044.57142857143">
                <text:p>1044.57142857143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2.061cm" svg:y="5.833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T1:'daily-stats'.W1 'daily-stats'.T15:'daily-stats'.W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5970280003893">
                <text:p>1.0597028000389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96525096525096">
                <text:p>0.996525096525096</text:p>
              </table:table-cell>
              <table:table-cell office:value-type="float" office:value="1.0234093637455">
                <text:p>1.023409363745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38652938652937">
                <text:p>0.938652938652937</text:p>
              </table:table-cell>
              <table:table-cell office:value-type="float" office:value="0.985714285714286">
                <text:p>0.985714285714286</text:p>
              </table:table-cell>
              <table:table-cell office:value-type="float" office:value="0.965986394557823">
                <text:p>0.96598639455782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02616902616903">
                <text:p>0.902616902616903</text:p>
              </table:table-cell>
              <table:table-cell office:value-type="float" office:value="0.919047619047618">
                <text:p>0.919047619047618</text:p>
              </table:table-cell>
              <table:table-cell office:value-type="float" office:value="0.969649398220827">
                <text:p>0.96964939822082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0.878807378807379">
                <text:p>0.878807378807379</text:p>
              </table:table-cell>
              <table:table-cell office:value-type="float" office:value="0.913365013365013">
                <text:p>0.913365013365013</text:p>
              </table:table-cell>
              <table:table-cell office:value-type="float" office:value="0.942080475915062">
                <text:p>0.94208047591506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34973434973435">
                <text:p>0.934973434973435</text:p>
              </table:table-cell>
              <table:table-cell office:value-type="float" office:value="0.927149474517896">
                <text:p>0.927149474517896</text:p>
              </table:table-cell>
              <table:table-cell office:value-type="float" office:value="0.938326722161309">
                <text:p>0.9383267221613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.02564102564103">
                <text:p>1.02564102564103</text:p>
              </table:table-cell>
              <table:table-cell office:value-type="float" office:value="0.944219523166892">
                <text:p>0.944219523166892</text:p>
              </table:table-cell>
              <table:table-cell office:value-type="float" office:value="0.96127645864488">
                <text:p>0.96127645864488</text:p>
              </table:table-cell>
              <table:table-cell office:value-type="float" office:value="0.960095429644302">
                <text:p>0.960095429644302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73684210526316">
                <text:p>0.973684210526316</text:p>
              </table:table-cell>
              <table:table-cell office:value-type="float" office:value="1.00903433798171">
                <text:p>1.00903433798171</text:p>
              </table:table-cell>
              <table:table-cell office:value-type="float" office:value="0.983515840884262">
                <text:p>0.983515840884262</text:p>
              </table:table-cell>
              <table:table-cell office:value-type="float" office:value="1.0131566541341">
                <text:p>1.01315665413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2777777777778">
                <text:p>1.02777777777778</text:p>
              </table:table-cell>
              <table:table-cell office:value-type="float" office:value="1.01953494848232">
                <text:p>1.01953494848232</text:p>
              </table:table-cell>
              <table:table-cell office:value-type="float" office:value="1.06256345993188">
                <text:p>1.06256345993188</text:p>
              </table:table-cell>
              <table:table-cell office:value-type="float" office:value="1.04230723328468">
                <text:p>1.0423072332846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5714285714286">
                <text:p>1.05714285714286</text:p>
              </table:table-cell>
              <table:table-cell office:value-type="float" office:value="1.10449735449735">
                <text:p>1.10449735449735</text:p>
              </table:table-cell>
              <table:table-cell office:value-type="float" office:value="1.08743525480368">
                <text:p>1.08743525480368</text:p>
              </table:table-cell>
              <table:table-cell office:value-type="float" office:value="1.10472679570424">
                <text:p>1.10472679570424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22857142857143">
                <text:p>1.22857142857143</text:p>
              </table:table-cell>
              <table:table-cell office:value-type="float" office:value="1.1452380952381">
                <text:p>1.1452380952381</text:p>
              </table:table-cell>
              <table:table-cell office:value-type="float" office:value="1.14675246675247">
                <text:p>1.14675246675247</text:p>
              </table:table-cell>
              <table:table-cell office:value-type="float" office:value="1.12036881134625">
                <text:p>1.12036881134625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15">
                <text:p>1.15</text:p>
              </table:table-cell>
              <table:table-cell office:value-type="float" office:value="1.21628056628057">
                <text:p>1.21628056628057</text:p>
              </table:table-cell>
              <table:table-cell office:value-type="float" office:value="1.16822393822394">
                <text:p>1.16822393822394</text:p>
              </table:table-cell>
              <table:table-cell office:value-type="float" office:value="1.16273824845253">
                <text:p>1.16273824845253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18513513513514">
                <text:p>1.18513513513514</text:p>
              </table:table-cell>
              <table:table-cell office:value-type="float" office:value="1.21084942084942">
                <text:p>1.21084942084942</text:p>
              </table:table-cell>
              <table:table-cell office:value-type="float" office:value="1.19863710411883">
                <text:p>1.19863710411883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3513513513514">
                <text:p>1.13513513513514</text:p>
              </table:table-cell>
              <table:table-cell office:value-type="float" office:value="1.22522522522523">
                <text:p>1.22522522522523</text:p>
              </table:table-cell>
              <table:table-cell office:value-type="float" office:value="1.22094908862351">
                <text:p>1.22094908862351</text:p>
              </table:table-cell>
              <table:table-cell office:value-type="float" office:value="1.22774091955805">
                <text:p>1.22774091955805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22815839094909">
                <text:p>1.22815839094909</text:p>
              </table:table-cell>
              <table:table-cell office:value-type="float" office:value="1.24312300166699">
                <text:p>1.24312300166699</text:p>
              </table:table-cell>
              <table:table-cell office:value-type="float" office:value="1.22244348143387">
                <text:p>1.22244348143387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27006986764317">
                <text:p>1.27006986764317</text:p>
              </table:table-cell>
              <table:table-cell office:value-type="float" office:value="1.22736681995336">
                <text:p>1.22736681995336</text:p>
              </table:table-cell>
              <table:table-cell office:value-type="float" office:value="1.22482443381482">
                <text:p>1.22482443381482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3367312625966">
                <text:p>1.23367312625966</text:p>
              </table:table-cell>
              <table:table-cell office:value-type="float" office:value="1.19533293623821">
                <text:p>1.1953329362382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19161233251761">
                <text:p>1.19161233251761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8058022508005">
                <text:p>1.8805802250800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71201888145953">
                <text:p>1.71201888145953</text:p>
              </table:table-cell>
              <table:table-cell office:value-type="float" office:value="1.68745297417968">
                <text:p>1.6874529741796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4784941626222">
                <text:p>1.54784941626222</text:p>
              </table:table-cell>
              <table:table-cell office:value-type="float" office:value="1.52575231297647">
                <text:p>1.52575231297647</text:p>
              </table:table-cell>
              <table:table-cell office:value-type="float" office:value="1.50565641695991">
                <text:p>1.505656416959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3443219884145">
                <text:p>1.33443219884145</text:p>
              </table:table-cell>
              <table:table-cell office:value-type="float" office:value="1.32460975204168">
                <text:p>1.32460975204168</text:p>
              </table:table-cell>
              <table:table-cell office:value-type="float" office:value="1.3169378341978">
                <text:p>1.316937834197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1.10607006294703">
                <text:p>1.10607006294703</text:p>
              </table:table-cell>
              <table:table-cell office:value-type="float" office:value="1.11861997420533">
                <text:p>1.11861997420533</text:p>
              </table:table-cell>
              <table:table-cell office:value-type="float" office:value="1.11847562831236">
                <text:p>1.1184756283123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90214797136038">
                <text:p>0.890214797136038</text:p>
              </table:table-cell>
              <table:table-cell office:value-type="float" office:value="0.893029662929334">
                <text:p>0.893029662929334</text:p>
              </table:table-cell>
              <table:table-cell office:value-type="float" office:value="0.904898165363842">
                <text:p>0.904898165363842</text:p>
              </table:table-cell>
              <table:table-cell office:value-type="float" office:value="0.914714983292016">
                <text:p>0.91471498329201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99588477366255">
                <text:p>0.699588477366255</text:p>
              </table:table-cell>
              <table:table-cell office:value-type="float" office:value="0.698831811704716">
                <text:p>0.698831811704716</text:p>
              </table:table-cell>
              <table:table-cell office:value-type="float" office:value="0.697798800161096">
                <text:p>0.697798800161096</text:p>
              </table:table-cell>
              <table:table-cell office:value-type="float" office:value="0.707738196922717">
                <text:p>0.70773819692271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506692160611855">
                <text:p>0.506692160611855</text:p>
              </table:table-cell>
              <table:table-cell office:value-type="float" office:value="0.503164496461244">
                <text:p>0.503164496461244</text:p>
              </table:table-cell>
              <table:table-cell office:value-type="float" office:value="0.505234397350793">
                <text:p>0.505234397350793</text:p>
              </table:table-cell>
              <table:table-cell office:value-type="float" office:value="0.521855887586288">
                <text:p>0.521855887586288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303212851405622">
                <text:p>0.303212851405622</text:p>
              </table:table-cell>
              <table:table-cell office:value-type="float" office:value="0.31212290408389">
                <text:p>0.31212290408389</text:p>
              </table:table-cell>
              <table:table-cell office:value-type="float" office:value="0.334698140336454">
                <text:p>0.334698140336454</text:p>
              </table:table-cell>
              <table:table-cell office:value-type="float" office:value="0.366243642688329">
                <text:p>0.3662436426883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26463700234192">
                <text:p>0.126463700234192</text:p>
              </table:table-cell>
              <table:table-cell office:value-type="float" office:value="0.155736687901386">
                <text:p>0.155736687901386</text:p>
              </table:table-cell>
              <table:table-cell office:value-type="float" office:value="0.194780444863203">
                <text:p>0.194780444863203</text:p>
              </table:table-cell>
              <table:table-cell office:value-type="float" office:value="0.239070100240324">
                <text:p>0.239070100240324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375335120643432">
                <text:p>0.0375335120643432</text:p>
              </table:table-cell>
              <table:table-cell office:value-type="float" office:value="0.0546657374328451">
                <text:p>0.0546657374328451</text:p>
              </table:table-cell>
              <table:table-cell office:value-type="float" office:value="0.0934420127408315">
                <text:p>0.0934420127408315</text:p>
              </table:table-cell>
              <table:table-cell office:value-type="float" office:value="0.139128889188002">
                <text:p>0.13912888918800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0125111706881144">
                <text:p>0.0125111706881144</text:p>
              </table:table-cell>
              <table:table-cell office:value-type="float" office:value="0.032799442459707">
                <text:p>0.032799442459707</text:p>
              </table:table-cell>
              <table:table-cell office:value-type="float" office:value="0.0667442948148797">
                <text:p>0.066744294814879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670241286863">
                <text:p>0.00750670241286863</text:p>
              </table:table-cell>
              <table:table-cell office:value-type="float" office:value="0.023428173185505">
                <text:p>0.02342817318550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21cm" svg:y="5.256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X1:'daily-stats'.AA1 'daily-stats'.X15:'daily-stats'.AA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72950508749998">
                <text:p>1.7295050874999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7915217058155">
                <text:p>1.77915217058155</text:p>
              </table:table-cell>
              <table:table-cell office:value-type="float" office:value="1.75543295923825">
                <text:p>1.75543295923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81935169179265">
                <text:p>1.81935169179265</text:p>
              </table:table-cell>
              <table:table-cell office:value-type="float" office:value="1.78536742706795">
                <text:p>1.78536742706795</text:p>
              </table:table-cell>
              <table:table-cell office:value-type="float" office:value="1.74748975893666">
                <text:p>1.7474897589366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79936899469382">
                <text:p>1.79936899469382</text:p>
              </table:table-cell>
              <table:table-cell office:value-type="float" office:value="1.78956630023659">
                <text:p>1.78956630023659</text:p>
              </table:table-cell>
              <table:table-cell office:value-type="float" office:value="1.75894450700536">
                <text:p>1.75894450700536</text:p>
              </table:table-cell>
              <table:table-cell office:value-type="float" office:value="1.70656038454989">
                <text:p>1.7065603845498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73301941559698">
                <text:p>1.73301941559698</text:p>
              </table:table-cell>
              <table:table-cell office:value-type="float" office:value="1.71201215144755">
                <text:p>1.71201215144755</text:p>
              </table:table-cell>
              <table:table-cell office:value-type="float" office:value="1.67755689144385">
                <text:p>1.67755689144385</text:p>
              </table:table-cell>
              <table:table-cell office:value-type="float" office:value="1.61737568620135">
                <text:p>1.6173756862013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.60364804405185">
                <text:p>1.60364804405185</text:p>
              </table:table-cell>
              <table:table-cell office:value-type="float" office:value="1.58403499070216">
                <text:p>1.58403499070216</text:p>
              </table:table-cell>
              <table:table-cell office:value-type="float" office:value="1.53258874454506">
                <text:p>1.53258874454506</text:p>
              </table:table-cell>
              <table:table-cell office:value-type="float" office:value="1.4756019379968">
                <text:p>1.4756019379968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.41543751245764">
                <text:p>1.41543751245764</text:p>
              </table:table-cell>
              <table:table-cell office:value-type="float" office:value="1.3768517708115">
                <text:p>1.3768517708115</text:p>
              </table:table-cell>
              <table:table-cell office:value-type="float" office:value="1.33870681617297">
                <text:p>1.33870681617297</text:p>
              </table:table-cell>
              <table:table-cell office:value-type="float" office:value="1.29984647619243">
                <text:p>1.29984647619243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.11146975592501">
                <text:p>1.11146975592501</text:p>
              </table:table-cell>
              <table:table-cell office:value-type="float" office:value="1.11895554040533">
                <text:p>1.11895554040533</text:p>
              </table:table-cell>
              <table:table-cell office:value-type="float" office:value="1.11330738461124">
                <text:p>1.11330738461124</text:p>
              </table:table-cell>
              <table:table-cell office:value-type="float" office:value="1.10224518469575">
                <text:p>1.1022451846957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829959352833347">
                <text:p>0.829959352833347</text:p>
              </table:table-cell>
              <table:table-cell office:value-type="float" office:value="0.849150455515574">
                <text:p>0.849150455515574</text:p>
              </table:table-cell>
              <table:table-cell office:value-type="float" office:value="0.87580976664428">
                <text:p>0.87580976664428</text:p>
              </table:table-cell>
              <table:table-cell office:value-type="float" office:value="0.891445192239529">
                <text:p>0.8914451922395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606022257788365">
                <text:p>0.606022257788365</text:p>
              </table:table-cell>
              <table:table-cell office:value-type="float" office:value="0.617380521612917">
                <text:p>0.617380521612917</text:p>
              </table:table-cell>
              <table:table-cell office:value-type="float" office:value="0.644206157833442">
                <text:p>0.644206157833442</text:p>
              </table:table-cell>
              <table:table-cell office:value-type="float" office:value="0.680891024033689">
                <text:p>0.68089102403368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41615995421704">
                <text:p>0.41615995421704</text:p>
              </table:table-cell>
              <table:table-cell office:value-type="float" office:value="0.426533893469618">
                <text:p>0.426533893469618</text:p>
              </table:table-cell>
              <table:table-cell office:value-type="float" office:value="0.447865979970635">
                <text:p>0.447865979970635</text:p>
              </table:table-cell>
              <table:table-cell office:value-type="float" office:value="0.478692524339232">
                <text:p>0.47869252433923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25741946840345">
                <text:p>0.25741946840345</text:p>
              </table:table-cell>
              <table:table-cell office:value-type="float" office:value="0.267782763077154">
                <text:p>0.267782763077154</text:p>
              </table:table-cell>
              <table:table-cell office:value-type="float" office:value="0.281883712323253">
                <text:p>0.281883712323253</text:p>
              </table:table-cell>
              <table:table-cell office:value-type="float" office:value="0.319919904566555">
                <text:p>0.319919904566555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129768866610972">
                <text:p>0.129768866610972</text:p>
              </table:table-cell>
              <table:table-cell office:value-type="float" office:value="0.12907878320362">
                <text:p>0.12907878320362</text:p>
              </table:table-cell>
              <table:table-cell office:value-type="float" office:value="0.160691544268835">
                <text:p>0.160691544268835</text:p>
              </table:table-cell>
              <table:table-cell office:value-type="float" office:value="0.201366560957789">
                <text:p>0.201366560957789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0000480145964373169">
                <text:p>0.0000480145964373169</text:p>
              </table:table-cell>
              <table:table-cell office:value-type="float" office:value="0.0432927662412283">
                <text:p>0.0432927662412283</text:p>
              </table:table-cell>
              <table:table-cell office:value-type="float" office:value="0.0774767429398232">
                <text:p>0.0774767429398232</text:p>
              </table:table-cell>
              <table:table-cell office:value-type="float" office:value="0.114791952702308">
                <text:p>0.11479195270230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0000614175162756418">
                <text:p>0.0000614175162756418</text:p>
              </table:table-cell>
              <table:table-cell office:value-type="float" office:value="0.0000651265615646834">
                <text:p>0.0000651265615646834</text:p>
              </table:table-cell>
              <table:table-cell office:value-type="float" office:value="0.0259928492591332">
                <text:p>0.0259928492591332</text:p>
              </table:table-cell>
              <table:table-cell office:value-type="float" office:value="0.0553405306713023">
                <text:p>0.055340530671302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0000859475719810915">
                <text:p>0.0000859475719810915</text:p>
              </table:table-cell>
              <table:table-cell office:value-type="float" office:value="0.0000491216960855778">
                <text:p>0.0000491216960855778</text:p>
              </table:table-cell>
              <table:table-cell office:value-type="float" office:value="0.0000390759369388101">
                <text:p>0.0000390759369388101</text:p>
              </table:table-cell>
              <table:table-cell office:value-type="float" office:value="0.0185663208993808">
                <text:p>0.018566320899380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.0000286491906603638">
                <text:p>0.0000286491906603638</text:p>
              </table:table-cell>
              <table:table-cell office:value-type="float" office:value="0.0000294730176513467">
                <text:p>0.0000294730176513467</text:p>
              </table:table-cell>
              <table:table-cell office:value-type="float" office:value="0.142885054240671">
                <text:p>0.142885054240671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0017189514396">
                <text:p>0.200017189514396</text:p>
              </table:table-cell>
              <table:table-cell office:value-type="float" office:value="0.285735337869751">
                <text:p>0.2857353378697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3.408cm" svg:y="0.378cm" style:legend-expansion="custom" chartooo:width="10.023cm" chartooo:height="2.2cm" style:legend-expansion-aspect-ratio="4.55590909090909" chart:style-name="ch2"/>
        <chart:plot-area chart:style-name="ch3" table:cell-range-address="'daily-stats'.B15:'daily-stats'.B100 'daily-stats'.J1:'daily-stats'.M1 'daily-stats'.J15:'daily-stats'.M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92.9722222222222">
                <text:p>92.972222222222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07.428571428571">
                <text:p>107.428571428571</text:p>
              </table:table-cell>
              <table:table-cell office:value-type="float" office:value="93.8857142857143">
                <text:p>93.8857142857143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177.714285714286">
                <text:p>177.714285714286</text:p>
              </table:table-cell>
              <table:table-cell office:value-type="float" office:value="90.5416666666667">
                <text:p>90.5416666666667</text:p>
              </table:table-cell>
              <table:table-cell office:value-type="float" office:value="90.8285714285714">
                <text:p>90.8285714285714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04">
                <text:p>104</text:p>
              </table:table-cell>
              <table:table-cell office:value-type="float" office:value="90.8571428571429">
                <text:p>90.8571428571429</text:p>
              </table:table-cell>
              <table:table-cell office:value-type="float" office:value="103.190476190476">
                <text:p>103.190476190476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75.3666666666667">
                <text:p>75.3666666666667</text:p>
              </table:table-cell>
              <table:table-cell office:value-type="float" office:value="87.2702702702703">
                <text:p>87.270270270270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0.6176470588235">
                <text:p>70.6176470588235</text:p>
              </table:table-cell>
              <table:table-cell office:value-type="float" office:value="88.0810810810811">
                <text:p>88.081081081081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50.3895582329317">
                <text:p>50.389558232931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54.5543175487465">
                <text:p>54.5543175487465</text:p>
              </table:table-cell>
              <table:table-cell office:value-type="float" office:value="62.92037470726">
                <text:p>62.9203747072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62.0411764705882">
                <text:p>62.0411764705882</text:p>
              </table:table-cell>
              <table:table-cell office:value-type="float" office:value="74.9544235924933">
                <text:p>74.954423592493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6.175">
                <text:p>116.175</text:p>
              </table:table-cell>
              <table:table-cell office:value-type="float" office:value="89.5099337748344">
                <text:p>89.5099337748344</text:p>
              </table:table-cell>
              <table:table-cell office:value-type="float" office:value="82.5509433962264">
                <text:p>82.5509433962264</text:p>
              </table:table-cell>
              <table:table-cell office:value-type="float" office:value="83.5441176470588">
                <text:p>83.544117647058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241.111111111111">
                <text:p>241.111111111111</text:p>
              </table:table-cell>
              <table:table-cell office:value-type="float" office:value="137.927152317881">
                <text:p>137.927152317881</text:p>
              </table:table-cell>
              <table:table-cell office:value-type="float" office:value="94.8566037735849">
                <text:p>94.856603773584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">
                <text:p>301.5</text:p>
              </table:table-cell>
              <table:table-cell office:value-type="float" office:value="137.927152317881">
                <text:p>137.92715231788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18518518519">
                <text:p>301.51851851851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.071428571429">
                <text:p>831.071428571429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